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207cm" style:rel-column-width="16205*"/>
    </style:style>
    <style:style style:name="Table36.B" style:family="table-column">
      <style:table-column-properties style:column-width="3.149cm" style:rel-column-width="12128*"/>
    </style:style>
    <style:style style:name="Table36.C" style:family="table-column">
      <style:table-column-properties style:column-width="2.843cm" style:rel-column-width="10953*"/>
    </style:style>
    <style:style style:name="Table36.D" style:family="table-column">
      <style:table-column-properties style:column-width="3.401cm" style:rel-column-width="13100*"/>
    </style:style>
    <style:style style:name="Table36.E" style:family="table-column">
      <style:table-column-properties style:column-width="3.413cm" style:rel-column-width="13149*"/>
    </style:style>
    <style:style style:name="Table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6.E1" style:family="table-cell">
      <style:table-cell-properties fo:background-color="#c0c0c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text-properties officeooo:rsid="0102a21f" officeooo:paragraph-rsid="0102a21f"/>
    </style:style>
    <style:style style:name="P16" style:family="paragraph" style:parent-style-name="Standard">
      <style:text-properties officeooo:rsid="0104360b" officeooo:paragraph-rsid="0104360b"/>
    </style:style>
    <style:style style:name="P17" style:family="paragraph" style:parent-style-name="Standard">
      <style:paragraph-properties fo:margin-left="1.251cm" fo:margin-right="0cm" fo:text-indent="0cm" style:auto-text-indent="false"/>
    </style:style>
    <style:style style:name="P18" style:family="paragraph" style:parent-style-name="Standard">
      <style:paragraph-properties fo:margin-left="1.251cm" fo:margin-right="0cm" fo:text-indent="0cm" style:auto-text-indent="false"/>
      <style:text-properties officeooo:rsid="0021dbba" officeooo:paragraph-rsid="0021dbba"/>
    </style:style>
    <style:style style:name="P19" style:family="paragraph" style:parent-style-name="Standard">
      <style:paragraph-properties fo:margin-left="1.251cm" fo:margin-right="0cm" fo:text-indent="0cm" style:auto-text-indent="false"/>
      <style:text-properties officeooo:rsid="0021dbba" officeooo:paragraph-rsid="0066cdba"/>
    </style:style>
    <style:style style:name="P20" style:family="paragraph" style:parent-style-name="Standard">
      <style:paragraph-properties fo:margin-left="1.251cm" fo:margin-right="0cm" fo:text-indent="0cm" style:auto-text-indent="false"/>
      <style:text-properties officeooo:paragraph-rsid="0066cdba"/>
    </style:style>
    <style:style style:name="P21" style:family="paragraph" style:parent-style-name="Standard">
      <style:paragraph-properties fo:margin-left="1.251cm" fo:margin-right="0cm" fo:text-indent="0cm" style:auto-text-indent="false"/>
      <style:text-properties officeooo:rsid="0079db46" officeooo:paragraph-rsid="0079db46"/>
    </style:style>
    <style:style style:name="P22" style:family="paragraph" style:parent-style-name="Standard">
      <style:paragraph-properties fo:margin-left="1.251cm" fo:margin-right="0cm" fo:text-indent="0cm" style:auto-text-indent="false"/>
      <style:text-properties officeooo:rsid="00857f08" officeooo:paragraph-rsid="00857f08"/>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342f6a"/>
    </style:style>
    <style:style style:name="P25" style:family="paragraph" style:parent-style-name="Table_20_Contents">
      <style:paragraph-properties fo:text-align="center" style:justify-single-word="false"/>
      <style:text-properties officeooo:paragraph-rsid="0101da40"/>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8"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9"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30"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31" style:family="paragraph" style:parent-style-name="Table_20_Contents">
      <style:paragraph-properties fo:text-align="center" style:justify-single-word="false"/>
      <style:text-properties fo:font-weight="bold" officeooo:paragraph-rsid="0101da40" style:font-weight-asian="bold" style:font-weight-complex="bold"/>
    </style:style>
    <style:style style:name="P32"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33"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4"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text-properties style:font-name="Times New Roman"/>
    </style:style>
    <style:style style:name="P39" style:family="paragraph" style:parent-style-name="Table_20_Contents">
      <style:text-properties officeooo:rsid="0031454b" officeooo:paragraph-rsid="0031454b"/>
    </style:style>
    <style:style style:name="P40" style:family="paragraph" style:parent-style-name="Table_20_Contents">
      <style:text-properties officeooo:paragraph-rsid="00342f6a"/>
    </style:style>
    <style:style style:name="P41" style:family="paragraph" style:parent-style-name="Table_20_Contents">
      <style:text-properties officeooo:paragraph-rsid="005c0489"/>
    </style:style>
    <style:style style:name="P42" style:family="paragraph" style:parent-style-name="Table_20_Contents">
      <style:text-properties officeooo:paragraph-rsid="005ecd72"/>
    </style:style>
    <style:style style:name="P43" style:family="paragraph" style:parent-style-name="Table_20_Contents">
      <style:text-properties officeooo:rsid="005c0489" officeooo:paragraph-rsid="005c0489"/>
    </style:style>
    <style:style style:name="P44" style:family="paragraph" style:parent-style-name="Table_20_Contents">
      <style:text-properties officeooo:rsid="005deaff" officeooo:paragraph-rsid="005deaff"/>
    </style:style>
    <style:style style:name="P45" style:family="paragraph" style:parent-style-name="Table_20_Contents">
      <style:text-properties officeooo:rsid="005ecd72" officeooo:paragraph-rsid="005ecd72"/>
    </style:style>
    <style:style style:name="P46" style:family="paragraph" style:parent-style-name="Table_20_Contents">
      <style:paragraph-properties fo:text-align="center" style:justify-single-word="false"/>
      <style:text-properties officeooo:rsid="005ecd72" officeooo:paragraph-rsid="005ecd72"/>
    </style:style>
    <style:style style:name="P47" style:family="paragraph" style:parent-style-name="Table_20_Contents">
      <style:text-properties officeooo:rsid="006313d5" officeooo:paragraph-rsid="006313d5"/>
    </style:style>
    <style:style style:name="P48" style:family="paragraph" style:parent-style-name="Table_20_Contents">
      <style:paragraph-properties fo:text-align="center" style:justify-single-word="false"/>
      <style:text-properties officeooo:rsid="006313d5" officeooo:paragraph-rsid="006313d5"/>
    </style:style>
    <style:style style:name="P49" style:family="paragraph" style:parent-style-name="Table_20_Contents">
      <style:paragraph-properties fo:text-align="center" style:justify-single-word="false"/>
      <style:text-properties officeooo:rsid="006313d5" officeooo:paragraph-rsid="005c0489"/>
    </style:style>
    <style:style style:name="P50" style:family="paragraph" style:parent-style-name="Table_20_Contents">
      <style:paragraph-properties fo:text-align="center" style:justify-single-word="false"/>
      <style:text-properties officeooo:rsid="006313d5" officeooo:paragraph-rsid="005ecd72"/>
    </style:style>
    <style:style style:name="P51" style:family="paragraph" style:parent-style-name="Table_20_Contents">
      <style:paragraph-properties fo:text-align="center" style:justify-single-word="false"/>
      <style:text-properties officeooo:rsid="006313d5" officeooo:paragraph-rsid="00602139"/>
    </style:style>
    <style:style style:name="P52" style:family="paragraph" style:parent-style-name="Table_20_Contents">
      <style:paragraph-properties fo:text-align="start" style:justify-single-word="false"/>
      <style:text-properties style:font-size-asian="16pt" style:font-size-complex="16pt"/>
    </style:style>
    <style:style style:name="P53"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4" style:family="paragraph" style:parent-style-name="Table_20_Contents">
      <style:text-properties officeooo:rsid="0099f443" officeooo:paragraph-rsid="0099f443"/>
    </style:style>
    <style:style style:name="P55" style:family="paragraph" style:parent-style-name="Table_20_Contents">
      <style:paragraph-properties fo:text-align="center" style:justify-single-word="false"/>
      <style:text-properties officeooo:rsid="0099f443" officeooo:paragraph-rsid="0099f443"/>
    </style:style>
    <style:style style:name="P56" style:family="paragraph" style:parent-style-name="Table_20_Contents">
      <style:paragraph-properties fo:text-align="center" style:justify-single-word="false"/>
      <style:text-properties officeooo:rsid="0099f443" officeooo:paragraph-rsid="009ac592"/>
    </style:style>
    <style:style style:name="P57" style:family="paragraph" style:parent-style-name="Table_20_Contents">
      <style:text-properties officeooo:rsid="0099f443" officeooo:paragraph-rsid="009ac592"/>
    </style:style>
    <style:style style:name="P58" style:family="paragraph" style:parent-style-name="Table_20_Contents">
      <style:text-properties officeooo:paragraph-rsid="009ac592"/>
    </style:style>
    <style:style style:name="P59" style:family="paragraph" style:parent-style-name="Table_20_Contents">
      <style:text-properties officeooo:rsid="009ac592" officeooo:paragraph-rsid="009ac592"/>
    </style:style>
    <style:style style:name="P60" style:family="paragraph" style:parent-style-name="Table_20_Contents">
      <style:paragraph-properties fo:text-align="center" style:justify-single-word="false"/>
      <style:text-properties officeooo:rsid="009ac592" officeooo:paragraph-rsid="009ac592"/>
    </style:style>
    <style:style style:name="P61" style:family="paragraph" style:parent-style-name="Table_20_Contents">
      <style:text-properties officeooo:paragraph-rsid="00c67c07"/>
    </style:style>
    <style:style style:name="P62" style:family="paragraph" style:parent-style-name="Table_20_Contents">
      <style:text-properties officeooo:rsid="00c67c07" officeooo:paragraph-rsid="00c67c07"/>
    </style:style>
    <style:style style:name="P63" style:family="paragraph" style:parent-style-name="Table_20_Contents">
      <style:text-properties officeooo:paragraph-rsid="00c95989"/>
    </style:style>
    <style:style style:name="P64" style:family="paragraph" style:parent-style-name="Table_20_Contents">
      <style:text-properties officeooo:rsid="00c95989" officeooo:paragraph-rsid="00c95989"/>
    </style:style>
    <style:style style:name="P65" style:family="paragraph" style:parent-style-name="Table_20_Contents">
      <style:text-properties fo:font-size="9pt" style:font-size-asian="9pt" style:font-size-complex="9pt"/>
    </style:style>
    <style:style style:name="P66" style:family="paragraph" style:parent-style-name="Table_20_Contents">
      <style:paragraph-properties fo:text-align="center" style:justify-single-word="false"/>
      <style:text-properties fo:font-size="9pt" style:font-size-asian="9pt" style:font-size-complex="9pt"/>
    </style:style>
    <style:style style:name="P67" style:family="paragraph" style:parent-style-name="Table_20_Contents">
      <style:paragraph-properties fo:text-align="center" style:justify-single-word="false"/>
      <style:text-properties fo:font-size="9pt" officeooo:paragraph-rsid="00e0d1b1" style:font-size-asian="9pt" style:font-size-complex="9pt"/>
    </style:style>
    <style:style style:name="P68" style:family="paragraph" style:parent-style-name="Table_20_Contents">
      <style:text-properties fo:font-size="9pt" officeooo:rsid="00cff968" officeooo:paragraph-rsid="00cff968" style:font-size-asian="9pt" style:font-size-complex="9pt"/>
    </style:style>
    <style:style style:name="P69" style:family="paragraph" style:parent-style-name="Table_20_Contents">
      <style:text-properties fo:font-size="9pt" officeooo:rsid="00d1539c" officeooo:paragraph-rsid="00d1539c" style:font-size-asian="9pt" style:font-size-complex="9pt"/>
    </style:style>
    <style:style style:name="P70" style:family="paragraph" style:parent-style-name="Table_20_Contents">
      <style:text-properties fo:font-size="9pt" officeooo:rsid="00d344bb" officeooo:paragraph-rsid="00d344bb" style:font-size-asian="9pt" style:font-size-complex="9pt"/>
    </style:style>
    <style:style style:name="P71" style:family="paragraph" style:parent-style-name="Table_20_Contents">
      <style:text-properties fo:font-size="9pt" officeooo:rsid="00d54fe7" officeooo:paragraph-rsid="00d54fe7" style:font-size-asian="9pt" style:font-size-complex="9pt"/>
    </style:style>
    <style:style style:name="P72" style:family="paragraph" style:parent-style-name="Table_20_Contents">
      <style:text-properties fo:font-size="9pt" officeooo:rsid="00db8205" officeooo:paragraph-rsid="00db8205" style:font-size-asian="9pt" style:font-size-complex="9pt"/>
    </style:style>
    <style:style style:name="P73" style:family="paragraph" style:parent-style-name="Table_20_Contents">
      <style:text-properties fo:font-size="9pt" officeooo:rsid="00db8205" officeooo:paragraph-rsid="00e0d1b1" style:font-size-asian="9pt" style:font-size-complex="9pt"/>
    </style:style>
    <style:style style:name="P74" style:family="paragraph" style:parent-style-name="Table_20_Contents">
      <style:text-properties fo:font-size="9pt" officeooo:rsid="00dd029d" officeooo:paragraph-rsid="00dd029d" style:font-size-asian="9pt" style:font-size-complex="9pt"/>
    </style:style>
    <style:style style:name="P75"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6" style:family="paragraph" style:parent-style-name="Table_20_Contents">
      <style:text-properties fo:font-size="9pt" officeooo:paragraph-rsid="00e0d1b1" style:font-size-asian="9pt" style:font-size-complex="9pt"/>
    </style:style>
    <style:style style:name="P77" style:family="paragraph" style:parent-style-name="Table_20_Contents">
      <style:text-properties fo:font-size="9pt" officeooo:rsid="00e0d1b1" officeooo:paragraph-rsid="00e0d1b1" style:font-size-asian="9pt" style:font-size-complex="9pt"/>
    </style:style>
    <style:style style:name="P78" style:family="paragraph" style:parent-style-name="Table_20_Contents">
      <style:text-properties fo:font-size="9pt" officeooo:rsid="00e28699" officeooo:paragraph-rsid="00e28699" style:font-size-asian="9pt" style:font-size-complex="9pt"/>
    </style:style>
    <style:style style:name="P79" style:family="paragraph" style:parent-style-name="Table_20_Contents">
      <style:text-properties fo:font-size="9pt" officeooo:rsid="00f28481" officeooo:paragraph-rsid="00f28481" style:font-size-asian="9pt" style:font-size-complex="9pt"/>
    </style:style>
    <style:style style:name="P80" style:family="paragraph" style:parent-style-name="Table_20_Contents">
      <style:text-properties officeooo:rsid="00ddbfa9" officeooo:paragraph-rsid="00ddbfa9"/>
    </style:style>
    <style:style style:name="P81" style:family="paragraph" style:parent-style-name="Table_20_Contents">
      <style:text-properties officeooo:rsid="00e0914f" officeooo:paragraph-rsid="00e0914f"/>
    </style:style>
    <style:style style:name="P82" style:family="paragraph" style:parent-style-name="Table_20_Contents">
      <style:text-properties officeooo:paragraph-rsid="0101da40"/>
    </style:style>
    <style:style style:name="P83" style:family="paragraph" style:parent-style-name="Table_20_Contents">
      <style:text-properties officeooo:rsid="0102a21f" officeooo:paragraph-rsid="0102a21f"/>
    </style:style>
    <style:style style:name="P84" style:family="paragraph" style:parent-style-name="Standard">
      <style:paragraph-properties fo:break-before="page"/>
    </style:style>
    <style:style style:name="P85" style:family="paragraph" style:parent-style-name="Contents_20_Heading">
      <style:paragraph-properties fo:break-before="page"/>
    </style:style>
    <style:style style:name="P86" style:family="paragraph" style:parent-style-name="Text_20_body">
      <style:text-properties fo:font-style="italic" style:font-style-asian="italic" style:font-style-complex="italic"/>
    </style:style>
    <style:style style:name="P87" style:family="paragraph" style:parent-style-name="Text_20_body">
      <style:text-properties fo:font-style="normal" style:font-style-asian="normal" style:font-style-complex="normal"/>
    </style:style>
    <style:style style:name="P88" style:family="paragraph" style:parent-style-name="Text_20_body">
      <style:paragraph-properties fo:text-align="start" style:justify-single-word="false"/>
      <style:text-properties fo:font-size="16pt" style:font-size-asian="16pt" style:font-size-complex="16pt"/>
    </style:style>
    <style:style style:name="P89"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90"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91"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92" style:family="paragraph" style:parent-style-name="Text_20_body">
      <style:text-properties style:font-name="Times New Roman" fo:font-size="11pt" officeooo:rsid="004becd6" officeooo:paragraph-rsid="004becd6"/>
    </style:style>
    <style:style style:name="P93" style:family="paragraph" style:parent-style-name="Text_20_body">
      <style:paragraph-properties fo:text-align="center" style:justify-single-word="false"/>
      <style:text-properties style:font-name="Times New Roman" fo:font-size="11pt" officeooo:rsid="004becd6" officeooo:paragraph-rsid="004becd6"/>
    </style:style>
    <style:style style:name="P94" style:family="paragraph" style:parent-style-name="Text_20_body">
      <style:paragraph-properties fo:text-align="start" style:justify-single-word="false"/>
      <style:text-properties style:font-name="Times New Roman" fo:font-size="11pt" officeooo:rsid="004c584c" officeooo:paragraph-rsid="004c584c"/>
    </style:style>
    <style:style style:name="P95" style:family="paragraph" style:parent-style-name="Text_20_body">
      <style:paragraph-properties fo:text-align="center" style:justify-single-word="false"/>
      <style:text-properties style:font-name="Times New Roman" fo:font-size="11pt" officeooo:rsid="006de15c" officeooo:paragraph-rsid="006be177"/>
    </style:style>
    <style:style style:name="P96" style:family="paragraph" style:parent-style-name="Text_20_body">
      <style:paragraph-properties fo:text-align="start" style:justify-single-word="false"/>
      <style:text-properties style:font-name="Times New Roman" fo:font-size="11pt" officeooo:rsid="006e34c6" officeooo:paragraph-rsid="006e34c6"/>
    </style:style>
    <style:style style:name="P97" style:family="paragraph" style:parent-style-name="Text_20_body">
      <style:text-properties style:font-name="Times New Roman" fo:font-size="11pt" officeooo:rsid="0076b0b2" officeooo:paragraph-rsid="0055cf03" style:font-name-asian="Lucida Sans Unicode" style:font-name-complex="Mangal"/>
    </style:style>
    <style:style style:name="P98" style:family="paragraph" style:parent-style-name="Text_20_body">
      <style:text-properties style:font-name="Times New Roman" fo:font-size="11pt" officeooo:rsid="007910af" officeooo:paragraph-rsid="007910af" style:font-name-asian="Lucida Sans Unicode" style:font-name-complex="Mangal"/>
    </style:style>
    <style:style style:name="P99" style:family="paragraph" style:parent-style-name="Text_20_body">
      <style:text-properties style:font-name="Times New Roman" fo:font-size="11pt" officeooo:paragraph-rsid="0055cf03"/>
    </style:style>
    <style:style style:name="P100" style:family="paragraph" style:parent-style-name="Text_20_body">
      <style:paragraph-properties fo:text-align="start" style:justify-single-word="false"/>
      <style:text-properties style:font-name="Times New Roman" fo:font-size="11pt" officeooo:rsid="006be177" officeooo:paragraph-rsid="006be177"/>
    </style:style>
    <style:style style:name="P101" style:family="paragraph" style:parent-style-name="Text_20_body">
      <style:paragraph-properties fo:text-align="justify" style:justify-single-word="false"/>
    </style:style>
    <style:style style:name="P102" style:family="paragraph" style:parent-style-name="Text_20_body">
      <style:text-properties officeooo:paragraph-rsid="00342f6a"/>
    </style:style>
    <style:style style:name="P103" style:family="paragraph" style:parent-style-name="Text_20_body">
      <style:text-properties officeooo:rsid="00334725"/>
    </style:style>
    <style:style style:name="P104" style:family="paragraph" style:parent-style-name="Text_20_body">
      <style:text-properties officeooo:rsid="003d48be" officeooo:paragraph-rsid="003d48be"/>
    </style:style>
    <style:style style:name="P105" style:family="paragraph" style:parent-style-name="Text_20_body">
      <style:paragraph-properties>
        <style:tab-stops>
          <style:tab-stop style:position="0.185cm"/>
        </style:tab-stops>
      </style:paragraph-properties>
      <style:text-properties officeooo:rsid="00404de0" officeooo:paragraph-rsid="00404de0"/>
    </style:style>
    <style:style style:name="P106" style:family="paragraph" style:parent-style-name="Text_20_body">
      <style:paragraph-properties>
        <style:tab-stops>
          <style:tab-stop style:position="0.185cm"/>
        </style:tab-stops>
      </style:paragraph-properties>
      <style:text-properties officeooo:paragraph-rsid="00404de0"/>
    </style:style>
    <style:style style:name="P107" style:family="paragraph" style:parent-style-name="Text_20_body">
      <style:paragraph-properties>
        <style:tab-stops>
          <style:tab-stop style:position="0.185cm"/>
        </style:tab-stops>
      </style:paragraph-properties>
      <style:text-properties officeooo:paragraph-rsid="00450c68"/>
    </style:style>
    <style:style style:name="P108" style:family="paragraph" style:parent-style-name="Text_20_body">
      <style:text-properties officeooo:rsid="0045d9e3" officeooo:paragraph-rsid="0045d9e3"/>
    </style:style>
    <style:style style:name="P109" style:family="paragraph" style:parent-style-name="Text_20_body">
      <style:paragraph-properties>
        <style:tab-stops>
          <style:tab-stop style:position="0.185cm"/>
        </style:tab-stops>
      </style:paragraph-properties>
      <style:text-properties officeooo:rsid="0043f317" officeooo:paragraph-rsid="0043f317"/>
    </style:style>
    <style:style style:name="P110" style:family="paragraph" style:parent-style-name="Text_20_body">
      <style:paragraph-properties fo:text-align="start" style:justify-single-word="false"/>
      <style:text-properties officeooo:paragraph-rsid="004ea4e9"/>
    </style:style>
    <style:style style:name="P111" style:family="paragraph" style:parent-style-name="Text_20_body">
      <style:text-properties officeooo:paragraph-rsid="0055cf03"/>
    </style:style>
    <style:style style:name="P112" style:family="paragraph" style:parent-style-name="Text_20_body">
      <style:text-properties officeooo:rsid="0053a335" officeooo:paragraph-rsid="0053a335"/>
    </style:style>
    <style:style style:name="P113" style:family="paragraph" style:parent-style-name="Text_20_body">
      <style:text-properties officeooo:rsid="00744fa5" officeooo:paragraph-rsid="00744fa5"/>
    </style:style>
    <style:style style:name="P114" style:family="paragraph" style:parent-style-name="Text_20_body">
      <style:text-properties officeooo:rsid="00767391"/>
    </style:style>
    <style:style style:name="P115" style:family="paragraph" style:parent-style-name="Text_20_body">
      <style:text-properties officeooo:rsid="00767391" officeooo:paragraph-rsid="00767391"/>
    </style:style>
    <style:style style:name="P116" style:family="paragraph" style:parent-style-name="Text_20_body">
      <style:text-properties officeooo:rsid="0074b1e2"/>
    </style:style>
    <style:style style:name="P117" style:family="paragraph" style:parent-style-name="Text_20_body">
      <style:text-properties officeooo:rsid="0055cf03" officeooo:paragraph-rsid="0055cf03"/>
    </style:style>
    <style:style style:name="P118" style:family="paragraph" style:parent-style-name="Text_20_body">
      <style:text-properties officeooo:rsid="007910af" officeooo:paragraph-rsid="007910af"/>
    </style:style>
    <style:style style:name="P119" style:family="paragraph" style:parent-style-name="Text_20_body">
      <style:text-properties officeooo:rsid="007c9bef" officeooo:paragraph-rsid="007c9bef"/>
    </style:style>
    <style:style style:name="P120" style:family="paragraph" style:parent-style-name="Text_20_body">
      <style:text-properties style:font-name="Arial3" fo:font-size="14pt" style:font-size-asian="14pt" style:font-size-complex="14pt"/>
    </style:style>
    <style:style style:name="P121" style:family="paragraph" style:parent-style-name="Text_20_body">
      <style:text-properties officeooo:paragraph-rsid="0087d0a7"/>
    </style:style>
    <style:style style:name="P122" style:family="paragraph" style:parent-style-name="Text_20_body">
      <style:text-properties officeooo:rsid="0058f301" officeooo:paragraph-rsid="0058f301"/>
    </style:style>
    <style:style style:name="P123" style:family="paragraph" style:parent-style-name="Text_20_body">
      <style:text-properties officeooo:rsid="009076c0" officeooo:paragraph-rsid="009076c0"/>
    </style:style>
    <style:style style:name="P124" style:family="paragraph" style:parent-style-name="Text_20_body">
      <style:text-properties officeooo:rsid="009076c0" officeooo:paragraph-rsid="0058f301"/>
    </style:style>
    <style:style style:name="P125" style:family="paragraph" style:parent-style-name="Text_20_body">
      <style:text-properties officeooo:rsid="0092fb76" officeooo:paragraph-rsid="0092fb76"/>
    </style:style>
    <style:style style:name="P126" style:family="paragraph" style:parent-style-name="Text_20_body">
      <style:paragraph-properties fo:text-align="center" style:justify-single-word="false"/>
      <style:text-properties officeooo:rsid="0093ce16" officeooo:paragraph-rsid="0093ce16"/>
    </style:style>
    <style:style style:name="P127" style:family="paragraph" style:parent-style-name="Text_20_body">
      <style:text-properties officeooo:rsid="0095cb1e" officeooo:paragraph-rsid="0095cb1e"/>
    </style:style>
    <style:style style:name="P128" style:family="paragraph" style:parent-style-name="Text_20_body">
      <style:paragraph-properties fo:text-align="start" style:justify-single-word="false"/>
      <style:text-properties officeooo:rsid="0095cb1e" officeooo:paragraph-rsid="0092fb76"/>
    </style:style>
    <style:style style:name="P129" style:family="paragraph" style:parent-style-name="Text_20_body">
      <style:text-properties officeooo:rsid="009a1b25" officeooo:paragraph-rsid="009a1b25"/>
    </style:style>
    <style:style style:name="P130" style:family="paragraph" style:parent-style-name="Text_20_body">
      <style:text-properties officeooo:rsid="009a4435" officeooo:paragraph-rsid="009a4435"/>
    </style:style>
    <style:style style:name="P131" style:family="paragraph" style:parent-style-name="Text_20_body">
      <style:text-properties officeooo:rsid="009c5baf" officeooo:paragraph-rsid="009c5baf"/>
    </style:style>
    <style:style style:name="P132" style:family="paragraph" style:parent-style-name="Text_20_body">
      <style:paragraph-properties>
        <style:tab-stops>
          <style:tab-stop style:position="0.185cm"/>
        </style:tab-stops>
      </style:paragraph-properties>
      <style:text-properties officeooo:rsid="006be177" officeooo:paragraph-rsid="006be177"/>
    </style:style>
    <style:style style:name="P133"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34" style:family="paragraph" style:parent-style-name="Text_20_body">
      <style:text-properties officeooo:paragraph-rsid="00bc07d7"/>
    </style:style>
    <style:style style:name="P135" style:family="paragraph" style:parent-style-name="Text_20_body">
      <style:text-properties officeooo:rsid="00be8704" officeooo:paragraph-rsid="00be8704"/>
    </style:style>
    <style:style style:name="P136" style:family="paragraph" style:parent-style-name="Text_20_body">
      <style:text-properties officeooo:rsid="00c31c8a" officeooo:paragraph-rsid="00c31c8a"/>
    </style:style>
    <style:style style:name="P137" style:family="paragraph" style:parent-style-name="Text_20_body">
      <style:text-properties officeooo:paragraph-rsid="00c67c07"/>
    </style:style>
    <style:style style:name="P138" style:family="paragraph" style:parent-style-name="Text_20_body">
      <style:text-properties officeooo:rsid="00da23c8" officeooo:paragraph-rsid="00da23c8"/>
    </style:style>
    <style:style style:name="P139" style:family="paragraph" style:parent-style-name="Text_20_body">
      <style:text-properties officeooo:rsid="00e0d1b1" officeooo:paragraph-rsid="00e0d1b1"/>
    </style:style>
    <style:style style:name="P140" style:family="paragraph" style:parent-style-name="Text_20_body">
      <style:text-properties officeooo:rsid="00e643e0" officeooo:paragraph-rsid="00e643e0"/>
    </style:style>
    <style:style style:name="P141" style:family="paragraph" style:parent-style-name="Text_20_body">
      <style:text-properties officeooo:rsid="00e67fa2" officeooo:paragraph-rsid="00e67fa2"/>
    </style:style>
    <style:style style:name="P142" style:family="paragraph" style:parent-style-name="Text_20_body">
      <style:text-properties officeooo:rsid="00e8563a" officeooo:paragraph-rsid="00e8563a"/>
    </style:style>
    <style:style style:name="P143" style:family="paragraph" style:parent-style-name="Text_20_body">
      <style:text-properties officeooo:rsid="00eb1845" officeooo:paragraph-rsid="00eb1845"/>
    </style:style>
    <style:style style:name="P144" style:family="paragraph" style:parent-style-name="Text_20_body">
      <style:text-properties officeooo:rsid="00ec8bbc" officeooo:paragraph-rsid="00ec8bbc"/>
    </style:style>
    <style:style style:name="P145" style:family="paragraph" style:parent-style-name="Text_20_body">
      <style:text-properties officeooo:rsid="00ecf2e5" officeooo:paragraph-rsid="00ecf2e5"/>
    </style:style>
    <style:style style:name="P146" style:family="paragraph" style:parent-style-name="Text_20_body">
      <style:text-properties officeooo:rsid="00edd3d3" officeooo:paragraph-rsid="00edd3d3"/>
    </style:style>
    <style:style style:name="P147" style:family="paragraph" style:parent-style-name="Text_20_body">
      <style:text-properties officeooo:rsid="00ef4089" officeooo:paragraph-rsid="00ef4089"/>
    </style:style>
    <style:style style:name="P148" style:family="paragraph" style:parent-style-name="Text_20_body">
      <style:text-properties officeooo:rsid="00f2e5dc" officeooo:paragraph-rsid="00f2e5dc"/>
    </style:style>
    <style:style style:name="P149" style:family="paragraph" style:parent-style-name="Text_20_body">
      <style:text-properties officeooo:rsid="00f3ef7f" officeooo:paragraph-rsid="00f3ef7f"/>
    </style:style>
    <style:style style:name="P150" style:family="paragraph" style:parent-style-name="Text_20_body">
      <style:text-properties officeooo:rsid="00f545b0" officeooo:paragraph-rsid="00f545b0"/>
    </style:style>
    <style:style style:name="P151" style:family="paragraph" style:parent-style-name="Text_20_body">
      <style:text-properties officeooo:rsid="00f66504" officeooo:paragraph-rsid="00f66504"/>
    </style:style>
    <style:style style:name="P152" style:family="paragraph" style:parent-style-name="Text_20_body">
      <style:text-properties officeooo:rsid="00f6fbfa" officeooo:paragraph-rsid="00f6fbfa"/>
    </style:style>
    <style:style style:name="P153" style:family="paragraph" style:parent-style-name="Text_20_body">
      <style:text-properties officeooo:rsid="00f86d0e" officeooo:paragraph-rsid="00f86d0e"/>
    </style:style>
    <style:style style:name="P154" style:family="paragraph" style:parent-style-name="Text_20_body">
      <style:text-properties officeooo:rsid="0101da40" officeooo:paragraph-rsid="0101da40"/>
    </style:style>
    <style:style style:name="P155" style:family="paragraph" style:parent-style-name="Text_20_body">
      <style:paragraph-properties fo:margin-left="2.487cm" fo:margin-right="0cm" fo:text-indent="-2.487cm" style:auto-text-indent="false">
        <style:tab-stops/>
      </style:paragraph-properties>
    </style:style>
    <style:style style:name="P156" style:family="paragraph" style:parent-style-name="Text_20_body">
      <style:paragraph-properties fo:margin-left="2.487cm" fo:margin-right="0cm" fo:text-indent="-2.487cm" style:auto-text-indent="false">
        <style:tab-stops/>
      </style:paragraph-properties>
      <style:text-properties fo:font-size="11pt"/>
    </style:style>
    <style:style style:name="P157"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58" style:family="paragraph" style:parent-style-name="Text_20_body">
      <style:paragraph-properties fo:margin-left="3.752cm" fo:margin-right="0cm" fo:text-indent="-2.487cm" style:auto-text-indent="false">
        <style:tab-stops/>
      </style:paragraph-properties>
    </style:style>
    <style:style style:name="P159" style:family="paragraph" style:parent-style-name="Text_20_body">
      <style:paragraph-properties fo:margin-left="2.514cm" fo:margin-right="0cm" fo:text-indent="-2.487cm" style:auto-text-indent="false">
        <style:tab-stops/>
      </style:paragraph-properties>
    </style:style>
    <style:style style:name="P160"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61" style:family="paragraph" style:parent-style-name="Text_20_body">
      <style:paragraph-properties fo:margin-left="2.501cm" fo:margin-right="0cm" fo:text-indent="-2.487cm" style:auto-text-indent="false">
        <style:tab-stops/>
      </style:paragraph-properties>
    </style:style>
    <style:style style:name="P162"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63"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64" style:family="paragraph" style:parent-style-name="Text_20_body">
      <style:paragraph-properties fo:margin-left="1cm" fo:margin-right="0cm" fo:text-indent="-1cm" style:auto-text-indent="false"/>
      <style:text-properties style:font-name="Times New Roman"/>
    </style:style>
    <style:style style:name="P165"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66"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67"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68"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6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70"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71" style:family="paragraph" style:parent-style-name="Standard">
      <style:paragraph-properties fo:margin-left="1cm" fo:margin-right="0cm" fo:text-indent="-1cm" style:auto-text-indent="false"/>
      <style:text-properties style:font-name="Times New Roman"/>
    </style:style>
    <style:style style:name="P172" style:family="paragraph" style:parent-style-name="Text_20_body">
      <style:paragraph-properties fo:margin-top="0.423cm" fo:margin-bottom="0.212cm" loext:contextual-spacing="false"/>
    </style:style>
    <style:style style:name="P173"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74" style:family="paragraph" style:parent-style-name="Preformatted_20_Text">
      <style:text-properties style:font-name="Arial3"/>
    </style:style>
    <style:style style:name="P175" style:family="paragraph" style:parent-style-name="Preformatted_20_Text">
      <style:text-properties style:font-name="Arial3" fo:font-size="16pt" style:font-size-asian="16pt" style:font-size-complex="16pt"/>
    </style:style>
    <style:style style:name="P176" style:family="paragraph" style:parent-style-name="Preformatted_20_Text">
      <style:paragraph-properties fo:text-align="start" style:justify-single-word="false"/>
      <style:text-properties fo:font-size="12pt" style:font-size-asian="12pt" style:font-size-complex="12pt"/>
    </style:style>
    <style:style style:name="P177"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81" style:family="paragraph" style:parent-style-name="Contents_20_4">
      <style:paragraph-properties>
        <style:tab-stops>
          <style:tab-stop style:position="15.503cm" style:type="right" style:leader-style="dotted" style:leader-text="."/>
        </style:tab-stops>
      </style:paragraph-properties>
    </style:style>
    <style:style style:name="P182" style:family="paragraph" style:parent-style-name="Text_20_body" style:list-style-name="L1">
      <style:paragraph-properties fo:text-align="start" style:justify-single-word="false"/>
      <style:text-properties fo:font-size="16pt" style:font-size-asian="16pt" style:font-size-complex="16pt"/>
    </style:style>
    <style:style style:name="P183" style:family="paragraph" style:parent-style-name="Text_20_body" style:list-style-name="L7"/>
    <style:style style:name="P184" style:family="paragraph" style:parent-style-name="Text_20_body" style:list-style-name="L7">
      <style:text-properties officeooo:rsid="00334725" officeooo:paragraph-rsid="00334725"/>
    </style:style>
    <style:style style:name="P185" style:family="paragraph" style:parent-style-name="Text_20_body" style:list-style-name="L8">
      <style:text-properties officeooo:rsid="0053a335" officeooo:paragraph-rsid="0053a335"/>
    </style:style>
    <style:style style:name="P186" style:family="paragraph" style:parent-style-name="Text_20_body" style:list-style-name="L8">
      <style:text-properties officeooo:rsid="005539be" officeooo:paragraph-rsid="005539be"/>
    </style:style>
    <style:style style:name="P187" style:family="paragraph" style:parent-style-name="Text_20_body" style:list-style-name="L9">
      <style:text-properties officeooo:rsid="007c9bef" officeooo:paragraph-rsid="007c9bef"/>
    </style:style>
    <style:style style:name="P188" style:family="paragraph" style:parent-style-name="Text_20_body" style:list-style-name="L9">
      <style:text-properties officeooo:rsid="007c9bef" officeooo:paragraph-rsid="007fb313"/>
    </style:style>
    <style:style style:name="P189" style:family="paragraph" style:parent-style-name="Text_20_body" style:list-style-name="L9">
      <style:text-properties officeooo:rsid="007fb313" officeooo:paragraph-rsid="007fb313"/>
    </style:style>
    <style:style style:name="P190" style:family="paragraph" style:parent-style-name="Text_20_body" style:list-style-name="L10">
      <style:paragraph-properties style:register-true="false"/>
    </style:style>
    <style:style style:name="P191" style:family="paragraph" style:parent-style-name="Text_20_body" style:list-style-name="L10">
      <style:text-properties officeooo:rsid="00ef4089" officeooo:paragraph-rsid="00ef4089"/>
    </style:style>
    <style:style style:name="P192" style:family="paragraph" style:parent-style-name="Text_20_body" style:list-style-name="L10">
      <style:text-properties officeooo:rsid="00f1e675" officeooo:paragraph-rsid="00f1e675"/>
    </style:style>
    <style:style style:name="P193" style:family="paragraph" style:parent-style-name="Text_20_body" style:list-style-name="L12"/>
    <style:style style:name="P194" style:family="paragraph" style:parent-style-name="Text_20_body" style:list-style-name="L13">
      <style:text-properties officeooo:rsid="00c192cc" officeooo:paragraph-rsid="00c192cc"/>
    </style:style>
    <style:style style:name="P195" style:family="paragraph" style:parent-style-name="Text_20_body" style:list-style-name="L13">
      <style:text-properties officeooo:rsid="00c2d42a" officeooo:paragraph-rsid="00c2d42a"/>
    </style:style>
    <style:style style:name="P196" style:family="paragraph" style:parent-style-name="Text_20_body" style:list-style-name="L14">
      <style:text-properties officeooo:rsid="004cb9fd" officeooo:paragraph-rsid="004cb9fd"/>
    </style:style>
    <style:style style:name="P197" style:family="paragraph" style:parent-style-name="Text_20_body" style:list-style-name="L14">
      <style:text-properties officeooo:rsid="009a1b25" officeooo:paragraph-rsid="009a1b25"/>
    </style:style>
    <style:style style:name="P198" style:family="paragraph" style:parent-style-name="Text_20_body" style:list-style-name="L14">
      <style:text-properties officeooo:rsid="00bba48f" officeooo:paragraph-rsid="00bba48f"/>
    </style:style>
    <style:style style:name="P199" style:family="paragraph" style:parent-style-name="Text_20_body" style:list-style-name="L19"/>
    <style:style style:name="P200" style:family="paragraph" style:parent-style-name="Text_20_body" style:list-style-name="L19">
      <style:text-properties officeooo:rsid="00342f6a" officeooo:paragraph-rsid="00342f6a"/>
    </style:style>
    <style:style style:name="P201" style:family="paragraph" style:parent-style-name="Text_20_body" style:list-style-name="L21"/>
    <style:style style:name="P202" style:family="paragraph" style:parent-style-name="Text_20_body" style:list-style-name="L22"/>
    <style:style style:name="P203" style:family="paragraph" style:parent-style-name="Text_20_body" style:list-style-name="L22">
      <style:text-properties style:font-name="Times New Roman"/>
    </style:style>
    <style:style style:name="P204" style:family="paragraph" style:parent-style-name="Text_20_body" style:list-style-name="L23">
      <style:text-properties style:font-name="Times New Roman" fo:font-size="11pt"/>
    </style:style>
    <style:style style:name="P205" style:family="paragraph" style:parent-style-name="Text_20_body" style:list-style-name="L23"/>
    <style:style style:name="P206" style:family="paragraph" style:parent-style-name="Text_20_body" style:list-style-name="L24"/>
    <style:style style:name="P207" style:family="paragraph" style:parent-style-name="Text_20_body" style:list-style-name="L1">
      <style:paragraph-properties fo:margin-left="0cm" fo:margin-right="0cm" fo:text-indent="-0.635cm" style:auto-text-indent="false" fo:break-before="page"/>
      <style:text-properties style:font-name="Arial3"/>
    </style:style>
    <style:style style:name="P208"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09"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10" style:family="paragraph" style:parent-style-name="Heading_20_3">
      <style:text-properties officeooo:rsid="0058f301"/>
    </style:style>
    <style:style style:name="P211" style:family="paragraph" style:parent-style-name="Heading_20_3">
      <style:text-properties officeooo:rsid="0058f301" officeooo:paragraph-rsid="0058f301"/>
    </style:style>
    <style:style style:name="P212" style:family="paragraph" style:parent-style-name="Heading_20_3">
      <style:text-properties officeooo:rsid="00f545b0" officeooo:paragraph-rsid="00f545b0"/>
    </style:style>
    <style:style style:name="P213" style:family="paragraph" style:parent-style-name="Heading_20_3">
      <style:text-properties officeooo:rsid="00f6fbfa" officeooo:paragraph-rsid="00f6fbfa"/>
    </style:style>
    <style:style style:name="P214" style:family="paragraph" style:parent-style-name="Heading_20_3">
      <style:text-properties officeooo:rsid="00ec8bbc" officeooo:paragraph-rsid="00ec8bbc"/>
    </style:style>
    <style:style style:name="P215" style:family="paragraph" style:parent-style-name="Heading_20_3">
      <style:text-properties officeooo:paragraph-rsid="0055cf03"/>
    </style:style>
    <style:style style:name="P216" style:family="paragraph" style:parent-style-name="Heading_20_3">
      <style:text-properties style:font-name="Arial" officeooo:rsid="0074b1e2" officeooo:paragraph-rsid="0055cf03" style:font-name-asian="Lucida Sans Unicode" style:font-name-complex="Mangal"/>
    </style:style>
    <style:style style:name="P217" style:family="paragraph" style:parent-style-name="Heading_20_3">
      <style:paragraph-properties>
        <style:tab-stops>
          <style:tab-stop style:position="1.482cm"/>
        </style:tab-stops>
      </style:paragraph-properties>
    </style:style>
    <style:style style:name="P218" style:family="paragraph" style:parent-style-name="Heading_20_3">
      <style:text-properties officeooo:rsid="007910af" officeooo:paragraph-rsid="007910af"/>
    </style:style>
    <style:style style:name="P219" style:family="paragraph" style:parent-style-name="Heading_20_3">
      <style:text-properties officeooo:rsid="009c5baf" officeooo:paragraph-rsid="009c5baf"/>
    </style:style>
    <style:style style:name="P220" style:family="paragraph" style:parent-style-name="Heading_20_3">
      <style:text-properties officeooo:rsid="00e643e0" officeooo:paragraph-rsid="00e643e0"/>
    </style:style>
    <style:style style:name="P221" style:family="paragraph" style:parent-style-name="Heading_20_3">
      <style:text-properties officeooo:rsid="00da23c8" officeooo:paragraph-rsid="00da23c8"/>
    </style:style>
    <style:style style:name="P222" style:family="paragraph" style:parent-style-name="Heading_20_3">
      <style:text-properties officeooo:rsid="00e0d1b1" officeooo:paragraph-rsid="00e0d1b1"/>
    </style:style>
    <style:style style:name="P223" style:family="paragraph" style:parent-style-name="Heading_20_3">
      <style:text-properties officeooo:paragraph-rsid="00e0d1b1"/>
    </style:style>
    <style:style style:name="P224" style:family="paragraph" style:parent-style-name="Heading_20_3">
      <style:text-properties officeooo:paragraph-rsid="00342f6a"/>
    </style:style>
    <style:style style:name="P225" style:family="paragraph" style:parent-style-name="Heading_20_3">
      <style:text-properties officeooo:paragraph-rsid="0101da40"/>
    </style:style>
    <style:style style:name="P226" style:family="paragraph" style:parent-style-name="Heading_20_3">
      <style:text-properties officeooo:rsid="0092fb76" officeooo:paragraph-rsid="0092fb76"/>
    </style:style>
    <style:style style:name="P227"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28"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29"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30" style:family="paragraph" style:parent-style-name="Heading_20_3">
      <style:paragraph-properties fo:margin-left="1cm" fo:margin-right="0cm" fo:text-indent="-1cm" style:auto-text-indent="false"/>
      <style:text-properties style:font-name="Arial1"/>
    </style:style>
    <style:style style:name="P231"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32" style:family="paragraph" style:parent-style-name="Heading_20_1">
      <style:text-properties officeooo:rsid="003a67c1" officeooo:paragraph-rsid="003a67c1"/>
    </style:style>
    <style:style style:name="P233" style:family="paragraph" style:parent-style-name="Heading_20_1">
      <style:text-properties officeooo:rsid="009a4435" officeooo:paragraph-rsid="009a4435"/>
    </style:style>
    <style:style style:name="P234" style:family="paragraph" style:parent-style-name="Heading_20_1">
      <style:text-properties officeooo:paragraph-rsid="009ac592"/>
    </style:style>
    <style:style style:name="P235" style:family="paragraph" style:parent-style-name="Heading_20_1">
      <style:text-properties officeooo:rsid="00be8704" officeooo:paragraph-rsid="00be8704"/>
    </style:style>
    <style:style style:name="P236" style:family="paragraph" style:parent-style-name="Heading_20_1">
      <style:paragraph-properties>
        <style:tab-stops>
          <style:tab-stop style:position="0.185cm"/>
        </style:tab-stops>
      </style:paragraph-properties>
      <style:text-properties officeooo:paragraph-rsid="004becd6"/>
    </style:style>
    <style:style style:name="P237" style:family="paragraph" style:parent-style-name="Heading_20_1">
      <style:paragraph-properties fo:margin-left="0cm" fo:margin-right="0cm" fo:text-indent="0cm" style:auto-text-indent="false"/>
    </style:style>
    <style:style style:name="P238" style:family="paragraph" style:parent-style-name="Heading_20_1">
      <style:paragraph-properties fo:break-before="page"/>
    </style:style>
    <style:style style:name="P239" style:family="paragraph" style:parent-style-name="Table_20_Contents">
      <style:text-properties officeooo:rsid="0102a21f" officeooo:paragraph-rsid="0101da40"/>
    </style:style>
    <style:style style:name="P240" style:family="paragraph" style:parent-style-name="Table_20_Contents">
      <style:text-properties officeooo:rsid="0102a21f" officeooo:paragraph-rsid="0102a21f"/>
    </style:style>
    <style:style style:name="P241" style:family="paragraph" style:parent-style-name="Table_20_Contents">
      <style:text-properties officeooo:paragraph-rsid="0101da40"/>
    </style:style>
    <style:style style:name="P242" style:family="paragraph" style:parent-style-name="Table_20_Contents">
      <style:text-properties officeooo:rsid="0109af61" officeooo:paragraph-rsid="0109af61"/>
    </style:style>
    <style:style style:name="P243" style:family="paragraph" style:parent-style-name="Heading_20_4">
      <style:text-properties officeooo:rsid="00c67c07" officeooo:paragraph-rsid="00c67c07"/>
    </style:style>
    <style:style style:name="P244" style:family="paragraph" style:parent-style-name="Heading_20_4">
      <style:text-properties officeooo:paragraph-rsid="00c67c07"/>
    </style:style>
    <style:style style:name="P245" style:family="paragraph" style:parent-style-name="Heading_20_4">
      <style:text-properties fo:font-style="normal" style:font-style-asian="normal" style:font-style-complex="normal"/>
    </style:style>
    <style:style style:name="P246" style:family="paragraph" style:parent-style-name="Heading_20_4">
      <style:text-properties officeooo:rsid="00c95989" officeooo:paragraph-rsid="00c95989"/>
    </style:style>
    <style:style style:name="P247" style:family="paragraph" style:parent-style-name="Heading_20_4">
      <style:text-properties officeooo:rsid="0093ce16" officeooo:paragraph-rsid="0093ce16"/>
    </style:style>
    <style:style style:name="P248" style:family="paragraph" style:parent-style-name="Heading_20_4">
      <style:text-properties officeooo:rsid="0092fb76" officeooo:paragraph-rsid="0092fb76"/>
    </style:style>
    <style:style style:name="P249"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250"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P251" style:family="paragraph" style:parent-style-name="Heading" style:master-page-name="First_20_Page">
      <style:paragraph-properties fo:text-align="center" style:justify-single-word="false" style:page-number="auto"/>
      <style:text-properties fo:font-size="26pt" officeooo:rsid="00f9f3a9" style:font-size-asian="26pt" style:font-size-complex="26pt"/>
    </style:style>
    <style:style style:name="P252" style:family="paragraph" style:parent-style-name="Heading_20_2">
      <style:text-properties officeooo:rsid="00282a90" officeooo:paragraph-rsid="00282a90"/>
    </style:style>
    <style:style style:name="P253" style:family="paragraph" style:parent-style-name="Heading_20_2">
      <style:text-properties officeooo:rsid="0058f301" officeooo:paragraph-rsid="0058f301"/>
    </style:style>
    <style:style style:name="P254" style:family="paragraph" style:parent-style-name="Heading_20_2">
      <style:text-properties officeooo:rsid="0055cf03" officeooo:paragraph-rsid="0055cf03"/>
    </style:style>
    <style:style style:name="P255" style:family="paragraph" style:parent-style-name="Heading_20_2">
      <style:text-properties officeooo:rsid="002a8b3e" officeooo:paragraph-rsid="002a8b3e"/>
    </style:style>
    <style:style style:name="P256" style:family="paragraph" style:parent-style-name="Heading_20_2">
      <style:text-properties officeooo:rsid="009c5baf" officeooo:paragraph-rsid="009c5baf"/>
    </style:style>
    <style:style style:name="P257" style:family="paragraph" style:parent-style-name="Heading_20_2">
      <style:text-properties officeooo:rsid="009a4435" officeooo:paragraph-rsid="009a4435"/>
    </style:style>
    <style:style style:name="P258" style:family="paragraph" style:parent-style-name="Heading_20_2">
      <style:text-properties officeooo:rsid="00e643e0" officeooo:paragraph-rsid="00e643e0"/>
    </style:style>
    <style:style style:name="P259" style:family="paragraph" style:parent-style-name="Heading_20_2">
      <style:text-properties officeooo:rsid="00ef4089" officeooo:paragraph-rsid="00ef4089"/>
    </style:style>
    <style:style style:name="P260" style:family="paragraph" style:parent-style-name="Heading_20_2">
      <style:text-properties officeooo:paragraph-rsid="005c0489"/>
    </style:style>
    <style:style style:name="P261" style:family="paragraph" style:parent-style-name="Heading_20_2">
      <style:text-properties officeooo:rsid="00c31c8a" officeooo:paragraph-rsid="00c31c8a"/>
    </style:style>
    <style:style style:name="P262" style:family="paragraph" style:parent-style-name="Heading_20_2">
      <style:text-properties officeooo:rsid="00fb4caa" officeooo:paragraph-rsid="00fb4caa"/>
    </style:style>
    <style:style style:name="P263" style:family="paragraph" style:parent-style-name="Heading_20_2">
      <style:text-properties officeooo:rsid="009a1b25" officeooo:paragraph-rsid="009a1b25"/>
    </style:style>
    <style:style style:name="P264" style:family="paragraph" style:parent-style-name="Heading_20_2">
      <style:text-properties officeooo:rsid="0092fb76" officeooo:paragraph-rsid="0092fb76"/>
    </style:style>
    <style:style style:name="P265" style:family="paragraph" style:parent-style-name="Heading_20_2">
      <style:paragraph-properties>
        <style:tab-stops>
          <style:tab-stop style:position="0.185cm"/>
        </style:tab-stops>
      </style:paragraph-properties>
      <style:text-properties officeooo:rsid="00404de0" officeooo:paragraph-rsid="00404de0"/>
    </style:style>
    <style:style style:name="P266" style:family="paragraph" style:parent-style-name="Heading_20_2">
      <style:paragraph-properties fo:margin-left="1cm" fo:margin-right="0cm" fo:text-indent="-1cm" style:auto-text-indent="false"/>
      <style:text-properties style:font-name="Arial1"/>
    </style:style>
    <style:style style:name="P267"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268" style:family="paragraph" style:parent-style-name="Standard" style:list-style-name="L2"/>
    <style:style style:name="P269" style:family="paragraph" style:parent-style-name="Standard" style:list-style-name="L2">
      <style:text-properties officeooo:paragraph-rsid="009d9792"/>
    </style:style>
    <style:style style:name="P270" style:family="paragraph" style:parent-style-name="Standard" style:list-style-name="L2">
      <style:text-properties officeooo:rsid="009d9792" officeooo:paragraph-rsid="009d9792"/>
    </style:style>
    <style:style style:name="P271" style:family="paragraph" style:parent-style-name="Standard" style:list-style-name="L2">
      <style:text-properties officeooo:rsid="00a39bb8" officeooo:paragraph-rsid="00a39bb8"/>
    </style:style>
    <style:style style:name="P272" style:family="paragraph" style:parent-style-name="Standard" style:list-style-name="L3"/>
    <style:style style:name="P273" style:family="paragraph" style:parent-style-name="Standard" style:list-style-name="L4"/>
    <style:style style:name="P274" style:family="paragraph" style:parent-style-name="Standard" style:list-style-name="L5"/>
    <style:style style:name="P275" style:family="paragraph" style:parent-style-name="Standard" style:list-style-name="L5">
      <style:text-properties officeooo:rsid="0023d660" officeooo:paragraph-rsid="0023d660"/>
    </style:style>
    <style:style style:name="P276" style:family="paragraph" style:parent-style-name="Standard" style:list-style-name="L6"/>
    <style:style style:name="P277" style:family="paragraph" style:parent-style-name="Standard" style:list-style-name="L6">
      <style:text-properties officeooo:paragraph-rsid="0071a17a"/>
    </style:style>
    <style:style style:name="P278" style:family="paragraph" style:parent-style-name="Standard" style:list-style-name="L11"/>
    <style:style style:name="P279" style:family="paragraph" style:parent-style-name="Standard" style:list-style-name="L11">
      <style:text-properties officeooo:rsid="003d48be" officeooo:paragraph-rsid="003d48be"/>
    </style:style>
    <style:style style:name="P280" style:family="paragraph" style:parent-style-name="Standard" style:list-style-name="L16"/>
    <style:style style:name="P281" style:family="paragraph" style:parent-style-name="Standard" style:list-style-name="L16">
      <style:text-properties officeooo:rsid="0067d538" officeooo:paragraph-rsid="0067d538"/>
    </style:style>
    <style:style style:name="P282" style:family="paragraph" style:parent-style-name="Standard" style:list-style-name="L16">
      <style:text-properties officeooo:rsid="0081e562" officeooo:paragraph-rsid="0081e562"/>
    </style:style>
    <style:style style:name="P283" style:family="paragraph" style:parent-style-name="Standard" style:list-style-name="L16">
      <style:text-properties officeooo:rsid="009c4667" officeooo:paragraph-rsid="009c4667"/>
    </style:style>
    <style:style style:name="P284" style:family="paragraph" style:parent-style-name="Standard" style:list-style-name="L16">
      <style:text-properties officeooo:rsid="00bc07d7" officeooo:paragraph-rsid="00bc07d7"/>
    </style:style>
    <style:style style:name="P285" style:family="paragraph" style:parent-style-name="Standard" style:list-style-name="L16">
      <style:text-properties fo:font-style="italic" officeooo:rsid="00bc07d7" officeooo:paragraph-rsid="00bc07d7" style:font-style-asian="italic" style:font-style-complex="italic"/>
    </style:style>
    <style:style style:name="P286" style:family="paragraph" style:parent-style-name="Standard" style:list-style-name="L16">
      <style:text-properties fo:font-style="italic" officeooo:rsid="00bc6b4b" officeooo:paragraph-rsid="00bc6b4b" style:font-style-asian="italic" style:font-style-complex="italic"/>
    </style:style>
    <style:style style:name="P287" style:family="paragraph" style:parent-style-name="Standard" style:list-style-name="L16">
      <style:text-properties officeooo:rsid="00bc6b4b" officeooo:paragraph-rsid="00bc6b4b"/>
    </style:style>
    <style:style style:name="P288" style:family="paragraph" style:parent-style-name="Standard" style:list-style-name="L16">
      <style:text-properties officeooo:rsid="00fd11dc" officeooo:paragraph-rsid="00fd11dc"/>
    </style:style>
    <style:style style:name="P289" style:family="paragraph" style:parent-style-name="Standard" style:list-style-name="L16">
      <style:text-properties officeooo:rsid="00feef2a" officeooo:paragraph-rsid="00feef2a"/>
    </style:style>
    <style:style style:name="P290" style:family="paragraph" style:parent-style-name="Standard" style:list-style-name="L16">
      <style:text-properties officeooo:rsid="01016154" officeooo:paragraph-rsid="01016154"/>
    </style:style>
    <style:style style:name="P291" style:family="paragraph" style:parent-style-name="Standard" style:list-style-name="L17"/>
    <style:style style:name="P292" style:family="paragraph" style:parent-style-name="Standard" style:list-style-name="L18">
      <style:text-properties officeooo:paragraph-rsid="00b62c57"/>
    </style:style>
    <style:style style:name="P293" style:family="paragraph" style:parent-style-name="Standard" style:list-style-name="L18">
      <style:text-properties officeooo:rsid="00b62c57" officeooo:paragraph-rsid="00b62c57"/>
    </style:style>
    <style:style style:name="P294" style:family="paragraph" style:parent-style-name="Standard" style:list-style-name="L18">
      <style:text-properties fo:font-style="normal" officeooo:rsid="00b62c57" officeooo:paragraph-rsid="00b62c57" style:font-style-asian="normal" style:font-style-complex="normal"/>
    </style:style>
    <style:style style:name="P295" style:family="paragraph" style:parent-style-name="Standard" style:list-style-name="L20"/>
    <style:style style:name="P296" style:family="paragraph" style:parent-style-name="Standard">
      <style:text-properties officeooo:rsid="0104360b" officeooo:paragraph-rsid="0104360b"/>
    </style:style>
    <style:style style:name="P297" style:family="paragraph" style:parent-style-name="Standard">
      <style:text-properties officeooo:rsid="0109af61" officeooo:paragraph-rsid="0109af61"/>
    </style:style>
    <style:style style:name="P298"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99" style:family="paragraph" style:parent-style-name="Standard" style:list-style-name="L15">
      <style:paragraph-properties fo:margin-left="1.251cm" fo:margin-right="0cm" fo:text-indent="-0.635cm" style:auto-text-indent="false"/>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3d660"/>
    </style:style>
    <style:style style:name="T28" style:family="text">
      <style:text-properties officeooo:rsid="0026ab28"/>
    </style:style>
    <style:style style:name="T29" style:family="text">
      <style:text-properties officeooo:rsid="00282a90"/>
    </style:style>
    <style:style style:name="T30" style:family="text">
      <style:text-properties officeooo:rsid="002a64e5"/>
    </style:style>
    <style:style style:name="T31" style:family="text">
      <style:text-properties officeooo:rsid="002a8b3e"/>
    </style:style>
    <style:style style:name="T32" style:family="text">
      <style:text-properties officeooo:rsid="0030b1d9"/>
    </style:style>
    <style:style style:name="T33" style:family="text">
      <style:text-properties officeooo:rsid="0031454b"/>
    </style:style>
    <style:style style:name="T34" style:family="text">
      <style:text-properties officeooo:rsid="00342f6a"/>
    </style:style>
    <style:style style:name="T35" style:family="text">
      <style:text-properties officeooo:rsid="0036f8db"/>
    </style:style>
    <style:style style:name="T36" style:family="text">
      <style:text-properties officeooo:rsid="003d48be"/>
    </style:style>
    <style:style style:name="T37" style:family="text">
      <style:text-properties officeooo:rsid="0045d9e3"/>
    </style:style>
    <style:style style:name="T38" style:family="text">
      <style:text-properties officeooo:rsid="004ea4e9"/>
    </style:style>
    <style:style style:name="T39" style:family="text">
      <style:text-properties officeooo:rsid="00573cf1"/>
    </style:style>
    <style:style style:name="T40" style:family="text">
      <style:text-properties officeooo:rsid="0058f301"/>
    </style:style>
    <style:style style:name="T41" style:family="text">
      <style:text-properties officeooo:rsid="005b488f"/>
    </style:style>
    <style:style style:name="T42" style:family="text">
      <style:text-properties officeooo:rsid="005c0489"/>
    </style:style>
    <style:style style:name="T43" style:family="text">
      <style:text-properties officeooo:rsid="0066e1c0"/>
    </style:style>
    <style:style style:name="T44" style:family="text">
      <style:text-properties officeooo:rsid="0067d538"/>
    </style:style>
    <style:style style:name="T45" style:family="text">
      <style:text-properties officeooo:rsid="0069d9cf"/>
    </style:style>
    <style:style style:name="T46" style:family="text">
      <style:text-properties officeooo:rsid="0071a17a"/>
    </style:style>
    <style:style style:name="T47" style:family="text">
      <style:text-properties officeooo:rsid="00744fa5"/>
    </style:style>
    <style:style style:name="T48" style:family="text">
      <style:text-properties officeooo:rsid="007910af"/>
    </style:style>
    <style:style style:name="T49" style:family="text">
      <style:text-properties officeooo:rsid="007ccb58"/>
    </style:style>
    <style:style style:name="T50" style:family="text">
      <style:text-properties officeooo:rsid="00811849"/>
    </style:style>
    <style:style style:name="T51" style:family="text">
      <style:text-properties officeooo:rsid="0081e562"/>
    </style:style>
    <style:style style:name="T52" style:family="text">
      <style:text-properties officeooo:rsid="0082304a"/>
    </style:style>
    <style:style style:name="T53" style:family="text">
      <style:text-properties officeooo:rsid="00857f08"/>
    </style:style>
    <style:style style:name="T54" style:family="text">
      <style:text-properties officeooo:rsid="0086439d"/>
    </style:style>
    <style:style style:name="T55" style:family="text">
      <style:text-properties officeooo:rsid="0087d0a7"/>
    </style:style>
    <style:style style:name="T56" style:family="text">
      <style:text-properties style:font-name="Arial3"/>
    </style:style>
    <style:style style:name="T57" style:family="text">
      <style:text-properties style:font-name="Arial3" officeooo:rsid="0087d0a7"/>
    </style:style>
    <style:style style:name="T58" style:family="text">
      <style:text-properties style:font-name="Arial3" officeooo:rsid="00c67c07"/>
    </style:style>
    <style:style style:name="T59" style:family="text">
      <style:text-properties style:font-name="Arial3" officeooo:rsid="00fb4caa"/>
    </style:style>
    <style:style style:name="T60" style:family="text">
      <style:text-properties officeooo:rsid="009076c0"/>
    </style:style>
    <style:style style:name="T61" style:family="text">
      <style:text-properties officeooo:rsid="009a1b25"/>
    </style:style>
    <style:style style:name="T62" style:family="text">
      <style:text-properties officeooo:rsid="009ac592"/>
    </style:style>
    <style:style style:name="T63" style:family="text">
      <style:text-properties officeooo:rsid="009cdba3"/>
    </style:style>
    <style:style style:name="T64" style:family="text">
      <style:text-properties officeooo:rsid="009d9792"/>
    </style:style>
    <style:style style:name="T65" style:family="text">
      <style:text-properties officeooo:rsid="00a471f4"/>
    </style:style>
    <style:style style:name="T66" style:family="text">
      <style:text-properties officeooo:rsid="00a81f7a"/>
    </style:style>
    <style:style style:name="T67" style:family="text">
      <style:text-properties officeooo:rsid="00a922c8"/>
    </style:style>
    <style:style style:name="T68" style:family="text">
      <style:text-properties officeooo:rsid="00aabb01"/>
    </style:style>
    <style:style style:name="T69" style:family="text">
      <style:text-properties officeooo:rsid="00ab4e9d"/>
    </style:style>
    <style:style style:name="T70" style:family="text">
      <style:text-properties officeooo:rsid="00af3fb8"/>
    </style:style>
    <style:style style:name="T71" style:family="text">
      <style:text-properties officeooo:rsid="00b62c57"/>
    </style:style>
    <style:style style:name="T72" style:family="text">
      <style:text-properties officeooo:rsid="00b69ee6"/>
    </style:style>
    <style:style style:name="T73" style:family="text">
      <style:text-properties officeooo:rsid="00b9e2e6"/>
    </style:style>
    <style:style style:name="T74" style:family="text">
      <style:text-properties officeooo:rsid="00bba48f"/>
    </style:style>
    <style:style style:name="T75" style:family="text">
      <style:text-properties officeooo:rsid="00c95989"/>
    </style:style>
    <style:style style:name="T76" style:family="text">
      <style:text-properties officeooo:rsid="00cb05a4"/>
    </style:style>
    <style:style style:name="T77" style:family="text">
      <style:text-properties officeooo:rsid="00ccd8b1"/>
    </style:style>
    <style:style style:name="T78" style:family="text">
      <style:text-properties officeooo:rsid="00ce1052"/>
    </style:style>
    <style:style style:name="T79" style:family="text">
      <style:text-properties officeooo:rsid="00cef04c"/>
    </style:style>
    <style:style style:name="T80" style:family="text">
      <style:text-properties officeooo:rsid="00cff968"/>
    </style:style>
    <style:style style:name="T81" style:family="text">
      <style:text-properties officeooo:rsid="00d1539c"/>
    </style:style>
    <style:style style:name="T82" style:family="text">
      <style:text-properties officeooo:rsid="00d3343b"/>
    </style:style>
    <style:style style:name="T83" style:family="text">
      <style:text-properties officeooo:rsid="00d344bb"/>
    </style:style>
    <style:style style:name="T84" style:family="text">
      <style:text-properties officeooo:rsid="00d87471"/>
    </style:style>
    <style:style style:name="T85" style:family="text">
      <style:text-properties officeooo:rsid="00dce11b"/>
    </style:style>
    <style:style style:name="T86" style:family="text">
      <style:text-properties officeooo:rsid="00ddbfa9"/>
    </style:style>
    <style:style style:name="T87" style:family="text">
      <style:text-properties officeooo:rsid="00e0914f"/>
    </style:style>
    <style:style style:name="T88" style:family="text">
      <style:text-properties officeooo:rsid="00e28699"/>
    </style:style>
    <style:style style:name="T89" style:family="text">
      <style:text-properties officeooo:rsid="00e8563a"/>
    </style:style>
    <style:style style:name="T90" style:family="text">
      <style:text-properties officeooo:rsid="00eff1fe"/>
    </style:style>
    <style:style style:name="T91" style:family="text">
      <style:text-properties officeooo:rsid="00f28481"/>
    </style:style>
    <style:style style:name="T92" style:family="text">
      <style:text-properties officeooo:rsid="00f545b0"/>
    </style:style>
    <style:style style:name="T93" style:family="text">
      <style:text-properties officeooo:rsid="00f86d0e"/>
    </style:style>
    <style:style style:name="T94" style:family="text">
      <style:text-properties officeooo:rsid="00fd11dc"/>
    </style:style>
    <style:style style:name="T95" style:family="text">
      <style:text-properties officeooo:rsid="0101da40"/>
    </style:style>
    <style:style style:name="T96" style:family="text">
      <style:text-properties officeooo:rsid="0102a21f"/>
    </style:style>
    <style:style style:name="T97" style:family="text">
      <style:text-properties officeooo:rsid="0104db57"/>
    </style:style>
    <style:style style:name="T98" style:family="text">
      <style:text-properties officeooo:rsid="01066847"/>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AstroManager</text:p>
      <text:p text:style-name="P133">Developers Manual</text:p>
      <text:p text:style-name="P88">Incorporating </text:p>
      <text:list xml:id="list3172269443" text:style-name="L1">
        <text:list-item>
          <text:p text:style-name="P182">Image reduction and analysis</text:p>
        </text:list-item>
        <text:list-item>
          <text:p text:style-name="P182">Data reduction and analysis</text:p>
        </text:list-item>
      </text:list>
      <text:p text:style-name="P176"/>
      <text:list xml:id="list80527274497357" text:continue-numbering="true" text:style-name="L1">
        <text:list-header>
          <text:p text:style-name="P207"/>
          <text:p text:style-name="P208"><text:span text:style-name="T56">Copyright </text:span><text:span text:style-name="T57">© 2013-</text:span><text:span text:style-name="T58">201</text:span><text:span text:style-name="T59">8</text:span><text:span text:style-name="T56"> </text:span><text:span text:style-name="T57">Gavin Blakeman</text:span><text:span text:style-name="T56">.</text:span></text:p>
        </text:list-header>
      </text:list>
      <text:p text:style-name="P174">Permission is granted to copy, distribute and/or modify this document under the terms of the GNU Free Documentation License, Version 1.3 or any later version published by the Free Software Foundation; with <text:span text:style-name="T55">the </text:span>Invariant Sections <text:span text:style-name="T55">being “15 GNU Free Documentation License”</text:span>, no Front-Cover Texts, and no Back-Cover Texts.</text:p>
      <text:p text:style-name="P174">A copy of the license is included in the section entitled "GNU <text:span text:style-name="T55">F</text:span>ree Documentation License".</text:p>
      <text:p text:style-name="P174"/>
      <text:p text:style-name="P174"/>
      <text:p text:style-name="P174"/>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4">Revision</text:p>
          </table:table-cell>
          <table:table-cell table:style-name="Table25.A1" office:value-type="string">
            <text:p text:style-name="P34">Date</text:p>
          </table:table-cell>
          <table:table-cell table:style-name="Table25.A1" office:value-type="string">
            <text:p text:style-name="P34">Comments</text:p>
          </table:table-cell>
          <table:table-cell table:style-name="Table25.D1" office:value-type="string">
            <text:p text:style-name="P34">Released By</text:p>
          </table:table-cell>
        </table:table-row>
        <table:table-row>
          <table:table-cell table:style-name="Table25.A2" office:value-type="string">
            <text:p text:style-name="P53">2013.07.00</text:p>
          </table:table-cell>
          <table:table-cell table:style-name="Table25.A2" office:value-type="string">
            <text:p text:style-name="P53">2013-07-14</text:p>
          </table:table-cell>
          <table:table-cell table:style-name="Table25.A2" office:value-type="string">
            <text:p text:style-name="P53">Initial manual release.</text:p>
          </table:table-cell>
          <table:table-cell table:style-name="Table25.D2" office:value-type="string">
            <text:p text:style-name="P53">Gavin Blakeman</text:p>
          </table:table-cell>
        </table:table-row>
        <table:table-row>
          <table:table-cell table:style-name="Table25.A2" office:value-type="string">
            <text:p text:style-name="P52"/>
          </table:table-cell>
          <table:table-cell table:style-name="Table25.A2" office:value-type="string">
            <text:p text:style-name="P52"/>
          </table:table-cell>
          <table:table-cell table:style-name="Table25.A2" office:value-type="string">
            <text:p text:style-name="P52"/>
          </table:table-cell>
          <table:table-cell table:style-name="Table25.D2" office:value-type="string">
            <text:p text:style-name="P52"/>
          </table:table-cell>
        </table:table-row>
      </table:table>
      <text:list xml:id="list80528015231307" text:continue-numbering="true" text:style-name="L1">
        <text:list-header>
          <text:p text:style-name="P209"/>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5">Table of Contents</text:p>
          </text:index-title>
          <text:h text:style-name="P179" text:outline-level="1">1. Basics<text:tab/>7</text:h>
          <text:h text:style-name="P180" text:outline-level="2"><text:tab/>1.1.Application Description<text:tab/>7</text:h>
          <text:h text:style-name="P180" text:outline-level="2"><text:tab/>1.2.Supported File Types<text:tab/>8</text:h>
          <text:h text:style-name="P180" text:outline-level="2"><text:tab/>1.3.Libraries and Licensing<text:tab/>8</text:h>
          <text:p text:style-name="P178">1.3.1.AIRDAS License<text:tab/>8</text:p>
          <text:p text:style-name="P178">1.3.2.Third-party licenses<text:tab/>8</text:p>
          <text:p text:style-name="P178">1.3.3.Application Specific Libraries<text:tab/>8</text:p>
          <text:h text:style-name="P180" text:outline-level="2"><text:tab/>1.4.Database<text:tab/>9</text:h>
          <text:h text:style-name="P180" text:outline-level="2"><text:tab/>1.5.Limitations<text:tab/>9</text:h>
          <text:p text:style-name="P178">1.5.1.Maximum Image Dimensions<text:tab/>9</text:p>
          <text:p text:style-name="P178">1.5.2.Maximum Image Size<text:tab/>9</text:p>
          <text:h text:style-name="P180" text:outline-level="2"><text:tab/>1.6.Known Bugs<text:tab/>10</text:h>
          <text:h text:style-name="P180" text:outline-level="2"><text:tab/>1.7.Revision Numbering<text:tab/>10</text:h>
          <text:h text:style-name="P179" text:outline-level="1">2. Application Description<text:tab/>10</text:h>
          <text:h text:style-name="P180" text:outline-level="2"><text:tab/>2.1.Overview<text:tab/>10</text:h>
          <text:p text:style-name="P178">2.1.1.Photometry<text:tab/>10</text:p>
          <text:p text:style-name="P181">2.1.1.1.Filters<text:tab/>10</text:p>
          <text:p text:style-name="P178">2.1.2.Astrometry<text:tab/>10</text:p>
          <text:h text:style-name="P180" text:outline-level="2"><text:tab/>2.2.Observatory (Observing Site)<text:tab/>11</text:h>
          <text:h text:style-name="P179" text:outline-level="1">3. Menu Actions<text:tab/>11</text:h>
          <text:h text:style-name="P180" text:outline-level="2"><text:tab/>3.1.File Menu<text:tab/>11</text:h>
          <text:p text:style-name="P178">3.1.1.File | Open<text:tab/>12</text:p>
          <text:p text:style-name="P178">3.1.2.File | Save<text:tab/>12</text:p>
          <text:p text:style-name="P178">3.1.3.File | Save As<text:tab/>12</text:p>
          <text:p text:style-name="P178">3.1.4.File | Export<text:tab/>12</text:p>
          <text:p text:style-name="P178">3.1.5.File | Batch Convert<text:tab/>12</text:p>
          <text:p text:style-name="P178">3.1.6.File | Import<text:tab/>13</text:p>
          <text:p text:style-name="P178">3.1.7.File | Exit<text:tab/>13</text:p>
          <text:h text:style-name="P180" text:outline-level="2"><text:tab/>3.2.Edit Menu<text:tab/>13</text:h>
          <text:p text:style-name="P178">3.2.1.Edit | Configure | Sites<text:tab/>13</text:p>
          <text:p text:style-name="P178">3.2.2.Edit | Configure | Configure Observers<text:tab/>13</text:p>
          <text:p text:style-name="P178">3.2.3.Edit | Configure | Instruments<text:tab/>13</text:p>
          <text:p text:style-name="P178">3.2.4.Edit | Configure | Telescopes<text:tab/>13</text:p>
          <text:p text:style-name="P178">3.2.5.Edit | Configure | Set Catalogue Preferences<text:tab/>13</text:p>
          <text:h text:style-name="P180" text:outline-level="2"><text:tab/>3.3.View Menu<text:tab/>13</text:h>
          <text:p text:style-name="P178">3.3.1.View | Image Information<text:tab/>13</text:p>
          <text:p text:style-name="P178">3.3.2.View | Histogram<text:tab/>14</text:p>
          <text:p text:style-name="P178">3.3.3.View | Magnifier<text:tab/>14</text:p>
          <text:p text:style-name="P178">3.3.4.View | Navigator<text:tab/>14</text:p>
          <text:h text:style-name="P180" text:outline-level="2"><text:tab/>3.4.Process Menu<text:tab/>14</text:h>
          <text:p text:style-name="P178">3.4.1.Process | Calibrate Current Image<text:tab/>14</text:p>
          <text:p text:style-name="P178">3.4.2.Process | Calibrate Multiple Images<text:tab/>15</text:p>
          <text:p text:style-name="P178">3.4.3.Process | Create Master Dark Frame<text:tab/>15</text:p>
          <text:p text:style-name="P178">3.4.4.Process | Create Master Flat Frame<text:tab/>16</text:p>
          <text:p text:style-name="P178">3.4.5.Process | Create Bias Frame<text:tab/>16</text:p>
          <text:p text:style-name="P178">3.4.6.Process | Compare Images<text:tab/>16</text:p>
          <text:h text:style-name="P180" text:outline-level="2"><text:soft-page-break/><text:tab/>3.5.Analysis Menu<text:tab/>17</text:h>
          <text:p text:style-name="P178">3.5.1.Extract Sources<text:tab/>17</text:p>
          <text:h text:style-name="P180" text:outline-level="2"><text:tab/>3.6.Astrometry Menu<text:tab/>17</text:h>
          <text:p text:style-name="P178">3.6.1.Astrometry | Measure<text:tab/>17</text:p>
          <text:p text:style-name="P178">3.6.2.Astrometry | Compare Images<text:tab/>17</text:p>
          <text:h text:style-name="P180" text:outline-level="2"><text:tab/>3.7.Transform Menu<text:tab/>17</text:h>
          <text:p text:style-name="P178">3.7.1.Transform | Mirror Horizontal<text:tab/>17</text:p>
          <text:p text:style-name="P178">3.7.2.Transform | Mirror Vertical<text:tab/>17</text:p>
          <text:p text:style-name="P178">3.7.3.Transform | Re-sample<text:tab/>17</text:p>
          <text:p text:style-name="P178">3.7.4.Transform | Float<text:tab/>17</text:p>
          <text:h text:style-name="P180" text:outline-level="2"><text:tab/>3.8.Utilities Menu<text:tab/>18</text:h>
          <text:p text:style-name="P178">3.8.1.Weather History<text:tab/>18</text:p>
          <text:h text:style-name="P179" text:outline-level="1">4. Algorithms<text:tab/>18</text:h>
          <text:h text:style-name="P180" text:outline-level="2"><text:tab/>4.2.Image Calibration<text:tab/>18</text:h>
          <text:h text:style-name="P180" text:outline-level="2"><text:tab/>4.3.Image Stacking<text:tab/>18</text:h>
          <text:h text:style-name="P179" text:outline-level="1">5. File Formats<text:tab/>18</text:h>
          <text:h text:style-name="P180" text:outline-level="2"><text:tab/>5.1.Photometry Target Files<text:tab/>18</text:h>
          <text:h text:style-name="P179" text:outline-level="1">6. FITS File Usage<text:tab/>19</text:h>
          <text:h text:style-name="P180" text:outline-level="2"><text:tab/>6.1.HDU Details<text:tab/>19</text:h>
          <text:p text:style-name="P178">6.1.1.Primary HDU<text:tab/>19</text:p>
          <text:p text:style-name="P178">6.1.2.Astrometry HDU<text:tab/>19</text:p>
          <text:p text:style-name="P181">6.1.2.1.Keywords<text:tab/>20</text:p>
          <text:p text:style-name="P181">6.1.2.2.Data Structure<text:tab/>20</text:p>
          <text:p text:style-name="P178">6.1.3.Photometry HDU<text:tab/>20</text:p>
          <text:h text:style-name="P180" text:outline-level="2"><text:tab/>6.2.Special Keywords<text:tab/>21</text:h>
          <text:p text:style-name="P178">6.2.1.FITS Keywords<text:tab/>21</text:p>
          <text:p text:style-name="P181">6.2.1.1.ALTITUDE<text:tab/>21</text:p>
          <text:p text:style-name="P181">6.2.1.3.DATE-OBS<text:tab/>22</text:p>
          <text:p text:style-name="P181">6.2.1.4.TIMESYS<text:tab/>22</text:p>
          <text:p text:style-name="P181">6.2.1.5.CCD-TEMP<text:tab/>22</text:p>
          <text:p text:style-name="P181">6.2.1.6.ENVMJDn<text:tab/>22</text:p>
          <text:p text:style-name="P181">6.2.1.7.ENVTEM<text:tab/>23</text:p>
          <text:p text:style-name="P181">6.2.1.8.EXPOSURE<text:tab/>23</text:p>
          <text:p text:style-name="P181">6.2.1.9.EXPTIME<text:tab/>23</text:p>
          <text:p text:style-name="P181">6.2.1.10.OBSERVAT<text:tab/>24</text:p>
          <text:p text:style-name="P181">6.2.1.11.LATITUDE<text:tab/>24</text:p>
          <text:p text:style-name="P181">6.2.1.12.SITELAT<text:tab/>24</text:p>
          <text:p text:style-name="P181">6.2.1.14.LONGITUDE<text:tab/>25</text:p>
          <text:p text:style-name="P181">6.2.1.15.UUID<text:tab/>25</text:p>
          <text:h text:style-name="P179" text:outline-level="1">7. <text:s/>Plate Solving<text:tab/>25</text:h>
          <text:h text:style-name="P180" text:outline-level="2"><text:tab/>7.1.Struct blind_t<text:tab/>26</text:h>
          <text:h text:style-name="P179" text:outline-level="1">8. Scripting Language<text:tab/>27</text:h>
          <text:h text:style-name="P180" text:outline-level="2"><text:tab/>8.1.Scripting Module<text:tab/>27</text:h>
          <text:h text:style-name="P180" text:outline-level="2"><text:tab/>8.2.Script Commands<text:tab/>27</text:h>
          <text:h text:style-name="P179" text:outline-level="1">9. Software Design Considerations<text:tab/>27</text:h>
          <text:h text:style-name="P180" text:outline-level="2"><text:tab/>9.1.Note to Developers<text:tab/>27</text:h>
          <text:h text:style-name="P180" text:outline-level="2"><text:soft-page-break/><text:tab/>9.2.Standard Libraries<text:tab/>28</text:h>
          <text:p text:style-name="P178">9.2.1.LibRaw<text:tab/>28</text:p>
          <text:p text:style-name="P178">9.2.2.Boost Library<text:tab/>28</text:p>
          <text:p text:style-name="P178">9.2.3.SOFA<text:tab/>28</text:p>
          <text:p text:style-name="P178">9.2.4.Cfitsio<text:tab/>28</text:p>
          <text:h text:style-name="P180" text:outline-level="2"><text:tab/>9.3.Development Language<text:tab/>29</text:h>
          <text:h text:style-name="P180" text:outline-level="2"><text:tab/>9.4.Application Libraries<text:tab/>29</text:h>
          <text:p text:style-name="P178">9.4.1.ACL - Astronomy Class Library<text:tab/>30</text:p>
          <text:p text:style-name="P178">9.4.2.GCL – General Class Library<text:tab/>30</text:p>
          <text:p text:style-name="P178">9.4.3.MCL – Maths Class Library<text:tab/>30</text:p>
          <text:p text:style-name="P178">9.4.4.PCL – Physics Class Library<text:tab/>30</text:p>
          <text:p text:style-name="P178">9.4.5.SCL – Storage Class Library<text:tab/>30</text:p>
          <text:h text:style-name="P180" text:outline-level="2"><text:tab/>9.5.MdiChild activation/changing/deactivating<text:tab/>30</text:h>
          <text:h text:style-name="P180" text:outline-level="2"><text:tab/>9.6.Application Files<text:tab/>30</text:h>
          <text:h text:style-name="P180" text:outline-level="2"><text:tab/>9.7.Application Error Codes<text:tab/>30</text:h>
          <text:h text:style-name="P180" text:outline-level="2"><text:tab/>9.8.Application Settings<text:tab/>31</text:h>
          <text:p text:style-name="P178">9.8.1.Settings<text:tab/>31</text:p>
          <text:p text:style-name="P178">9.8.2.Database<text:tab/>31</text:p>
          <text:h text:style-name="P180" text:outline-level="2"><text:tab/>9.9.Coding recommendations<text:tab/>32</text:h>
          <text:h text:style-name="P179" text:outline-level="1">10. ATID Database<text:tab/>33</text:h>
          <text:h text:style-name="P180" text:outline-level="2"><text:tab/>10.1.List of Tables<text:tab/>33</text:h>
          <text:p text:style-name="P178">10.1.1.TBL_CATALOG<text:tab/>33</text:p>
          <text:p text:style-name="P178">10.1.2.TBL_EPOCH<text:tab/>33</text:p>
          <text:p text:style-name="P178">10.1.3.TBL_CONSTELLATIONS<text:tab/>34</text:p>
          <text:p text:style-name="P178">10.1.4.TBL_OBJECTTYPES<text:tab/>34</text:p>
          <text:p text:style-name="P178">10.1.5.TBL_NAMES<text:tab/>34</text:p>
          <text:p text:style-name="P178">10.1.6.TBL_SPECTRALCLASS<text:tab/>34</text:p>
          <text:p text:style-name="P178">10.1.7.TBL_STELLAROBJECTS<text:tab/>34</text:p>
          <text:p text:style-name="P178">10.1.8.TBL_VARSTAR_VARTYPE<text:tab/>35</text:p>
          <text:p text:style-name="P178">10.1.9.TBL_VARTYPES<text:tab/>35</text:p>
          <text:p text:style-name="P178">10.1.10.TBL_SOLAROBJECTS<text:tab/>35</text:p>
          <text:p text:style-name="P178">10.1.11.TBL_VARSTARS The variable star information as applied to TBL_OBJECTS TBL_VARTYPES The types of variable stars.<text:tab/>36</text:p>
          <text:p text:style-name="P178">10.1.12.TBL_VARSTARS2<text:tab/>36</text:p>
          <text:p text:style-name="P178">10.1.13.TBL_VERSIONINFO<text:tab/>36</text:p>
          <text:h text:style-name="P179" text:outline-level="1">11. ARID Database<text:tab/>36</text:h>
          <text:h text:style-name="P180" text:outline-level="2"><text:tab/>11.1.List of Tables<text:tab/>36</text:h>
          <text:p text:style-name="P178">11.1.1.TBL_ASTROMETRYOBJECTS<text:tab/>36</text:p>
          <text:p text:style-name="P178">11.1.2.TBL_IMAGEINFORMATION<text:tab/>37</text:p>
          <text:p text:style-name="P178">11.1.3.TBL_TELESCOPES<text:tab/>37</text:p>
          <text:p text:style-name="P178">11.1.4.TBL_INSTRUMENTS<text:tab/>38</text:p>
          <text:p text:style-name="P178">11.1.5.TBL_OBSERVERS<text:tab/>38</text:p>
          <text:p text:style-name="P178">11.1.6.TBL_SITES<text:tab/>38</text:p>
          <text:p text:style-name="P178">11.1.7.TBL_OBSERVEDOBJECTS<text:tab/>39</text:p>
          <text:p text:style-name="P178">11.1.8.TBL_OBSPROGRAM<text:tab/>39</text:p>
          <text:p text:style-name="P178">11.1.9.TBL_PHOTOMETRYOBJECTS<text:tab/>39</text:p>
          <text:p text:style-name="P178">11.1.10.TBL_PHOTOBJFILTER<text:tab/>40</text:p>
          <text:p text:style-name="P178">11.1.11.TBL_FILTERS<text:tab/>40</text:p>
          <text:h text:style-name="P179" text:outline-level="1">12. Algorithms<text:tab/>40</text:h>
          <text:h text:style-name="P180" text:outline-level="2"><text:soft-page-break/><text:tab/>12.1.Geometrical Image Transformation<text:tab/>40</text:h>
          <text:p text:style-name="P178">12.1.1.Translate/Rotate/Scale (TRS)<text:tab/>41</text:p>
          <text:p text:style-name="P181">12.1.1.1.Forward Algorithm<text:tab/>41</text:p>
          <text:p text:style-name="P181">12.1.1.2.Reverse Algorithm<text:tab/>42</text:p>
          <text:h text:style-name="P180" text:outline-level="2"><text:tab/>12.2.Astrometry<text:tab/>42</text:h>
          <text:p text:style-name="P178">12.2.1.Plate Constant Determination<text:tab/>42</text:p>
          <text:h text:style-name="P180" text:outline-level="2"><text:tab/>12.3.Statistics<text:tab/>43</text:h>
          <text:p text:style-name="P178">12.3.1.Mean – MCL::mean(...)<text:tab/>43</text:p>
          <text:p text:style-name="P178">12.3.2.Median<text:tab/>43</text:p>
          <text:p text:style-name="P178">12.3.3.Min/Max<text:tab/>43</text:p>
          <text:p text:style-name="P178">12.3.4.Standard Deviation – MCL::stdev(...)<text:tab/>43</text:p>
          <text:p text:style-name="P178">12.3.5.Variance – MCL::variance(...)<text:tab/>43</text:p>
          <text:h text:style-name="P180" text:outline-level="2"><text:tab/>12.4.Determining the FWHM<text:tab/>44</text:h>
          <text:h text:style-name="P179" text:outline-level="1">13. Recommended Reading<text:tab/>44</text:h>
          <text:h text:style-name="P180" text:outline-level="2"><text:tab/>13.1.Books<text:tab/>44</text:h>
          <text:h text:style-name="P179" text:outline-level="1">14. GNU Free Documentation License<text:tab/>45</text:h>
        </text:index-body>
      </text:table-of-content>
      <text:p text:style-name="Standard"/>
      <text:p text:style-name="P84"/>
      <text:h text:style-name="Heading_20_1" text:outline-level="1">Basics</text:h>
      <text:p text:style-name="P3">This manual is designed to serve as a <text:span text:style-name="T74">Developers </text:span>manual <text:span text:style-name="T74">and should be read in conjunction with the users manual.</text:span></text:p>
      <text:h text:style-name="P252" text:outline-level="2">Application Description</text:h>
      <text:p text:style-name="P4">The application is intended to provide a means of analysing and reporting astronomical observations <text:span text:style-name="T69">from images. The focus of the software is to analyse images taken through a telescope and to extract meaningful scientific information from the images.</text:span></text:p>
      <text:p text:style-name="Standard">The package includes the following features: </text:p>
      <text:list xml:id="list3569512790" text:style-name="L2">
        <text:list-item>
          <text:p text:style-name="P270">Astronomical Image Analysis</text:p>
          <text:list>
            <text:list-item>
              <text:p text:style-name="P270">Astrometry – Measurement of the position of object.</text:p>
            </text:list-item>
            <text:list-item>
              <text:p text:style-name="P270">Photometry – Measurement of the brightness of objects.</text:p>
            </text:list-item>
            <text:list-item>
              <text:p text:style-name="P270">Automated source (object) extraction from images.</text:p>
            </text:list-item>
          </text:list>
        </text:list-item>
        <text:list-item>
          <text:p text:style-name="P271">All photometry and astrometry related information can be saved in the image that it applies to. This prevents having to do rework every time the image is opened.</text:p>
        </text:list-item>
        <text:list-item>
          <text:p text:style-name="P270">Preparation of images (dark frame, light frame, flat frame)</text:p>
        </text:list-item>
        <text:list-item>
          <text:p text:style-name="P270">Alignment and stacking of images.</text:p>
        </text:list-item>
        <text:list-item>
          <text:p text:style-name="P270">Editing images</text:p>
        </text:list-item>
        <text:list-item>
          <text:p text:style-name="P270">Examination/Editing of FITS headers</text:p>
        </text:list-item>
        <text:list-item>
          <text:p text:style-name="P268">Astrometry - Recording <text:span text:style-name="T64">of results.</text:span></text:p>
        </text:list-item>
        <text:list-item>
          <text:p text:style-name="P269">Photometry </text:p>
          <text:list>
            <text:list-item>
              <text:p text:style-name="P269"><text:span text:style-name="T64">R</text:span>ecording of results</text:p>
            </text:list-item>
            <text:list-item>
              <text:p text:style-name="P268">Light curve plotting</text:p>
            </text:list-item>
          </text:list>
        </text:list-item>
        <text:list-item>
          <text:p text:style-name="P268">Writing Observation information to XML files <text:span text:style-name="T64">(</text:span><text:span text:style-name="T14">future</text:span><text:span text:style-name="T18">)</text:span></text:p>
        </text:list-item>
      </text:list>
      <text:list xml:id="list783088183" text:style-name="L3">
        <text:list-item>
          <text:p text:style-name="P272">ATID Database (Astronomical Target and Information Database) </text:p>
        </text:list-item>
      </text:list>
      <text:p text:style-name="P20">The ATID database contains over 3 million objects, including both deep sky and stellar objects. Each object in the database can be referenced by more than one name. Data is also included for variable stars. </text:p>
      <text:p text:style-name="P19">The use of this database is optional. The functionality of the database can be replaced by live <text:span text:style-name="T64">Internet</text:span> lookups from the SIMBAD database.</text:p>
      <text:p text:style-name="P21">The <text:span text:style-name="T53">ATID </text:span>database <text:span text:style-name="T53">is disabled by default.</text:span></text:p>
      <text:list xml:id="list821220" text:style-name="L4">
        <text:list-item>
          <text:p text:style-name="P273">ARID Database (Astronomical Research Information Database) </text:p>
        </text:list-item>
      </text:list>
      <text:p text:style-name="P17">The ARID database supports observation planning and recording. Provision is also made for managing FITS image files and a library function is also included for FITS files. User comments are also allowed to be created against each object in database. </text:p>
      <text:p text:style-name="P22">The ARID database is disabled by default.</text:p>
      <text:list xml:id="list80527328489538" text:continue-numbering="true" text:style-name="L4">
        <text:list-item>
          <text:p text:style-name="P273">Weather Database</text:p>
          <text:p text:style-name="P273">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18"><text:soft-page-break/>The use of this database is optional.</text:p>
      <text:list xml:id="list80527456978595" text:continue-numbering="true" text:style-name="L4">
        <text:list-item>
          <text:p text:style-name="P273">The software is multi-threaded to ensure complete use modern multi-core systems. This <text:span text:style-name="T53">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80527990090186" text:continue-list="list3569512790" text:style-name="L2">
        <text:list-item>
          <text:p text:style-name="P268">FITS – Fits file format. <text:span text:style-name="T64">The application can open and display all type of FITS files.</text:span></text:p>
        </text:list-item>
        <text:list-item>
          <text:p text:style-name="P268">ST7 – SBIG format files.</text:p>
        </text:list-item>
        <text:list-item>
          <text:p text:style-name="P268">DNG – Adobe Digital Negative</text:p>
        </text:list-item>
        <text:list-item>
          <text:p text:style-name="P268">RAW – May camera raw formats are supported. For a full list of supported formats, refer to <text:span text:style-name="T2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80526670067669" text:continue-numbering="true" text:style-name="L2">
        <text:list-item>
          <text:p text:style-name="P268">JPEG</text:p>
        </text:list-item>
        <text:list-item>
          <text:p text:style-name="P268">TIFF <text:span text:style-name="T68">(</text:span><text:span text:style-name="T15">future</text:span><text:span text:style-name="T68">)</text:span></text:p>
        </text:list-item>
        <text:list-item>
          <text:p text:style-name="P268">PNG</text:p>
        </text:list-item>
        <text:list-item>
          <text:p text:style-name="P268">DNG <text:span text:style-name="T68">(</text:span><text:span text:style-name="T15">future</text:span><text:span text:style-name="T68">)</text:span></text:p>
        </text:list-item>
      </text:list>
      <text:p text:style-name="Text_20_body">Support for exporting is mainly to allow files to be sent <text:span text:style-name="T66">(email) </text:span>to others in an easily opened format. The export functions should not be used for archiving data. <text:span text:style-name="T66">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0">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4">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3342440413" text:style-name="L5">
        <text:list-item>
          <text:p text:style-name="P274">Astronom<text:span text:style-name="T28">y Class</text:span> Library (<text:span text:style-name="T84">ACL</text:span>) - Licensed under the GPL V2</text:p>
        </text:list-item>
        <text:list-item>
          <text:p text:style-name="P274">Storage Class Library (SCL) - Licensed under the GPL V2</text:p>
        </text:list-item>
        <text:list-item>
          <text:p text:style-name="P274"><text:soft-page-break/>Math Class Library (MCL) - Licensed under the GPL V2</text:p>
        </text:list-item>
        <text:list-item>
          <text:p text:style-name="P274">Physics Class Library (PCL) – Licensed under the GPL V2</text:p>
        </text:list-item>
        <text:list-item>
          <text:p text:style-name="P275">General Class Library (GCL) – Licensed under the GPL V2</text:p>
        </text:list-item>
      </text:list>
      <text:h text:style-name="Heading_20_2" text:outline-level="2">Database</text:h>
      <text:p text:style-name="P101">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2">the </text:span>database servers supported by the Qt framework may be used. This includes:</text:p>
      <text:list xml:id="list2244688080" text:style-name="L6">
        <text:list-item>
          <text:p text:style-name="P276">Oracle (including Oracle XE)</text:p>
        </text:list-item>
        <text:list-item>
          <text:p text:style-name="P276">MS Access (ODBC)</text:p>
        </text:list-item>
        <text:list-item>
          <text:p text:style-name="P276">MySQL</text:p>
        </text:list-item>
        <text:list-item>
          <text:p text:style-name="P277">SQLite (V2 &amp; V3) <text:span text:style-name="T46">(V3 Recommended for ARID database.)</text:span></text:p>
        </text:list-item>
        <text:list-item>
          <text:p text:style-name="P276">IBM DB2</text:p>
        </text:list-item>
        <text:list-item>
          <text:p text:style-name="P276">Borland Interbase</text:p>
        </text:list-item>
        <text:list-item>
          <text:p text:style-name="P276">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53" text:outline-level="2">Limitations</text:h>
      <text:p text:style-name="P122">There are a number of limitations that are coded into the application.</text:p>
      <text:p text:style-name="P123">The log file that is created when the application starts includes some type sizes that reflect the system types that the application was compiled on.</text:p>
      <text:h text:style-name="P210" text:outline-level="3">Maximum Image Dimensions</text:h>
      <text:p text:style-name="P122">The maximum image dimensions allowed are set by the size of the integer that is used for indexing. The size used by AIRDAS is a “<text:span text:style-name="T60">INDEX_t</text:span>”. <text:span text:style-name="T50">The INDEX_t type is usually set dependant on whether the compiler is compiling for 32bits or for 64 bits. The type of INDEX_t is set in the config.h file of the ACL library.</text:span></text:p>
      <text:p text:style-name="P123">The axis dimensions are AXIS_t. The size of AXIS_t is set in the config.h file of <text:span text:style-name="T73">the ACL library</text:span>. The image dimensions are constrained by the Qt framework. (See next point)</text:p>
      <text:h text:style-name="P211" text:outline-level="3">Maximum Image Size</text:h>
      <text:p text:style-name="P124">The Qt framework sets an limit on image size of MAX_INT this is a system defined value. The maximum image size depends on the compiler that is used for the Qt framework, and the size of the int type on the system. </text:p>
      <text:p text:style-name="P123">The int value will generally be defined as a 4 byte value on many new systems. This will limit the size of an image to Approximately 2GP.</text:p>
      <text:p text:style-name="P123">Due to the way that <text:span text:style-name="T73">ACL</text:span> works, it will be able to support a 2GP image using doubles. The maximum image size is enforced in the <text:span text:style-name="T73">Qt GUI.</text:span></text:p>
      <text:h text:style-name="Heading_20_2" text:outline-level="2">Known <text:span text:style-name="T40">Bugs</text:span></text:h>
      <text:p text:style-name="Text_20_body"><text:soft-page-break/>The following are documented known limitations or bugs in the software. This list is not exhaustive and will be updated as further limitations are made known. <text:span text:style-name="T74">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29">M.BBBB </text:span>where:</text:p>
      <text:list xml:id="list1535486760" text:style-name="L7">
        <text:list-item>
          <text:p text:style-name="P183">YYYY – the year of the revision</text:p>
        </text:list-item>
        <text:list-item>
          <text:p text:style-name="P183">MM – The month of the revision.</text:p>
        </text:list-item>
        <text:list-item>
          <text:p text:style-name="P184"><text:span text:style-name="T41">BB</text:span>BB – Bu<text:span text:style-name="T41">ild</text:span> number <text:span text:style-name="T43">(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103">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6">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43">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89">atory (Observing Site)</text:span></text:h>
      <text:p text:style-name="P141">The application allows any number of observ<text:span text:style-name="T89">atories </text:span>to be defined and used. The details of the <text:span text:style-name="T89">observatories </text:span>are stored in the ARID database.</text:p>
      <text:p text:style-name="P142"><text:soft-page-break/>The observatory includes the name of the observatory, the location of the observatory and the IAUName of the observatory (if relevant).</text:p>
      <text:p text:style-name="P141">When an image is opened, an automatic search will be made for a nearby site. If a site is nearby, it will be automatically tagged onto the site. <text:span text:style-name="T89">When determining if an observatory is nearby, a distance check is made, and if the site is within 500m, it is considered nearby.</text:span></text:p>
      <text:p text:style-name="P142">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12">The main menu consists of the following items:</text:p>
      <text:list xml:id="list4121671944" text:style-name="L8">
        <text:list-item>
          <text:p text:style-name="P185">File menu – Actions concerned with files. Includes open, save, export, print.</text:p>
        </text:list-item>
        <text:list-item>
          <text:p text:style-name="P186">Edit menu – </text:p>
        </text:list-item>
        <text:list-item>
          <text:p text:style-name="P186">View menu – <text:span text:style-name="T39">Actions to open dock widgets and controllers.</text:span></text:p>
        </text:list-item>
        <text:list-item>
          <text:p text:style-name="P186">Process menu – Actions concerned with processing images. This includes image calibration, creation of master frames, image stacking and image alignment.</text:p>
        </text:list-item>
        <text:list-item>
          <text:p text:style-name="P186">Analyse menu – Actions to analyse images. This includes source extraction, and WCS determination, <text:span text:style-name="T49">astrometry and photometry.</text:span></text:p>
        </text:list-item>
        <text:list-item>
          <text:p text:style-name="P186">Transform menu –<text:span text:style-name="T49"> Geometric transformations of images.</text:span></text:p>
        </text:list-item>
        <text:list-item>
          <text:p text:style-name="P186">Enhance menu</text:p>
        </text:list-item>
        <text:list-item>
          <text:p text:style-name="P186">Colour menu</text:p>
        </text:list-item>
        <text:list-item>
          <text:p text:style-name="P186">Utilities menu –<text:span text:style-name="T49"> Useful tools and calculators.</text:span></text:p>
        </text:list-item>
        <text:list-item>
          <text:p text:style-name="P186">Window menu –<text:span text:style-name="T49"> Manage the open windows.</text:span></text:p>
        </text:list-item>
        <text:list-item>
          <text:p text:style-name="P186">Help menu –<text:span text:style-name="T49"> Provide help on different items.</text:span></text:p>
        </text:list-item>
      </text:list>
      <text:h text:style-name="Heading_20_2" text:outline-level="2">File <text:span text:style-name="T31">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45">When a file is opened, it is automatically registered in the ARID database. This involves writing a UUID to the file. As a result, when the file is opened, the original file is renamed with the extension “.orig” and the file is saved with the UUID. </text:p>
      <text:h text:style-name="P212" text:outline-level="3"><text:soft-page-break/>File | Inspect</text:h>
      <text:p text:style-name="P150">This is a lightweight approach to reading the HDU data within a FITS file. The file is opened and all the HDU keywords are displayed, without downloading the data contained within any of the HDU’s.</text:p>
      <text:p text:style-name="P150">This function is valuable to check if there are any errors with the keyword data within the file.</text:p>
      <text:h text:style-name="P212" text:outline-level="3">File | Search Image</text:h>
      <text:p text:style-name="P151">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7">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8">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4">even if the File | Save option is chosen.</text:span></text:p>
      <text:p text:style-name="P149">If the file is opened from database, the “File | Save As” option will still be available to allow the saving of the image to disk.</text:p>
      <text:h text:style-name="P213" text:outline-level="3">File | Save to Database</text:h>
      <text:p text:style-name="P152">This option allows the image to be saved to the ARID database. <text:span text:style-name="T93">If the image has not been opened from database, then when this option is used, the image will be registered in the ARID database. </text:span></text:p>
      <text:p text:style-name="P153">If the image was opened from database, then a new version will be saved in the database.</text:p>
      <text:p text:style-name="P153">If the image was opened from file, the image will be saved to database as version 1.</text:p>
      <text:p text:style-name="P153">The only way to save an image as version 0, is to use the open and save as version 0 option from the options dialog.</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7">CSV</text:span> files. Binary tables may not be able to be stored in a constructive fashion outside of the FITS file.</text:p>
      <text:p text:style-name="P113">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text:soft-page-break/>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6">Note: Only one additional thread will be created per batch conversion. As these tasks will probably be IO/file read limited, there is no point creating additional threads.</text:p>
      <text:h text:style-name="P214" text:outline-level="3">File | Import</text:h>
      <text:p text:style-name="P144">This option is only enabled of the ARID database is enabled.</text:p>
      <text:p text:style-name="P144">If this option is selected, it allows the user to select any number of files for registration and/or upload into the ARID database.</text:p>
      <text:p text:style-name="P146">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0">set-up</text:span> <text:span text:style-name="T30">catalogue</text:span> sort-order preferences for names. As the catalogues themselves form part of the ATID database, they cannot be changed from this software. However the order of their use can be selected using this function.</text:p>
      <text:h text:style-name="P254" text:outline-level="2">View Menu</text:h>
      <text:h text:style-name="P215" text:outline-level="3"><text:soft-page-break/>View | Image <text:span text:style-name="T48">Information</text:span></text:h>
      <text:p text:style-name="P111">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7">When the cursor is being moved over the selected image, the position on the image and the value of the pixels below the cursor are also shown.</text:p>
      <text:p text:style-name="P118">If WCS information is available for the image, then the actual RA/DEC position will also be displayed in this dock widget.</text:p>
      <text:h text:style-name="P227" text:outline-level="3">View | Histogram</text:h>
      <text:p text:style-name="P99"><text:span text:style-name="T23">The histogram </text:span><text:span text:style-name="T24">dock widget </text:span><text:span text:style-name="T25">shows the histogram for the image. </text:span></text:p>
      <text:p text:style-name="P98">The histogram dock widget allows a number of parameters associated with the display of the image to be modified.</text:p>
      <text:p text:style-name="P98">Controls are also provided for changing the white point and black point of the image. This affects the display of the image, but does not change the image in any way. It is also possible to completely invert the image.</text:p>
      <text:p text:style-name="P98">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7"/>
      <text:h text:style-name="P216" text:outline-level="3">View | Magnifier</text:h>
      <text:p text:style-name="P114">The magnifier window provides a magnified view of the current cursor location. </text:p>
      <text:p text:style-name="P114">There are three levels of magnification provided, 1×, 2× or 4×. The level of magnification is displayed on the viewer window and can be selected by bringing up a pop-up menu, by clicking the right mouse button with the mouse pointer over the magnifier window. </text:p>
      <text:p text:style-name="P114">The magnifier window will always display the magnified view of the currently selected image window. </text:p>
      <text:p text:style-name="P114">This magnifier will also work with the image stacking tool and the image alignment tool.</text:p>
      <text:p text:style-name="P115"/>
      <text:h text:style-name="P228" text:outline-level="3">View | Navigator</text:h>
      <text:p text:style-name="P116">The navigator image is a thumbnail image that displays the position of the current view on the larger image. The view is displayed by the red square on the Navigator window. </text:p>
      <text:p text:style-name="P116">There are no interactions processed for the navigator window, it is simply an aid for determining location on a larger image.</text:p>
      <text:p text:style-name="P114">The navigator window will also work with the stacking tool and the image alignment tool.</text:p>
      <text:p text:style-name="P114"/>
      <text:p text:style-name="P13"/>
      <text:p text:style-name="P13"><text:soft-page-break/></text:p>
      <text:h text:style-name="P255" text:outline-level="2">Process Menu</text:h>
      <text:p text:style-name="P104">The “Process Menu” contains options relating to the processing of </text:p>
      <text:h text:style-name="Heading_20_3" text:outline-level="3"><text:span text:style-name="T3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29" text:outline-level="3"><text:span text:style-name="T3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ext:soft-page-break/>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17" text:outline-level="3"><text:span text:style-name="T3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218" text:outline-level="3">Process | Compare Images</text:h>
      <text:p text:style-name="P118">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9">The comparison process is a three step process. </text:p>
      <text:list xml:id="list58552449" text:style-name="L9">
        <text:list-item>
          <text:p text:style-name="P187">Identify and load the images.</text:p>
        </text:list-item>
        <text:list-item>
          <text:p text:style-name="P187">Identify the alignment points. (FUTURE: If WCS information is present in all the images, then the images will automatically align based on the included information.)</text:p>
        </text:list-item>
        <text:list-item>
          <text:p text:style-name="P188">Blink the images to compare the information.</text:p>
        </text:list-item>
        <text:list-item>
          <text:p text:style-name="P189">If there are moving objects observed, they can be marked on the image.</text:p>
        </text:list-item>
        <text:list-item>
          <text:p text:style-name="P188"><text:span text:style-name="T52">Either the aligned image can be saved, or the original image can be saved with the astrometry information embedded.</text:span><text:line-break/><text:soft-page-break/></text:p>
        </text:list-item>
      </text:list>
      <text:h text:style-name="P256" text:outline-level="2">Analysis Menu</text:h>
      <text:h text:style-name="P219" text:outline-level="3">Extract Sources</text:h>
      <text:p text:style-name="P131">This function extracts sources (stars) from the image automatically. There are two algorithms available to choose from. The algorithm to be used is set in the options dialog.</text:p>
      <text:h text:style-name="P254"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257"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101">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text:soft-page-break/>When an image is floated, the extra space created is shared between the margins, so as to keep the original image details in the <text:span text:style-name="T54">centre</text:span> of the new image.</text:p>
      <text:h text:style-name="P258" text:outline-level="2">Utilities Menu</text:h>
      <text:h text:style-name="P220" text:outline-level="3">Weather History</text:h>
      <text:p text:style-name="P140">The Weather History menu is used to examine weather history from the weather database. It is only possible to open one instance of the window.</text:p>
      <text:h text:style-name="P232" text:outline-level="1">Algorithms</text:h>
      <text:h text:style-name="P259" text:outline-level="2">File Opening</text:h>
      <text:p text:style-name="P147">When a file is opened a number of checks and comparisons are made. These allow the file to be better registered in the ARID database. This is true of files opened using the “File | Open” command and when files are imported. </text:p>
      <text:p text:style-name="P147">The checks that are perfored are:</text:p>
      <text:list xml:id="list3486368920" text:style-name="L10">
        <text:list-item>
          <text:p text:style-name="P190">Is the image registed already. The lack of the UUID will likely indicate that the image is not registered, although a search can also be undertaken on the filename.</text:p>
        </text:list-item>
        <text:list-item>
          <text:p text:style-name="P191">If the image has not been registered, then a UUID will be assigned.</text:p>
          <text:list>
            <text:list-item>
              <text:p text:style-name="P191">The site will be searched to see if a valid site exists in the database.</text:p>
            </text:list-item>
            <text:list-item>
              <text:p text:style-name="P191">The image will be checked to determine if there are any weather paramaters</text:p>
            </text:list-item>
            <text:list-item>
              <text:p text:style-name="P191">If there are no weather parameters, then the weather database will be searched for suitable weather parameters <text:span text:style-name="T90">and if found will be assigned to the image.</text:span></text:p>
            </text:list-item>
          </text:list>
        </text:list-item>
        <text:list-item>
          <text:p text:style-name="P192">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6">,</text:span> bias and flat frames need to be identified. The work-flow followed for image stacking is:</text:p>
      <text:list xml:id="list3688220928" text:style-name="L11">
        <text:list-item>
          <text:p text:style-name="P278"><text:span text:style-name="T36">Image c</text:span>alibration (If required)</text:p>
        </text:list-item>
        <text:list-item>
          <text:p text:style-name="P279"><text:soft-page-break/>Image registration</text:p>
        </text:list-item>
        <text:list-item>
          <text:p text:style-name="P278">Image stacking</text:p>
        </text:list-item>
      </text:list>
      <text:p text:style-name="Standard"><text:span text:style-name="T35">A</text:span>lgorithms are provided <text:span text:style-name="T3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233" text:outline-level="1">File Formats</text:h>
      <text:h text:style-name="P257" text:outline-level="2">Photometry Target Files</text:h>
      <text:p text:style-name="P130">There is an option to load photometry target files and then to automatically apply the targets to the current image. <text:span text:style-name="T62">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9">Field Number</text:p>
          </table:table-cell>
          <table:table-cell table:style-name="Table26.A1" office:value-type="string">
            <text:p text:style-name="P29">Field Name</text:p>
          </table:table-cell>
          <table:table-cell table:style-name="Table26.A1" office:value-type="string">
            <text:p text:style-name="P29">Format</text:p>
          </table:table-cell>
          <table:table-cell table:style-name="Table26.D1" office:value-type="string">
            <text:p text:style-name="P29">Description</text:p>
          </table:table-cell>
        </table:table-row>
        <table:table-row>
          <table:table-cell table:style-name="Table26.A2" office:value-type="string">
            <text:p text:style-name="P57">1</text:p>
          </table:table-cell>
          <table:table-cell table:style-name="Table26.A2" office:value-type="string">
            <text:p text:style-name="P58">OBJECTNAME</text:p>
          </table:table-cell>
          <table:table-cell table:style-name="Table26.A2" office:value-type="string">
            <text:p text:style-name="P56">S</text:p>
          </table:table-cell>
          <table:table-cell table:style-name="Table26.D2" office:value-type="string">
            <text:p text:style-name="P58">Name of the object</text:p>
          </table:table-cell>
        </table:table-row>
        <table:table-row>
          <table:table-cell table:style-name="Table26.A2" office:value-type="string">
            <text:p text:style-name="P57">2</text:p>
          </table:table-cell>
          <table:table-cell table:style-name="Table26.A2" office:value-type="string">
            <text:p text:style-name="P59">RA</text:p>
          </table:table-cell>
          <table:table-cell table:style-name="Table26.A2" office:value-type="string">
            <text:p text:style-name="P60">F</text:p>
          </table:table-cell>
          <table:table-cell table:style-name="Table26.D2" office:value-type="string">
            <text:p text:style-name="P59">RA of the object (decimal degrees)</text:p>
          </table:table-cell>
        </table:table-row>
        <table:table-row>
          <table:table-cell table:style-name="Table26.A2" office:value-type="string">
            <text:p text:style-name="P59">3</text:p>
          </table:table-cell>
          <table:table-cell table:style-name="Table26.A2" office:value-type="string">
            <text:p text:style-name="P59">Dec</text:p>
          </table:table-cell>
          <table:table-cell table:style-name="Table26.A2" office:value-type="string">
            <text:p text:style-name="P60">F</text:p>
          </table:table-cell>
          <table:table-cell table:style-name="Table26.D2" office:value-type="string">
            <text:p text:style-name="P58">Declination of the object (decimal degrees)</text:p>
          </table:table-cell>
        </table:table-row>
      </table:table>
      <text:h text:style-name="P234" text:outline-level="1">FITS File Usage</text:h>
      <text:p text:style-name="P86">This section should be read in conjunction with the FITS standard.</text:p>
      <text:p text:style-name="Text_20_body">The FITS file format is used for saving images that have been edited, using the <text:span text:style-name="T43">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text:soft-page-break/>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2">uses an Binary</text:span> Table and ha<text:span text:style-name="T42">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Field Number</text:p>
          </table:table-cell>
          <table:table-cell table:style-name="Table19.A1" office:value-type="string">
            <text:p text:style-name="P26">Field Name</text:p>
          </table:table-cell>
          <table:table-cell table:style-name="Table19.A1" office:value-type="string">
            <text:p text:style-name="P26">Format</text:p>
          </table:table-cell>
          <table:table-cell table:style-name="Table19.D1" office:value-type="string">
            <text:p text:style-name="P26">Description</text:p>
          </table:table-cell>
        </table:table-row>
        <table:table-row>
          <table:table-cell table:style-name="Table19.A2" office:value-type="string">
            <text:p text:style-name="P54">1</text:p>
          </table:table-cell>
          <table:table-cell table:style-name="Table19.A2" office:value-type="string">
            <text:p text:style-name="Table_20_Contents">OBJECTNAME</text:p>
          </table:table-cell>
          <table:table-cell table:style-name="Table19.A2" office:value-type="string">
            <text:p text:style-name="P55">S</text:p>
          </table:table-cell>
          <table:table-cell table:style-name="Table19.D2" office:value-type="string">
            <text:p text:style-name="Table_20_Contents">Name of the object</text:p>
          </table:table-cell>
        </table:table-row>
        <table:table-row>
          <table:table-cell table:style-name="Table19.A2" office:value-type="string">
            <text:p text:style-name="P54">2</text:p>
          </table:table-cell>
          <table:table-cell table:style-name="Table19.A2" office:value-type="string">
            <text:p text:style-name="Table_20_Contents">PPX</text:p>
          </table:table-cell>
          <table:table-cell table:style-name="Table19.A2" office:value-type="string">
            <text:p text:style-name="P55">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4">3</text:p>
          </table:table-cell>
          <table:table-cell table:style-name="Table19.A2" office:value-type="string">
            <text:p text:style-name="Table_20_Contents">PPY</text:p>
          </table:table-cell>
          <table:table-cell table:style-name="Table19.A2" office:value-type="string">
            <text:p text:style-name="P55">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4">4</text:p>
          </table:table-cell>
          <table:table-cell table:style-name="Table19.A2" office:value-type="string">
            <text:p text:style-name="Table_20_Contents">RA</text:p>
          </table:table-cell>
          <table:table-cell table:style-name="Table19.A2" office:value-type="string">
            <text:p text:style-name="P55">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5">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2">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8">Field Number</text:p>
          </table:table-cell>
          <table:table-cell table:style-name="Table24.A1" office:value-type="string">
            <text:p text:style-name="P28">Field Name</text:p>
          </table:table-cell>
          <table:table-cell table:style-name="Table24.A1" office:value-type="string">
            <text:p text:style-name="P28">Format</text:p>
          </table:table-cell>
          <table:table-cell table:style-name="Table24.D1" office:value-type="string">
            <text:p text:style-name="P28">Description</text:p>
          </table:table-cell>
        </table:table-row>
        <table:table-row>
          <table:table-cell table:style-name="Table24.A2" office:value-type="float" office:value="1">
            <text:p text:style-name="P41">1</text:p>
          </table:table-cell>
          <table:table-cell table:style-name="Table24.B13" office:value-type="string">
            <text:p text:style-name="P43">Object Name</text:p>
          </table:table-cell>
          <table:table-cell table:style-name="Table24.C13" office:value-type="string">
            <text:p text:style-name="P49">40A</text:p>
          </table:table-cell>
          <table:table-cell table:style-name="Table24.D13" office:value-type="string">
            <text:p text:style-name="P43">Object name or sequence number.</text:p>
          </table:table-cell>
        </table:table-row>
        <table:table-row>
          <table:table-cell table:style-name="Table24.A13" office:value-type="string">
            <text:p text:style-name="P43">2</text:p>
          </table:table-cell>
          <table:table-cell table:style-name="Table24.B13" office:value-type="string">
            <text:p text:style-name="P43">Object RA</text:p>
          </table:table-cell>
          <table:table-cell table:style-name="Table24.C13" office:value-type="string">
            <text:p text:style-name="P50">1D</text:p>
          </table:table-cell>
          <table:table-cell table:style-name="Table24.D13" office:value-type="string">
            <text:p text:style-name="P41"/>
          </table:table-cell>
        </table:table-row>
        <text:soft-page-break/>
        <table:table-row>
          <table:table-cell table:style-name="Table24.A13" office:value-type="string">
            <text:p text:style-name="P43">3</text:p>
          </table:table-cell>
          <table:table-cell table:style-name="Table24.B13" office:value-type="string">
            <text:p text:style-name="P43">Object Dec</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3">4</text:p>
          </table:table-cell>
          <table:table-cell table:style-name="Table24.B13" office:value-type="string">
            <text:p text:style-name="P44">Object centroid X</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4">5</text:p>
          </table:table-cell>
          <table:table-cell table:style-name="Table24.B13" office:value-type="string">
            <text:p text:style-name="P44">Object centroid Y</text:p>
          </table:table-cell>
          <table:table-cell table:style-name="Table24.C13" office:value-type="string">
            <text:p text:style-name="P51">1D</text:p>
          </table:table-cell>
          <table:table-cell table:style-name="Table24.D13" office:value-type="string">
            <text:p text:style-name="P41"/>
          </table:table-cell>
        </table:table-row>
        <table:table-row>
          <table:table-cell table:style-name="Table24.A13" office:value-type="string">
            <text:p text:style-name="P44">6</text:p>
          </table:table-cell>
          <table:table-cell table:style-name="Table24.B13" office:value-type="string">
            <text:p text:style-name="P44">Magnitude</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4">7</text:p>
          </table:table-cell>
          <table:table-cell table:style-name="Table24.B13" office:value-type="string">
            <text:p text:style-name="P44">Magnitude uncertainty</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4">8</text:p>
          </table:table-cell>
          <table:table-cell table:style-name="Table24.B13" office:value-type="string">
            <text:p text:style-name="P45">Source ADU</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5">9</text:p>
          </table:table-cell>
          <table:table-cell table:style-name="Table24.B13" office:value-type="string">
            <text:p text:style-name="P45">Source Area</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5">10</text:p>
          </table:table-cell>
          <table:table-cell table:style-name="Table24.B13" office:value-type="string">
            <text:p text:style-name="P45">Sky ADU</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5">11</text:p>
          </table:table-cell>
          <table:table-cell table:style-name="Table24.B13" office:value-type="string">
            <text:p text:style-name="P45">Sky Area</text:p>
          </table:table-cell>
          <table:table-cell table:style-name="Table24.C13" office:value-type="string">
            <text:p text:style-name="P50">1D</text:p>
          </table:table-cell>
          <table:table-cell table:style-name="Table24.D13" office:value-type="string">
            <text:p text:style-name="P41"/>
          </table:table-cell>
        </table:table-row>
        <table:table-row>
          <table:table-cell table:style-name="Table24.A13" office:value-type="string">
            <text:p text:style-name="P47">12</text:p>
          </table:table-cell>
          <table:table-cell table:style-name="Table24.B13" office:value-type="string">
            <text:p text:style-name="P47">FWHM</text:p>
          </table:table-cell>
          <table:table-cell table:style-name="Table24.C13" office:value-type="string">
            <text:p text:style-name="P48">1D</text:p>
          </table:table-cell>
          <table:table-cell table:style-name="Table24.D13" office:value-type="string">
            <text:p text:style-name="P42"/>
          </table:table-cell>
        </table:table-row>
        <table:table-row>
          <table:table-cell table:style-name="Table24.A14" office:value-type="string">
            <text:p text:style-name="P45">12</text:p>
          </table:table-cell>
          <table:table-cell table:style-name="Table24.B14" office:value-type="string">
            <text:p text:style-name="P45">Aperture</text:p>
          </table:table-cell>
          <table:table-cell table:style-name="Table24.C14" office:value-type="string">
            <text:p text:style-name="P46">PB</text:p>
          </table:table-cell>
          <table:table-cell table:style-name="Table24.D14" office:value-type="string">
            <text:p text:style-name="P45">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60"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616642459" text:style-name="L12">
        <text:list-item>
          <text:p text:style-name="P193">FITS standard.</text:p>
        </text:list-item>
        <text:list-item>
          <text:p text:style-name="P193">Other large bodies that use the FITS format. (NOAO, UCOLICK etc)</text:p>
        </text:list-item>
        <text:list-item>
          <text:p text:style-name="P193">Private company use of FITS keyword. (SBIG etc)</text:p>
        </text:list-item>
        <text:list-item>
          <text:p text:style-name="P193">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7">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ext:soft-page-break/>There are however a number of keywords that have special meaning/usage by the software and are read by the software for use by the application.</text:p>
      <text:h text:style-name="P243" text:outline-level="4">ALTITUDE</text:h>
      <table:table table:name="Table27" table:style-name="Table27">
        <table:table-column table:style-name="Table27.A"/>
        <table:table-column table:style-name="Table27.B"/>
        <table:table-row>
          <table:table-cell table:style-name="Table27.A1" office:value-type="string">
            <text:p text:style-name="P61">HDU</text:p>
          </table:table-cell>
          <table:table-cell table:style-name="Table27.B1" office:value-type="string">
            <text:p text:style-name="P62">Image, Primary</text:p>
          </table:table-cell>
        </table:table-row>
        <table:table-row>
          <table:table-cell table:style-name="Table27.A2" office:value-type="string">
            <text:p text:style-name="P61">DataType</text:p>
          </table:table-cell>
          <table:table-cell table:style-name="Table27.B2" office:value-type="string">
            <text:p text:style-name="P62">Double</text:p>
          </table:table-cell>
        </table:table-row>
        <table:table-row>
          <table:table-cell table:style-name="Table27.A2" office:value-type="string">
            <text:p text:style-name="P61">Unit</text:p>
          </table:table-cell>
          <table:table-cell table:style-name="Table27.B2" office:value-type="string">
            <text:p text:style-name="P62">meters</text:p>
          </table:table-cell>
        </table:table-row>
        <table:table-row>
          <table:table-cell table:style-name="Table27.A2" office:value-type="string">
            <text:p text:style-name="P61">Comment</text:p>
          </table:table-cell>
          <table:table-cell table:style-name="Table27.B2" office:value-type="string">
            <text:p text:style-name="P62">Observatory Altitude</text:p>
          </table:table-cell>
        </table:table-row>
        <table:table-row>
          <table:table-cell table:style-name="Table27.A2" office:value-type="string">
            <text:p text:style-name="P61">Definition</text:p>
          </table:table-cell>
          <table:table-cell table:style-name="Table27.B2" office:value-type="string">
            <text:p text:style-name="P62">The field shall contain the altitude of the observatory</text:p>
          </table:table-cell>
        </table:table-row>
        <table:table-row>
          <table:table-cell table:style-name="Table27.A2" office:value-type="string">
            <text:p text:style-name="P61">Source</text:p>
          </table:table-cell>
          <table:table-cell table:style-name="Table27.B2" office:value-type="string">
            <text:p text:style-name="P61">SBIG</text:p>
          </table:table-cell>
        </table:table-row>
      </table:table>
      <text:h text:style-name="P244" text:outline-level="4"/>
      <text:h text:style-name="Heading_20_4" text:outline-level="4">DATE-OBS</text:h>
      <text:p text:style-name="P156">HDU:<text:tab/>Primary</text:p>
      <text:p text:style-name="P156">DATATYPE:<text:tab/>string</text:p>
      <text:p text:style-name="P156">COMMENT:<text:tab/>date of the observation</text:p>
      <text:p text:style-name="P156">DEFINITION:<text:tab/>The date of the observation, in the format specified in the</text:p>
      <text:p text:style-name="P156">FITS Standard. The old date format was 'yy/mm/dd' and may be used only for dates from 1900 through 1999. The new Y2K compliant date format is 'yyyy-mm-dd' or 'yyyy-mm-dd THH:MM:SS[.sss]'.</text:p>
      <text:h text:style-name="P249" text:outline-level="4">TIMESYS</text:h>
      <text:p text:style-name="P157">HDU:<text:tab/>Primary</text:p>
      <text:p text:style-name="P157">DATATYPE:<text:tab/>string</text:p>
      <text:p text:style-name="P157">COMMENT:<text:tab/>Time system to apply to all dates in the HDU/file</text:p>
      <text:p text:style-name="P157"/>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text:soft-page-break/>ENVMJDn</text:h>
      <text:p text:style-name="P155">HD<text:span text:style-name="T11">U:<text:tab/>primary</text:span></text:p>
      <text:p text:style-name="P156">DATATYPE:<text:tab/>real</text:p>
      <text:p text:style-name="P156">UNIT:<text:tab/>MJD</text:p>
      <text:p text:style-name="P156">COMMENT:<text:tab/>Environment measurement time </text:p>
      <text:p text:style-name="P155"><text:span text:style-name="T11">DEFINITION:<text:tab/>Times for the site environment measurements given as modified Julian. For the wind measurements this is the sta</text:span>rt of the sampling period. </text:p>
      <text:p text:style-name="P155">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249" text:outline-level="4">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ext:soft-page-break/>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55"><text:span text:style-name="T74">A</text:span>IR<text:span text:style-name="T74">DA</text:span>S:<text:tab/><text:span text:style-name="T20">This</text:span><text:span text:style-name="T21"> keyword may store an integer value, if so, the value is the key for the TBL_SITES.SITE_ID table.</text:span></text:p>
      <text:p text:style-name="P158"><text:tab/>If the value is a string, it is the site name. (TBL_SITES.SHORTTEXT)</text:p>
      <text:p text:style-name="P159"><text:tab/>If the value does not match any of the database table values, it is treated as a string value that has no reference to the TBL_SITES table.</text:p>
      <text:p text:style-name="P159"><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60"><text:tab/>The preferred value is a string value corresponding to the site name.</text:p>
      <text:h text:style-name="P245" text:outline-level="4">LATITUDE</text:h>
      <text:p text:style-name="P87">HDU:<text:tab/><text:tab/>Primary</text:p>
      <text:p text:style-name="P87">DATATYPE:<text:tab/>real</text:p>
      <text:p text:style-name="P87">COMMENT:<text:tab/>Geographic latitude <text:span text:style-name="T3">where the observation was made</text:span></text:p>
      <text:p text:style-name="P161"><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62">SOURCE:<text:tab/>UCOLICK</text:p>
      <text:p text:style-name="P162">openAIRS:<text:tab/>This keyword shall contain the latitude of the observatory. If the observatory is specified by name, after the first save this value will be correctly defined.</text:p>
      <text:h text:style-name="P246" text:outline-level="4">SITELAT</text:h>
      <table:table table:name="Table28" table:style-name="Table28">
        <table:table-column table:style-name="Table28.A"/>
        <table:table-column table:style-name="Table28.B"/>
        <table:table-row>
          <table:table-cell table:style-name="Table28.A1" office:value-type="string">
            <text:p text:style-name="P63">HDU</text:p>
          </table:table-cell>
          <table:table-cell table:style-name="Table28.B1" office:value-type="string">
            <text:p text:style-name="P63"><text:span text:style-name="T75">Primary, </text:span>Image</text:p>
          </table:table-cell>
        </table:table-row>
        <text:soft-page-break/>
        <table:table-row>
          <table:table-cell table:style-name="Table28.A2" office:value-type="string">
            <text:p text:style-name="P63">Data type</text:p>
          </table:table-cell>
          <table:table-cell table:style-name="Table28.B2" office:value-type="string">
            <text:p text:style-name="P64">String</text:p>
          </table:table-cell>
        </table:table-row>
        <table:table-row>
          <table:table-cell table:style-name="Table28.A2" office:value-type="string">
            <text:p text:style-name="P63">Unit</text:p>
          </table:table-cell>
          <table:table-cell table:style-name="Table28.B2" office:value-type="string">
            <text:p text:style-name="P64">SDD MM SS.SSS</text:p>
          </table:table-cell>
        </table:table-row>
        <table:table-row>
          <table:table-cell table:style-name="Table28.A2" office:value-type="string">
            <text:p text:style-name="P63">Comment</text:p>
          </table:table-cell>
          <table:table-cell table:style-name="Table28.B2" office:value-type="string">
            <text:p text:style-name="P64">Latitude of the imaging location</text:p>
          </table:table-cell>
        </table:table-row>
        <table:table-row>
          <table:table-cell table:style-name="Table28.A2" office:value-type="string">
            <text:p text:style-name="P63">Definition</text:p>
          </table:table-cell>
          <table:table-cell table:style-name="Table28.B2" office:value-type="string">
            <text:p text:style-name="P63"/>
          </table:table-cell>
        </table:table-row>
        <table:table-row>
          <table:table-cell table:style-name="Table28.A2" office:value-type="string">
            <text:p text:style-name="P63">Source</text:p>
          </table:table-cell>
          <table:table-cell table:style-name="Table28.B2" office:value-type="string">
            <text:p text:style-name="P64">SBIG</text:p>
          </table:table-cell>
        </table:table-row>
      </table:table>
      <text:h text:style-name="P246" text:outline-level="4"/>
      <table:table table:name="Table32" table:style-name="Table32">
        <table:table-column table:style-name="Table32.A"/>
        <table:table-column table:style-name="Table32.B"/>
        <table:table-row>
          <table:table-cell table:style-name="Table32.A1" office:value-type="string">
            <text:p text:style-name="P63">HDU</text:p>
          </table:table-cell>
          <table:table-cell table:style-name="Table32.B1" office:value-type="string">
            <text:p text:style-name="P63"><text:span text:style-name="T75">Primary, </text:span>Image</text:p>
          </table:table-cell>
        </table:table-row>
        <table:table-row>
          <table:table-cell table:style-name="Table32.A2" office:value-type="string">
            <text:p text:style-name="P63">Data type</text:p>
          </table:table-cell>
          <table:table-cell table:style-name="Table32.B2" office:value-type="string">
            <text:p text:style-name="P64">String</text:p>
          </table:table-cell>
        </table:table-row>
        <table:table-row>
          <table:table-cell table:style-name="Table32.A2" office:value-type="string">
            <text:p text:style-name="P63">Unit</text:p>
          </table:table-cell>
          <table:table-cell table:style-name="Table32.B2" office:value-type="string">
            <text:p text:style-name="P64">SDD MM SS.SSS</text:p>
          </table:table-cell>
        </table:table-row>
        <table:table-row>
          <table:table-cell table:style-name="Table32.A2" office:value-type="string">
            <text:p text:style-name="P63">Comment</text:p>
          </table:table-cell>
          <table:table-cell table:style-name="Table32.B2" office:value-type="string">
            <text:p text:style-name="P64">Latitude of the imaging location</text:p>
          </table:table-cell>
        </table:table-row>
        <table:table-row>
          <table:table-cell table:style-name="Table32.A2" office:value-type="string">
            <text:p text:style-name="P63">Definition</text:p>
          </table:table-cell>
          <table:table-cell table:style-name="Table32.B2" office:value-type="string">
            <text:p text:style-name="P63"/>
          </table:table-cell>
        </table:table-row>
        <table:table-row>
          <table:table-cell table:style-name="Table32.A2" office:value-type="string">
            <text:p text:style-name="P63">Source</text:p>
          </table:table-cell>
          <table:table-cell table:style-name="Table32.B2" office:value-type="string">
            <text:p text:style-name="P64">SBIG</text:p>
          </table:table-cell>
        </table:table-row>
      </table:table>
      <text:p text:style-name="P163"/>
      <text:h text:style-name="P250" text:outline-level="4">LONGITUDE</text:h>
      <text:p text:style-name="P172"/>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9">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73">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9">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9">AIRDAS</text:p>
          </table:table-cell>
        </table:table-row>
      </table:table>
      <text:p text:style-name="P177">The UUID is generated the first time that the file is saved, before the file is saved. The UUID is <text:soft-page-break/>used for linking the image to a database primary key. The table also stores some image parameters. The primary key links the image to specific observations in the database.</text:p>
      <text:h text:style-name="P235" text:outline-level="1"><text:s/>Plate Solving</text:h>
      <text:p text:style-name="P135">Plate Solving is done using the astrometry.net code. This section describes the methods used to interface to the plate solving code of the astrometry.net library.</text:p>
      <text:list xml:id="list429145758" text:style-name="L13">
        <text:list-item>
          <text:p text:style-name="P194">Source find in image to produce an x,y, flux, background list. (simplexy_t has storage points defined for this.)</text:p>
        </text:list-item>
        <text:list-item>
          <text:p text:style-name="P195">Call function solve_fields to solve the field.</text:p>
          <text:p text:style-name="P195">solve_fields(blind_t, sip_t) has two parameters required. These are structures that need to be filled in before calling the function.</text:p>
        </text:list-item>
        <text:list-item>
          <text:p text:style-name="P195">D</text:p>
        </text:list-item>
      </text:list>
      <text:h text:style-name="P261" text:outline-level="2">Struct blind_t</text:h>
      <text:p text:style-name="P136">solver_t solver;</text:p>
      <text:p text:style-name="P136">anbool indexes_inparallel;</text:p>
      <text:p text:style-name="P136">int nsolves;</text:p>
      <text:p text:style-name="P136">int nsolves_sofar;</text:p>
      <text:p text:style-name="P136">char *fieldfname;</text:p>
      <text:p text:style-name="P136">char *marchfname;</text:p>
      <text:p text:style-name="P136">char *indexrdlsfname;</text:p>
      <text:p text:style-name="P136">char *corr_fname;</text:p>
      <text:p text:style-name="P136">char *scamp_fname;</text:p>
      <text:p text:style-name="P136">char *wcs_template;</text:p>
      <text:p text:style-name="P136">sl *verify_wcsfiles;</text:p>
      <text:p text:style-name="P136">bl *verify_wcs_list;</text:p>
      <text:p text:style-name="P136">char *solved_out;</text:p>
      <text:p text:style-name="P136">char *solved_in;</text:p>
      <text:p text:style-name="P136">char *solvedserver;</text:p>
      <text:p text:style-name="P136">int firstfield, lastfield;</text:p>
      <text:p text:style-name="P136">sl *indexnames;</text:p>
      <text:p text:style-name="P136">pl *indexes;</text:p>
      <text:p text:style-name="P136">int index_options;</text:p>
      <text:p text:style-name="P136"><text:soft-page-break/>double quad_size_fraction_lo;</text:p>
      <text:p text:style-name="P136">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87">#SET</text:p>
      <text:p text:style-name="P87">#VAR</text:p>
      <text:p text:style-name="P87">#FUNCTION</text:p>
      <text:p text:style-name="P87">#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1710139591" text:style-name="L14">
        <text:list-item>
          <text:p text:style-name="P196">Use “<text:span text:style-name="T61">FP_t</text:span>” for floating point numbers. </text:p>
        </text:list-item>
        <text:list-item>
          <text:p text:style-name="P197">Use AXIS_t for all axis indexes.</text:p>
        </text:list-item>
        <text:list-item>
          <text:p text:style-name="P197">Use INDEX_t for all array indexes.</text:p>
        </text:list-item>
        <text:list-item>
          <text:p text:style-name="P196">Write all code to use 32bit and 64 bit compilation.</text:p>
        </text:list-item>
        <text:list-item>
          <text:p text:style-name="P198">All code written for the ACL, GCL, MCL, PCL and SCL libraries must be platform <text:soft-page-break/>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2171601378" text:style-name="L15">
        <text:list-item>
          <text:p text:style-name="P298">DLib</text:p>
        </text:list-item>
        <text:list-item>
          <text:p text:style-name="P299">LibRaw – Provides RAW file support.</text:p>
        </text:list-item>
        <text:list-item>
          <text:p text:style-name="P299">Qt <text:span text:style-name="T28">Application Framework</text:span></text:p>
        </text:list-item>
        <text:list-item>
          <text:p text:style-name="P299">Qwt – Graphical Widgets for the Qt framework</text:p>
        </text:list-item>
        <text:list-item>
          <text:p text:style-name="P299">Boost Library – Smart pointers, file path management</text:p>
        </text:list-item>
        <text:list-item>
          <text:p text:style-name="P299">CCFits – C++ interface for the CfitsIO library</text:p>
        </text:list-item>
        <text:list-item>
          <text:p text:style-name="P299">CfitsIO – Library for reading/writing FITS files</text:p>
        </text:list-item>
        <text:list-item>
          <text:p text:style-name="P299">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8">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3">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34"><text:soft-page-break/>This library provides low-level C access to FITS files. </text:p>
      <text:h text:style-name="P262" text:outline-level="2">Coding Rules</text:h>
      <text:p text:style-name="Standard">C++ is the preferred development language. However, the use of C is also allowed. Libraries used are typically C++ and C. </text:p>
      <text:list xml:id="list490964823" text:style-name="L16">
        <text:list-item>
          <text:p text:style-name="P280">All new code should be written using C++.</text:p>
        </text:list-item>
        <text:list-item>
          <text:p text:style-name="P280">The use of standard C<text:span text:style-name="T44">++</text:span> and C libraries is encouraged, including the use of the STL.</text:p>
        </text:list-item>
        <text:list-item>
          <text:p text:style-name="P280">The API used for development is the Qt API. This was specifically done to enable easy porting of the application to other platforms than Windows. <text:span text:style-name="T44">The Qt framework should be used as far as possible for AIRDAS specific code. This includes all functionality provided by the Qt framework.</text:span></text:p>
        </text:list-item>
        <text:list-item>
          <text:p text:style-name="P281">All code being developed for <text:span text:style-name="T94">ACL, </text:span>GCL, MCL, <text:span text:style-name="T94">PCL, SCL libraries </text:span>should be independent of the Qt framework. The intent is to keep these libraries general and allow them to be used with any front-end code required. <text:span text:style-name="T94">AstroManager </text:span>handles the user interface, while the libraries do all the heavy lifting.</text:p>
        </text:list-item>
        <text:list-item>
          <text:p text:style-name="P280">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1">The database is viewed to be part of the front-end code.</text:span></text:p>
        </text:list-item>
        <text:list-item>
          <text:p text:style-name="P280">The code should be written to compile with any of the popular compilers. Where language differences exist between compilers, then the differences should be resolved using #ifdef statements that refer to the compiler.</text:p>
        </text:list-item>
        <text:list-item>
          <text:p text:style-name="P282">All counters and indexes of arrays should be based on size_t. This is required for 64bit compilation.</text:p>
        </text:list-item>
        <text:list-item>
          <text:p text:style-name="P282">All pointers should be based on ptrdiff_t. This is required for 64bit compilation.</text:p>
        </text:list-item>
        <text:list-item>
          <text:p text:style-name="P283">Compile time type-casting must be done using static_cast&lt;&gt;() <text:span text:style-name="T63">and not the traditional C (type) cast.</text:span></text:p>
        </text:list-item>
        <text:list-item>
          <text:p text:style-name="P283">Run time type-casting must be done using dynamic_cast&lt;&gt;(). Checks for non nullptr return values should also be done. Throw CODE_ERROR if nullptr values are returned.</text:p>
        </text:list-item>
        <text:list-item>
          <text:p text:style-name="P284">Use boost::threads library, not the std::thread library. </text:p>
          <text:p text:style-name="P285">The boost::thread library is a more complete API and has functions that simplify the code.</text:p>
        </text:list-item>
        <text:list-item>
          <text:p text:style-name="P287">Use the specific C-types to give standard integer variable sizes.</text:p>
          <text:p text:style-name="P286">Use std::uint8_t, std::uint16_t etc to ensure that variables have correct sizes for the application. This will also make it visible to the developer the range of the variable.</text:p>
          <text:p text:style-name="P286">Use int where the variable size does not matter, or to interface with existing libraries. </text:p>
        </text:list-item>
        <text:list-item>
          <text:p text:style-name="P288">Factory functions should return std::unique&lt;&gt;() pointers.</text:p>
        </text:list-item>
        <text:list-item>
          <text:p text:style-name="P289">Functions having pointer parameters when ownership is not to be transferred use C-style pointers.</text:p>
        </text:list-item>
        <text:list-item>
          <text:p text:style-name="P290">All pointers should be managed by smart pointer objetcs.</text:p>
        </text:list-item>
        <text:list-item>
          <text:p text:style-name="P290">Never delete an object. The smart_ptr or unique_ptr will delete it when it goes out of scope.</text:p>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ext:soft-page-break/>to support the <text:span text:style-name="T28">AIRDAS </text:span>application, and therefore only appropriate elements may have been implemented. This is not to say that the libraries cannot be expanded for future use.</text:p>
      <text:h text:style-name="Heading_20_3" text:outline-level="3"><text:span text:style-name="T72">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2">ACL </text:span><text:s/>must comply with the requirement that it does not rely on a specific OS.</text:p>
      <text:p text:style-name="Standard">The documentation for the <text:span text:style-name="T72">ACL </text:span>class library has been developed using the DoxyGen tool. This allows all the documentation for the library to be contained within the source code of the library.</text:p>
      <text:h text:style-name="P221" text:outline-level="3">GCL – General Class Library</text:h>
      <text:p text:style-name="P138">The GCL provides a number of classes for error handling and logging.</text:p>
      <text:h text:style-name="Heading_20_3" text:outline-level="3">MCL<text:span text:style-name="T28"> – </text:span>Maths Class Library</text:h>
      <text:p text:style-name="Standard">This library includes <text:span text:style-name="T65">multi-threaded </text:span>mathematical <text:span text:style-name="T65">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221" text:outline-level="3">PCL – Physics Class Library</text:h>
      <text:p text:style-name="P138">This library provides classes for converting units from one system to another. </text:p>
      <text:h text:style-name="Heading_20_3" text:outline-level="3">SCL<text:span text:style-name="T28"> – </text:span>Storage Class Library</text:h>
      <text:p text:style-name="Standard">Provides storage classes. Some of these classes replicate the STL classes, but others are used where less generic, more specific classes are required.</text:p>
      <text:h text:style-name="P263" text:outline-level="2">MdiChild activation/changing/deactivating</text:h>
      <text:p text:style-name="P129">These are the functions to call under different conditions.</text:p>
      <text:p text:style-name="P129">MdiChild::imageActivating(): When a MdiChild is activated. IE, it already has all the correct information and does not require a redraw().</text:p>
      <text:p text:style-name="P129">MdiChild Deactivating: When an MdiChild is deactivating. IE, it is going out of scope and information should be removed from dockwidgets.</text:p>
      <text:p text:style-name="P129">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1290543747" text:style-name="L17">
        <text:list-item>
          <text:p text:style-name="P291">Critical errors result in a shutdown of the application. These errors are non-recoverable.</text:p>
        </text:list-item>
        <text:list-item>
          <text:p text:style-name="P291">Recoverable errors - These are errors that will result in the application not performing as specified. However, the software can self correct for the error. These errors always relate to the operating environment.</text:p>
        </text:list-item>
        <text:list-item>
          <text:p text:style-name="P291">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3870165882" text:style-name="L18">
        <text:list-item>
          <text:p text:style-name="P293"><text:soft-page-break/>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294">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292">Code errors - These are errors where the code gets to a place that it should not be able to reach. <text:span text:style-name="T71">(Logic errors)</text:span> These errors may or may not shut the application down, and should be reported to the softwar<text:span text:style-name="T71">e</text:span> developers to enable the bugs to be removed from the code. <text:span text:style-name="T71">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66"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71">Application Name = <text:span text:style-name="T26">AIRDAS</text:span></text:p>
      <text:h text:style-name="P230" text:outline-level="3">Database</text:h>
      <text:p text:style-name="P164"/>
      <table:table table:name="Table20" table:style-name="Table20">
        <table:table-column table:style-name="Table20.A"/>
        <table:table-column table:style-name="Table20.B"/>
        <table:table-row>
          <table:table-cell table:style-name="Table20.A1" office:value-type="string">
            <text:p text:style-name="P38">ATID Database</text:p>
          </table:table-cell>
          <table:table-cell table:style-name="Table20.B1" office:value-type="string">
            <text:p text:style-name="P38"/>
          </table:table-cell>
        </table:table-row>
        <table:table-row>
          <table:table-cell table:style-name="Table20.A2" office:value-type="string">
            <text:p text:style-name="P38"><text:tab/>Oracle</text:p>
          </table:table-cell>
          <table:table-cell table:style-name="Table20.B2" office:value-type="string">
            <text:p text:style-name="P38"/>
          </table:table-cell>
        </table:table-row>
        <table:table-row>
          <table:table-cell table:style-name="Table20.A2" office:value-type="string">
            <text:p text:style-name="P38"><text:tab/><text:tab/>DriverName</text:p>
          </table:table-cell>
          <table:table-cell table:style-name="Table20.B2" office:value-type="string">
            <text:p text:style-name="P38"/>
          </table:table-cell>
        </table:table-row>
        <table:table-row>
          <table:table-cell table:style-name="Table20.A2" office:value-type="string">
            <text:p text:style-name="P38"><text:tab/><text:tab/>HostName</text:p>
          </table:table-cell>
          <table:table-cell table:style-name="Table20.B2" office:value-type="string">
            <text:p text:style-name="P38"><text:tab/></text:p>
          </table:table-cell>
        </table:table-row>
        <table:table-row>
          <table:table-cell table:style-name="Table20.A2" office:value-type="string">
            <text:p text:style-name="P38"><text:tab/><text:tab/>DatabaseName</text:p>
          </table:table-cell>
          <table:table-cell table:style-name="Table20.B2" office:value-type="string">
            <text:p text:style-name="P38"/>
          </table:table-cell>
        </table:table-row>
        <table:table-row>
          <table:table-cell table:style-name="Table20.A2" office:value-type="string">
            <text:p text:style-name="P38"><text:tab/><text:tab/>UserName</text:p>
          </table:table-cell>
          <table:table-cell table:style-name="Table20.B2" office:value-type="string">
            <text:p text:style-name="P38"/>
          </table:table-cell>
        </table:table-row>
        <table:table-row>
          <table:table-cell table:style-name="Table20.A2" office:value-type="string">
            <text:p text:style-name="P38"><text:tab/><text:tab/>Password</text:p>
          </table:table-cell>
          <table:table-cell table:style-name="Table20.B2" office:value-type="string">
            <text:p text:style-name="P38"/>
          </table:table-cell>
        </table:table-row>
        <table:table-row>
          <table:table-cell table:style-name="Table20.A2" office:value-type="string">
            <text:p text:style-name="P38"><text:tab/><text:tab/>Port</text:p>
          </table:table-cell>
          <table:table-cell table:style-name="Table20.B2" office:value-type="string">
            <text:p text:style-name="P38"/>
          </table:table-cell>
        </table:table-row>
        <table:table-row>
          <table:table-cell table:style-name="Table20.A2" office:value-type="string">
            <text:p text:style-name="P38"><text:tab/>ODBC</text:p>
          </table:table-cell>
          <table:table-cell table:style-name="Table20.B2" office:value-type="string">
            <text:p text:style-name="P38"/>
          </table:table-cell>
        </table:table-row>
        <table:table-row>
          <table:table-cell table:style-name="Table20.A2" office:value-type="string">
            <text:p text:style-name="P38"><text:tab/><text:tab/>DriverName</text:p>
          </table:table-cell>
          <table:table-cell table:style-name="Table20.B2" office:value-type="string">
            <text:p text:style-name="P38"/>
          </table:table-cell>
        </table:table-row>
        <text:soft-page-break/>
        <table:table-row>
          <table:table-cell table:style-name="Table20.A2" office:value-type="string">
            <text:p text:style-name="P38"><text:tab/><text:tab/>DatabaseName</text:p>
          </table:table-cell>
          <table:table-cell table:style-name="Table20.B2" office:value-type="string">
            <text:p text:style-name="P38"/>
          </table:table-cell>
        </table:table-row>
        <table:table-row>
          <table:table-cell table:style-name="Table20.A2" office:value-type="string">
            <text:p text:style-name="P38"><text:tab/>MySQL</text:p>
          </table:table-cell>
          <table:table-cell table:style-name="Table20.B2" office:value-type="string">
            <text:p text:style-name="P38"/>
          </table:table-cell>
        </table:table-row>
        <table:table-row>
          <table:table-cell table:style-name="Table20.A2" office:value-type="string">
            <text:p text:style-name="P38"><text:tab/><text:tab/>DriverName</text:p>
          </table:table-cell>
          <table:table-cell table:style-name="Table20.B2" office:value-type="string">
            <text:p text:style-name="P38"><text:tab/></text:p>
          </table:table-cell>
        </table:table-row>
        <table:table-row>
          <table:table-cell table:style-name="Table20.A2" office:value-type="string">
            <text:p text:style-name="P38"><text:tab/><text:tab/>HostAddress</text:p>
          </table:table-cell>
          <table:table-cell table:style-name="Table20.B2" office:value-type="string">
            <text:p text:style-name="P38"/>
          </table:table-cell>
        </table:table-row>
        <table:table-row>
          <table:table-cell table:style-name="Table20.A2" office:value-type="string">
            <text:p text:style-name="P38"><text:tab/><text:tab/>DatabaseName</text:p>
          </table:table-cell>
          <table:table-cell table:style-name="Table20.B2" office:value-type="string">
            <text:p text:style-name="P38"/>
          </table:table-cell>
        </table:table-row>
        <table:table-row>
          <table:table-cell table:style-name="Table20.A2" office:value-type="string">
            <text:p text:style-name="P38"><text:tab/><text:tab/>Port</text:p>
          </table:table-cell>
          <table:table-cell table:style-name="Table20.B2" office:value-type="string">
            <text:p text:style-name="P38"/>
          </table:table-cell>
        </table:table-row>
        <table:table-row>
          <table:table-cell table:style-name="Table20.A2" office:value-type="string">
            <text:p text:style-name="P38"><text:tab/><text:tab/>UserName</text:p>
          </table:table-cell>
          <table:table-cell table:style-name="Table20.B2" office:value-type="string">
            <text:p text:style-name="P38"/>
          </table:table-cell>
        </table:table-row>
        <table:table-row>
          <table:table-cell table:style-name="Table20.A2" office:value-type="string">
            <text:p text:style-name="P38"><text:tab/><text:tab/>Password</text:p>
          </table:table-cell>
          <table:table-cell table:style-name="Table20.B2" office:value-type="string">
            <text:p text:style-name="P38"/>
          </table:table-cell>
        </table:table-row>
      </table:table>
      <text:p text:style-name="P164"/>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3363875414" text:style-name="L19">
        <text:list-item>
          <text:p text:style-name="P199">All code should be written is C++ using C++ available language features..</text:p>
        </text:list-item>
        <text:list-item>
          <text:p text:style-name="P199">Rather than using macros for values, constants should be used. Constants have better scope rules than macros thus preventing clashes. (int <text:span text:style-name="T34">const </text:span>value = 1;)</text:p>
        </text:list-item>
        <text:list-item>
          <text:p text:style-name="P199"><text:soft-page-break/>'using namespace xxx' should not be used. <text:span text:style-name="T45">Prefer f</text:span>ully qualified names are preferred. (std::vector...)</text:p>
        </text:list-item>
        <text:list-item>
          <text:p text:style-name="P199">Indents should be 2 spaces only and be represented in the source files as spaces, not tabs.</text:p>
        </text:list-item>
        <text:list-item>
          <text:p text:style-name="P200">All class names should begin with “C” (CAstroFile)</text:p>
        </text:list-item>
        <text:list-item>
          <text:p text:style-name="P200">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6">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Field Name</text:p>
          </table:table-cell>
          <table:table-cell table:style-name="Table1.A1" office:value-type="string">
            <text:p text:style-name="P26">Data Type</text:p>
          </table:table-cell>
          <table:table-cell table:style-name="Table1.A1" office:value-type="string">
            <text:p text:style-name="P26">Index</text:p>
          </table:table-cell>
          <table:table-cell table:style-name="Table1.A1" office:value-type="string">
            <text:p text:style-name="P26">Foreign Key</text:p>
          </table:table-cell>
          <table:table-cell table:style-name="Table1.E1" office:value-type="string">
            <text:p text:style-name="P26">Comments</text:p>
          </table:table-cell>
        </table:table-row>
        <table:table-row>
          <table:table-cell table:style-name="Table1.A7" office:value-type="string">
            <text:p text:style-name="P65">CATALOG_ID</text:p>
          </table:table-cell>
          <table:table-cell table:style-name="Table1.B7" office:value-type="string">
            <text:p text:style-name="P65">UNSIGNED INT<text:span text:style-name="T77">(3)</text:span></text:p>
          </table:table-cell>
          <table:table-cell table:style-name="Table1.C7" office:value-type="string">
            <text:p text:style-name="P66">Primary</text:p>
          </table:table-cell>
          <table:table-cell table:style-name="Table1.D7" office:value-type="string">
            <text:p text:style-name="P65"/>
          </table:table-cell>
          <table:table-cell table:style-name="Table1.E7" office:value-type="string">
            <text:p text:style-name="P65">Auto Increment</text:p>
          </table:table-cell>
        </table:table-row>
        <table:table-row>
          <table:table-cell table:style-name="Table1.A7" office:value-type="string">
            <text:p text:style-name="P65">ABBREVIATION</text:p>
          </table:table-cell>
          <table:table-cell table:style-name="Table1.B7" office:value-type="string">
            <text:p text:style-name="P65">VARCHAR(<text:span text:style-name="T78">7</text:span>)</text:p>
          </table:table-cell>
          <table:table-cell table:style-name="Table1.C7" office:value-type="string">
            <text:p text:style-name="P65"/>
          </table:table-cell>
          <table:table-cell table:style-name="Table1.D7" office:value-type="string">
            <text:p text:style-name="P65"/>
          </table:table-cell>
          <table:table-cell table:style-name="Table1.E7" office:value-type="string">
            <text:p text:style-name="P65">UNIQUE</text:p>
          </table:table-cell>
        </table:table-row>
        <table:table-row>
          <table:table-cell table:style-name="Table1.A7" office:value-type="string">
            <text:p text:style-name="P65">CATALOG_NAME</text:p>
          </table:table-cell>
          <table:table-cell table:style-name="Table1.B7" office:value-type="string">
            <text:p text:style-name="P65">VARCHAR(<text:span text:style-name="T78">52</text:span>)</text:p>
          </table:table-cell>
          <table:table-cell table:style-name="Table1.C7" office:value-type="string">
            <text:p text:style-name="P65"/>
          </table:table-cell>
          <table:table-cell table:style-name="Table1.D7" office:value-type="string">
            <text:p text:style-name="P65"/>
          </table:table-cell>
          <table:table-cell table:style-name="Table1.E7" office:value-type="string">
            <text:p text:style-name="P65"/>
          </table:table-cell>
        </table:table-row>
        <table:table-row>
          <table:table-cell table:style-name="Table1.A7" office:value-type="string">
            <text:p text:style-name="P65">COMMENTS</text:p>
          </table:table-cell>
          <table:table-cell table:style-name="Table1.B7" office:value-type="string">
            <text:p text:style-name="P65">VARCHAR(40<text:span text:style-name="T78">8</text:span>)</text:p>
          </table:table-cell>
          <table:table-cell table:style-name="Table1.C7" office:value-type="string">
            <text:p text:style-name="P65"/>
          </table:table-cell>
          <table:table-cell table:style-name="Table1.D7" office:value-type="string">
            <text:p text:style-name="P65"/>
          </table:table-cell>
          <table:table-cell table:style-name="Table1.E7" office:value-type="string">
            <text:p text:style-name="P65"/>
          </table:table-cell>
        </table:table-row>
        <table:table-row>
          <table:table-cell table:style-name="Table1.A7" office:value-type="string">
            <text:p text:style-name="P65">MASK</text:p>
          </table:table-cell>
          <table:table-cell table:style-name="Table1.B7" office:value-type="string">
            <text:p text:style-name="P65">VARCHAR(50)</text:p>
          </table:table-cell>
          <table:table-cell table:style-name="Table1.C7" office:value-type="string">
            <text:p text:style-name="P65"/>
          </table:table-cell>
          <table:table-cell table:style-name="Table1.D7" office:value-type="string">
            <text:p text:style-name="P65"/>
          </table:table-cell>
          <table:table-cell table:style-name="Table1.E7" office:value-type="string">
            <text:p text:style-name="P65"/>
          </table:table-cell>
        </table:table-row>
        <table:table-row>
          <table:table-cell table:style-name="Table1.A7" office:value-type="string">
            <text:p text:style-name="P65">DATEADDED</text:p>
          </table:table-cell>
          <table:table-cell table:style-name="Table1.B7" office:value-type="string">
            <text:p text:style-name="P65">TIMESTAMP</text:p>
          </table:table-cell>
          <table:table-cell table:style-name="Table1.C7" office:value-type="string">
            <text:p text:style-name="P65"/>
          </table:table-cell>
          <table:table-cell table:style-name="Table1.D7" office:value-type="string">
            <text:p text:style-name="P65"/>
          </table:table-cell>
          <table:table-cell table:style-name="Table1.E7" office:value-type="string">
            <text:p text:style-name="P65"/>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Field Name</text:p>
          </table:table-cell>
          <table:table-cell table:style-name="Table2.A1" office:value-type="string">
            <text:p text:style-name="P26">Data Type</text:p>
          </table:table-cell>
          <table:table-cell table:style-name="Table2.A1" office:value-type="string">
            <text:p text:style-name="P26">Index</text:p>
          </table:table-cell>
          <table:table-cell table:style-name="Table2.A1" office:value-type="string">
            <text:p text:style-name="P26">Foreign Key</text:p>
          </table:table-cell>
          <table:table-cell table:style-name="Table2.E1" office:value-type="string">
            <text:p text:style-name="P26">Comments</text:p>
          </table:table-cell>
        </table:table-row>
        <table:table-row>
          <table:table-cell table:style-name="Table2.A4" office:value-type="string">
            <text:p text:style-name="P65">EPOCH_ID</text:p>
          </table:table-cell>
          <table:table-cell table:style-name="Table2.B4" office:value-type="string">
            <text:p text:style-name="P65">UNSIGNED INT<text:span text:style-name="T79">(1)</text:span></text:p>
          </table:table-cell>
          <table:table-cell table:style-name="Table2.C4" office:value-type="string">
            <text:p text:style-name="P66">Primary</text:p>
          </table:table-cell>
          <table:table-cell table:style-name="Table2.D4" office:value-type="string">
            <text:p text:style-name="P65"/>
          </table:table-cell>
          <table:table-cell table:style-name="Table2.E4" office:value-type="string">
            <text:p text:style-name="P65">Auto Increment</text:p>
          </table:table-cell>
        </table:table-row>
        <table:table-row>
          <table:table-cell table:style-name="Table2.A4" office:value-type="string">
            <text:p text:style-name="P65">EPOCH</text:p>
          </table:table-cell>
          <table:table-cell table:style-name="Table2.B4" office:value-type="string">
            <text:p text:style-name="P65">VARCHAR(8)</text:p>
          </table:table-cell>
          <table:table-cell table:style-name="Table2.C4" office:value-type="string">
            <text:p text:style-name="P65"/>
          </table:table-cell>
          <table:table-cell table:style-name="Table2.D4" office:value-type="string">
            <text:p text:style-name="P65"/>
          </table:table-cell>
          <table:table-cell table:style-name="Table2.E4" office:value-type="string">
            <text:p text:style-name="P65">UNIQUE</text:p>
          </table:table-cell>
        </table:table-row>
        <table:table-row>
          <table:table-cell table:style-name="Table2.A4" office:value-type="string">
            <text:p text:style-name="P65">JULIANDAY</text:p>
          </table:table-cell>
          <table:table-cell table:style-name="Table2.B4" office:value-type="string">
            <text:p text:style-name="P65">DOUBLE</text:p>
          </table:table-cell>
          <table:table-cell table:style-name="Table2.C4" office:value-type="string">
            <text:p text:style-name="P65"/>
          </table:table-cell>
          <table:table-cell table:style-name="Table2.D4" office:value-type="string">
            <text:p text:style-name="P65"/>
          </table:table-cell>
          <table:table-cell table:style-name="Table2.E4" office:value-type="string">
            <text:p text:style-name="P65"/>
          </table:table-cell>
        </table:table-row>
      </table:table>
      <text:h text:style-name="Heading_20_3" text:outline-level="3"><text:soft-page-break/>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Field Name</text:p>
          </table:table-cell>
          <table:table-cell table:style-name="Table3.A1" office:value-type="string">
            <text:p text:style-name="P26">Data Type</text:p>
          </table:table-cell>
          <table:table-cell table:style-name="Table3.A1" office:value-type="string">
            <text:p text:style-name="P26">Index</text:p>
          </table:table-cell>
          <table:table-cell table:style-name="Table3.A1" office:value-type="string">
            <text:p text:style-name="P26">Foreign Key</text:p>
          </table:table-cell>
          <table:table-cell table:style-name="Table3.E1" office:value-type="string">
            <text:p text:style-name="P26">Comments</text:p>
          </table:table-cell>
        </table:table-row>
        <table:table-row>
          <table:table-cell table:style-name="Table3.A4" office:value-type="string">
            <text:p text:style-name="P65">CONSTELLATION_ID</text:p>
          </table:table-cell>
          <table:table-cell table:style-name="Table3.B4" office:value-type="string">
            <text:p text:style-name="P65">UNSIGNED INT</text:p>
          </table:table-cell>
          <table:table-cell table:style-name="Table3.C4" office:value-type="string">
            <text:p text:style-name="P66">Primary</text:p>
          </table:table-cell>
          <table:table-cell table:style-name="Table3.D4" office:value-type="string">
            <text:p text:style-name="P65"/>
          </table:table-cell>
          <table:table-cell table:style-name="Table3.E4" office:value-type="string">
            <text:p text:style-name="P65">Auto Increment</text:p>
          </table:table-cell>
        </table:table-row>
        <table:table-row>
          <table:table-cell table:style-name="Table3.A4" office:value-type="string">
            <text:p text:style-name="P68">NAME</text:p>
          </table:table-cell>
          <table:table-cell table:style-name="Table3.B4" office:value-type="string">
            <text:p text:style-name="P65">VARCHAR(<text:span text:style-name="T80">20</text:span>)</text:p>
          </table:table-cell>
          <table:table-cell table:style-name="Table3.C4" office:value-type="string">
            <text:p text:style-name="P65"/>
          </table:table-cell>
          <table:table-cell table:style-name="Table3.D4" office:value-type="string">
            <text:p text:style-name="P65"/>
          </table:table-cell>
          <table:table-cell table:style-name="Table3.E4" office:value-type="string">
            <text:p text:style-name="P65"/>
          </table:table-cell>
        </table:table-row>
        <table:table-row>
          <table:table-cell table:style-name="Table3.A4" office:value-type="string">
            <text:p text:style-name="P68">ABBREVIATION</text:p>
          </table:table-cell>
          <table:table-cell table:style-name="Table3.B4" office:value-type="string">
            <text:p text:style-name="P68">VARCHAR(3)</text:p>
          </table:table-cell>
          <table:table-cell table:style-name="Table3.C4" office:value-type="string">
            <text:p text:style-name="P65"/>
          </table:table-cell>
          <table:table-cell table:style-name="Table3.D4" office:value-type="string">
            <text:p text:style-name="P65"/>
          </table:table-cell>
          <table:table-cell table:style-name="Table3.E4" office:value-type="string">
            <text:p text:style-name="P65"/>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6">Field Name</text:p>
          </table:table-cell>
          <table:table-cell table:style-name="Table4.A1" office:value-type="string">
            <text:p text:style-name="P26">Data Type</text:p>
          </table:table-cell>
          <table:table-cell table:style-name="Table4.A1" office:value-type="string">
            <text:p text:style-name="P26">Index</text:p>
          </table:table-cell>
          <table:table-cell table:style-name="Table4.A1" office:value-type="string">
            <text:p text:style-name="P26">Foreign Key</text:p>
          </table:table-cell>
          <table:table-cell table:style-name="Table4.E1" office:value-type="string">
            <text:p text:style-name="P26">Comments</text:p>
          </table:table-cell>
        </table:table-row>
        <table:table-row>
          <table:table-cell table:style-name="Table4.A5" office:value-type="string">
            <text:p text:style-name="P65">OBJECTTYPE_ID</text:p>
          </table:table-cell>
          <table:table-cell table:style-name="Table4.B5" office:value-type="string">
            <text:p text:style-name="P65">UNSIGNED INT<text:span text:style-name="T80">(2)</text:span></text:p>
          </table:table-cell>
          <table:table-cell table:style-name="Table4.C5" office:value-type="string">
            <text:p text:style-name="P66">Primary</text:p>
          </table:table-cell>
          <table:table-cell table:style-name="Table4.D5" office:value-type="string">
            <text:p text:style-name="P65"/>
          </table:table-cell>
          <table:table-cell table:style-name="Table4.E5" office:value-type="string">
            <text:p text:style-name="P65">Auto Increment</text:p>
          </table:table-cell>
        </table:table-row>
        <table:table-row>
          <table:table-cell table:style-name="Table4.A5" office:value-type="string">
            <text:p text:style-name="P65">OBJECTTYPE</text:p>
          </table:table-cell>
          <table:table-cell table:style-name="Table4.B5" office:value-type="string">
            <text:p text:style-name="P65">VARCHAR(22)</text:p>
          </table:table-cell>
          <table:table-cell table:style-name="Table4.C5" office:value-type="string">
            <text:p text:style-name="P66">Unique</text:p>
          </table:table-cell>
          <table:table-cell table:style-name="Table4.D5" office:value-type="string">
            <text:p text:style-name="P65"/>
          </table:table-cell>
          <table:table-cell table:style-name="Table4.E5" office:value-type="string">
            <text:p text:style-name="P65"/>
          </table:table-cell>
        </table:table-row>
        <table:table-row>
          <table:table-cell table:style-name="Table4.A5" office:value-type="string">
            <text:p text:style-name="P65">COMMENTS</text:p>
          </table:table-cell>
          <table:table-cell table:style-name="Table4.B5" office:value-type="string">
            <text:p text:style-name="P65">VARCHAR(158)</text:p>
          </table:table-cell>
          <table:table-cell table:style-name="Table4.C5" office:value-type="string">
            <text:p text:style-name="P65"/>
          </table:table-cell>
          <table:table-cell table:style-name="Table4.D5" office:value-type="string">
            <text:p text:style-name="P65"/>
          </table:table-cell>
          <table:table-cell table:style-name="Table4.E5" office:value-type="string">
            <text:p text:style-name="P65"/>
          </table:table-cell>
        </table:table-row>
        <table:table-row>
          <table:table-cell table:style-name="Table4.A5" office:value-type="string">
            <text:p text:style-name="P65">CALCPOSN</text:p>
          </table:table-cell>
          <table:table-cell table:style-name="Table4.B5" office:value-type="string">
            <text:p text:style-name="P65">INT<text:span text:style-name="T80">(2)</text:span></text:p>
          </table:table-cell>
          <table:table-cell table:style-name="Table4.C5" office:value-type="string">
            <text:p text:style-name="P65"/>
          </table:table-cell>
          <table:table-cell table:style-name="Table4.D5" office:value-type="string">
            <text:p text:style-name="P65"/>
          </table:table-cell>
          <table:table-cell table:style-name="Table4.E5" office:value-type="string">
            <text:p text:style-name="P65"/>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6">Field Name</text:p>
          </table:table-cell>
          <table:table-cell table:style-name="Table5.A1" office:value-type="string">
            <text:p text:style-name="P26">Data Type</text:p>
          </table:table-cell>
          <table:table-cell table:style-name="Table5.A1" office:value-type="string">
            <text:p text:style-name="P26">Index</text:p>
          </table:table-cell>
          <table:table-cell table:style-name="Table5.A1" office:value-type="string">
            <text:p text:style-name="P26">Foreign Key</text:p>
          </table:table-cell>
          <table:table-cell table:style-name="Table5.E1" office:value-type="string">
            <text:p text:style-name="P26">Comments</text:p>
          </table:table-cell>
        </table:table-row>
        <table:table-row>
          <table:table-cell table:style-name="Table5.A5" office:value-type="string">
            <text:p text:style-name="P65">NAME_ID</text:p>
          </table:table-cell>
          <table:table-cell table:style-name="Table5.B5" office:value-type="string">
            <text:p text:style-name="P65">UNSIGNED INT<text:span text:style-name="T81">(10)</text:span></text:p>
          </table:table-cell>
          <table:table-cell table:style-name="Table5.C5" office:value-type="string">
            <text:p text:style-name="P66">Primary</text:p>
          </table:table-cell>
          <table:table-cell table:style-name="Table5.D5" office:value-type="string">
            <text:p text:style-name="P65"/>
          </table:table-cell>
          <table:table-cell table:style-name="Table5.E5" office:value-type="string">
            <text:p text:style-name="P65">Auto Increment</text:p>
          </table:table-cell>
        </table:table-row>
        <table:table-row>
          <table:table-cell table:style-name="Table5.A5" office:value-type="string">
            <text:p text:style-name="P65">NAME</text:p>
          </table:table-cell>
          <table:table-cell table:style-name="Table5.B5" office:value-type="string">
            <text:p text:style-name="P65">VARCHAR(<text:span text:style-name="T81">30</text:span>)</text:p>
          </table:table-cell>
          <table:table-cell table:style-name="Table5.C5" office:value-type="string">
            <text:p text:style-name="P66"/>
          </table:table-cell>
          <table:table-cell table:style-name="Table5.D5" office:value-type="string">
            <text:p text:style-name="P65"/>
          </table:table-cell>
          <table:table-cell table:style-name="Table5.E5" office:value-type="string">
            <text:p text:style-name="P65"/>
          </table:table-cell>
        </table:table-row>
        <table:table-row>
          <table:table-cell table:style-name="Table5.A5" office:value-type="string">
            <text:p text:style-name="P69">OID</text:p>
          </table:table-cell>
          <table:table-cell table:style-name="Table5.B5" office:value-type="string">
            <text:p text:style-name="P65"><text:span text:style-name="T81">UNSINGED </text:span>INT<text:span text:style-name="T81">(10)</text:span></text:p>
          </table:table-cell>
          <table:table-cell table:style-name="Table5.C5" office:value-type="string">
            <text:p text:style-name="P65"/>
          </table:table-cell>
          <table:table-cell table:style-name="Table5.D5" office:value-type="string">
            <text:p text:style-name="P65"/>
          </table:table-cell>
          <table:table-cell table:style-name="Table5.E5" office:value-type="string">
            <text:p text:style-name="P65"/>
          </table:table-cell>
        </table:table-row>
        <table:table-row>
          <table:table-cell table:style-name="Table5.A5" office:value-type="string">
            <text:p text:style-name="P65">CATALOG_ID</text:p>
          </table:table-cell>
          <table:table-cell table:style-name="Table5.B5" office:value-type="string">
            <text:p text:style-name="P65"><text:span text:style-name="T81">UNSIGNED </text:span>INT<text:span text:style-name="T81">(10)</text:span></text:p>
          </table:table-cell>
          <table:table-cell table:style-name="Table5.C5" office:value-type="string">
            <text:p text:style-name="P65"/>
          </table:table-cell>
          <table:table-cell table:style-name="Table5.D5" office:value-type="string">
            <text:p text:style-name="P65"/>
          </table:table-cell>
          <table:table-cell table:style-name="Table5.E5" office:value-type="string">
            <text:p text:style-name="P65"/>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6">Field Name</text:p>
          </table:table-cell>
          <table:table-cell table:style-name="Table11.A1" office:value-type="string">
            <text:p text:style-name="P26">Data Type</text:p>
          </table:table-cell>
          <table:table-cell table:style-name="Table11.A1" office:value-type="string">
            <text:p text:style-name="P26">Index</text:p>
          </table:table-cell>
          <table:table-cell table:style-name="Table11.A1" office:value-type="string">
            <text:p text:style-name="P26">Foreign Key</text:p>
          </table:table-cell>
          <table:table-cell table:style-name="Table11.E1" office:value-type="string">
            <text:p text:style-name="P26">Comments</text:p>
          </table:table-cell>
        </table:table-row>
        <table:table-row>
          <table:table-cell table:style-name="Table11.A4" office:value-type="string">
            <text:p text:style-name="P65">SPECTRALCLASS_ID</text:p>
          </table:table-cell>
          <table:table-cell table:style-name="Table11.B4" office:value-type="string">
            <text:p text:style-name="P65">UNSIGNED INT<text:span text:style-name="T82">(2)</text:span></text:p>
          </table:table-cell>
          <table:table-cell table:style-name="Table11.C4" office:value-type="string">
            <text:p text:style-name="P66">Primary</text:p>
          </table:table-cell>
          <table:table-cell table:style-name="Table11.D4" office:value-type="string">
            <text:p text:style-name="P65"/>
          </table:table-cell>
          <table:table-cell table:style-name="Table11.E4" office:value-type="string">
            <text:p text:style-name="P65">Auto Increment</text:p>
          </table:table-cell>
        </table:table-row>
        <table:table-row>
          <table:table-cell table:style-name="Table11.A4" office:value-type="string">
            <text:p text:style-name="P65">SHORTTEXT</text:p>
          </table:table-cell>
          <table:table-cell table:style-name="Table11.B4" office:value-type="string">
            <text:p text:style-name="P65">VARCHAR(1)</text:p>
          </table:table-cell>
          <table:table-cell table:style-name="Table11.C4" office:value-type="string">
            <text:p text:style-name="P66"/>
          </table:table-cell>
          <table:table-cell table:style-name="Table11.D4" office:value-type="string">
            <text:p text:style-name="P65"/>
          </table:table-cell>
          <table:table-cell table:style-name="Table11.E4" office:value-type="string">
            <text:p text:style-name="P65"/>
          </table:table-cell>
        </table:table-row>
        <table:table-row>
          <table:table-cell table:style-name="Table11.A4" office:value-type="string">
            <text:p text:style-name="P65">LONGTEXT</text:p>
          </table:table-cell>
          <table:table-cell table:style-name="Table11.B4" office:value-type="string">
            <text:p text:style-name="P65">VARCHAR(50)</text:p>
          </table:table-cell>
          <table:table-cell table:style-name="Table11.C4" office:value-type="string">
            <text:p text:style-name="P65"/>
          </table:table-cell>
          <table:table-cell table:style-name="Table11.D4" office:value-type="string">
            <text:p text:style-name="P65"/>
          </table:table-cell>
          <table:table-cell table:style-name="Table11.E4" office:value-type="string">
            <text:p text:style-name="P65"/>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6">Field Name</text:p>
          </table:table-cell>
          <table:table-cell table:style-name="Table6.A1" office:value-type="string">
            <text:p text:style-name="P26">Data Type</text:p>
          </table:table-cell>
          <table:table-cell table:style-name="Table6.A1" office:value-type="string">
            <text:p text:style-name="P26">Index</text:p>
          </table:table-cell>
          <table:table-cell table:style-name="Table6.A1" office:value-type="string">
            <text:p text:style-name="P26">Foreign Key</text:p>
          </table:table-cell>
          <table:table-cell table:style-name="Table6.E1" office:value-type="string">
            <text:p text:style-name="P26">Comments</text:p>
          </table:table-cell>
        </table:table-row>
        <table:table-row>
          <table:table-cell table:style-name="Table6.A11" office:value-type="string">
            <text:p text:style-name="P65">OBJECT_ID</text:p>
          </table:table-cell>
          <table:table-cell table:style-name="Table6.B11" office:value-type="string">
            <text:p text:style-name="P65">UNSIGNED INT<text:span text:style-name="T83">(10)</text:span></text:p>
          </table:table-cell>
          <table:table-cell table:style-name="Table6.C11" office:value-type="string">
            <text:p text:style-name="P66">Primary</text:p>
          </table:table-cell>
          <table:table-cell table:style-name="Table6.D11" office:value-type="string">
            <text:p text:style-name="P65"/>
          </table:table-cell>
          <table:table-cell table:style-name="Table6.E11" office:value-type="string">
            <text:p text:style-name="P65">Auto Increment</text:p>
          </table:table-cell>
        </table:table-row>
        <table:table-row>
          <table:table-cell table:style-name="Table6.A11" office:value-type="string">
            <text:p text:style-name="P70">CONSTELLATION_ID</text:p>
          </table:table-cell>
          <table:table-cell table:style-name="Table6.B11" office:value-type="string">
            <text:p text:style-name="P70">UNSIGNED INT(2)</text:p>
          </table:table-cell>
          <table:table-cell table:style-name="Table6.C11" office:value-type="string">
            <text:p text:style-name="P66"/>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OBJECTTYPE_ID</text:p>
          </table:table-cell>
          <table:table-cell table:style-name="Table6.B11" office:value-type="string">
            <text:p text:style-name="P70">UNSIGNED INT(2)</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ext:soft-page-break/>
        <table:table-row>
          <table:table-cell table:style-name="Table6.A11" office:value-type="string">
            <text:p text:style-name="P70">RA</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DEC</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EPOCH_ID</text:p>
          </table:table-cell>
          <table:table-cell table:style-name="Table6.B11" office:value-type="string">
            <text:p text:style-name="P70">UNSINGED INT(2)</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PMRA</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PMDEC</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RADIALVELOCITY</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row>
          <table:table-cell table:style-name="Table6.A11" office:value-type="string">
            <text:p text:style-name="P70">PARALLAX</text:p>
          </table:table-cell>
          <table:table-cell table:style-name="Table6.B11" office:value-type="string">
            <text:p text:style-name="P71">Double</text:p>
          </table:table-cell>
          <table:table-cell table:style-name="Table6.C11" office:value-type="string">
            <text:p text:style-name="P65"/>
          </table:table-cell>
          <table:table-cell table:style-name="Table6.D11" office:value-type="string">
            <text:p text:style-name="P65"/>
          </table:table-cell>
          <table:table-cell table:style-name="Table6.E11" office:value-type="string">
            <text:p text:style-name="P65"/>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6">Field Name</text:p>
          </table:table-cell>
          <table:table-cell table:style-name="Table17.A1" office:value-type="string">
            <text:p text:style-name="P26">Data Type</text:p>
          </table:table-cell>
          <table:table-cell table:style-name="Table17.A1" office:value-type="string">
            <text:p text:style-name="P26">Index</text:p>
          </table:table-cell>
          <table:table-cell table:style-name="Table17.A1" office:value-type="string">
            <text:p text:style-name="P26">Foreign Key</text:p>
          </table:table-cell>
          <table:table-cell table:style-name="Table17.E1" office:value-type="string">
            <text:p text:style-name="P26">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3">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6">Field Name</text:p>
          </table:table-cell>
          <table:table-cell table:style-name="Table16.A1" office:value-type="string">
            <text:p text:style-name="P26">Data Type</text:p>
          </table:table-cell>
          <table:table-cell table:style-name="Table16.A1" office:value-type="string">
            <text:p text:style-name="P26">Index</text:p>
          </table:table-cell>
          <table:table-cell table:style-name="Table16.A1" office:value-type="string">
            <text:p text:style-name="P26">Foreign Key</text:p>
          </table:table-cell>
          <table:table-cell table:style-name="Table16.E1" office:value-type="string">
            <text:p text:style-name="P26">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3">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6">Field Name</text:p>
          </table:table-cell>
          <table:table-cell table:style-name="Table18.A1" office:value-type="string">
            <text:p text:style-name="P26">Data Type</text:p>
          </table:table-cell>
          <table:table-cell table:style-name="Table18.A1" office:value-type="string">
            <text:p text:style-name="P26">Index</text:p>
          </table:table-cell>
          <table:table-cell table:style-name="Table18.A1" office:value-type="string">
            <text:p text:style-name="P26">Foreign Key</text:p>
          </table:table-cell>
          <table:table-cell table:style-name="Table18.E1" office:value-type="string">
            <text:p text:style-name="P26">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3">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text:soft-page-break/>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6">Field Name</text:p>
          </table:table-cell>
          <table:table-cell table:style-name="Table21.A1" office:value-type="string">
            <text:p text:style-name="P26">Data Type</text:p>
          </table:table-cell>
          <table:table-cell table:style-name="Table21.A1" office:value-type="string">
            <text:p text:style-name="P26">Index</text:p>
          </table:table-cell>
          <table:table-cell table:style-name="Table21.A1" office:value-type="string">
            <text:p text:style-name="P26">Foreign Key</text:p>
          </table:table-cell>
          <table:table-cell table:style-name="Table21.E1" office:value-type="string">
            <text:p text:style-name="P26">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3">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3303195632" text:style-name="L20">
        <text:list-item>
          <text:p text:style-name="P295"/>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222" text:outline-level="3">TBL_ASTROMETRYOBJECTS</text:h>
      <text:p text:style-name="P139">The table contains all observed objects that have been identified as astrometry objects of interest.</text:p>
      <text:p text:style-name="P139"/>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30">Field Name</text:p>
          </table:table-cell>
          <table:table-cell table:style-name="Table34.A1" office:value-type="string">
            <text:p text:style-name="P30">Data Type</text:p>
          </table:table-cell>
          <table:table-cell table:style-name="Table34.A1" office:value-type="string">
            <text:p text:style-name="P30">Index</text:p>
          </table:table-cell>
          <table:table-cell table:style-name="Table34.A1" office:value-type="string">
            <text:p text:style-name="P30">Foreign Key</text:p>
          </table:table-cell>
          <table:table-cell table:style-name="Table34.A1" office:value-type="string">
            <text:p text:style-name="P33">Other</text:p>
          </table:table-cell>
          <table:table-cell table:style-name="Table34.F1" office:value-type="string">
            <text:p text:style-name="P33">Comments</text:p>
          </table:table-cell>
        </table:table-row>
        <table:table-row table:style-name="Table34.1">
          <table:table-cell table:style-name="Table34.A5" office:value-type="string">
            <text:p text:style-name="P77">AU_ID</text:p>
          </table:table-cell>
          <table:table-cell table:style-name="Table34.B5" office:value-type="string">
            <text:p text:style-name="P76">UNSIGNED INT</text:p>
          </table:table-cell>
          <table:table-cell table:style-name="Table34.C5" office:value-type="string">
            <text:p text:style-name="P67">Primary</text:p>
          </table:table-cell>
          <table:table-cell table:style-name="Table34.D5" office:value-type="string">
            <text:p text:style-name="P76"/>
          </table:table-cell>
          <table:table-cell table:style-name="Table34.E5" office:value-type="string">
            <text:p text:style-name="P76">Auto Increment</text:p>
          </table:table-cell>
          <table:table-cell table:style-name="Table34.F5" office:value-type="string">
            <text:p text:style-name="P73">Automatically assigned unique number</text:p>
          </table:table-cell>
        </table:table-row>
        <table:table-row table:style-name="Table34.1">
          <table:table-cell table:style-name="Table34.A5" office:value-type="string">
            <text:p text:style-name="P77">OO_ID</text:p>
          </table:table-cell>
          <table:table-cell table:style-name="Table34.B5" office:value-type="string">
            <text:p text:style-name="P77">UNSINGED INT</text:p>
          </table:table-cell>
          <table:table-cell table:style-name="Table34.C5" office:value-type="string">
            <text:p text:style-name="P67"/>
          </table:table-cell>
          <table:table-cell table:style-name="Table34.D5" office:value-type="string">
            <text:p text:style-name="P76"/>
          </table:table-cell>
          <table:table-cell table:style-name="Table34.E5" office:value-type="string">
            <text:p text:style-name="P76"/>
          </table:table-cell>
          <table:table-cell table:style-name="Table34.F5" office:value-type="string">
            <text:p text:style-name="P77">Observed Object ID</text:p>
          </table:table-cell>
        </table:table-row>
        <table:table-row table:style-name="Table34.1">
          <table:table-cell table:style-name="Table34.A5" office:value-type="string">
            <text:p text:style-name="P78">OBJECT_ID</text:p>
          </table:table-cell>
          <table:table-cell table:style-name="Table34.B5" office:value-type="string">
            <text:p text:style-name="P78">UNSIGNED INT</text:p>
          </table:table-cell>
          <table:table-cell table:style-name="Table34.C5" office:value-type="string">
            <text:p text:style-name="P67"/>
          </table:table-cell>
          <table:table-cell table:style-name="Table34.D5" office:value-type="string">
            <text:p text:style-name="P76"/>
          </table:table-cell>
          <table:table-cell table:style-name="Table34.E5" office:value-type="string">
            <text:p text:style-name="P76"/>
          </table:table-cell>
          <table:table-cell table:style-name="Table34.F5" office:value-type="string">
            <text:p text:style-name="P77"/>
          </table:table-cell>
        </table:table-row>
        <table:table-row table:style-name="Table34.1">
          <table:table-cell table:style-name="Table34.A5" office:value-type="string">
            <text:p text:style-name="P78"/>
          </table:table-cell>
          <table:table-cell table:style-name="Table34.B5" office:value-type="string">
            <text:p text:style-name="P78"/>
          </table:table-cell>
          <table:table-cell table:style-name="Table34.C5" office:value-type="string">
            <text:p text:style-name="P67"/>
          </table:table-cell>
          <table:table-cell table:style-name="Table34.D5" office:value-type="string">
            <text:p text:style-name="P76"/>
          </table:table-cell>
          <table:table-cell table:style-name="Table34.E5" office:value-type="string">
            <text:p text:style-name="P76"/>
          </table:table-cell>
          <table:table-cell table:style-name="Table34.F5" office:value-type="string">
            <text:p text:style-name="P77"/>
          </table:table-cell>
        </table:table-row>
      </table:table>
      <text:h text:style-name="P223" text:outline-level="3">TBL_IMAGE<text:span text:style-name="T91">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6">Field Name</text:p>
          </table:table-cell>
          <table:table-cell table:style-name="Table22.A1" office:value-type="string">
            <text:p text:style-name="P26">Data Type</text:p>
          </table:table-cell>
          <table:table-cell table:style-name="Table22.A1" office:value-type="string">
            <text:p text:style-name="P26">Index</text:p>
          </table:table-cell>
          <table:table-cell table:style-name="Table22.A1" office:value-type="string">
            <text:p text:style-name="P26">Foreign Key</text:p>
          </table:table-cell>
          <table:table-cell table:style-name="Table22.E1" table:number-columns-spanned="2" office:value-type="string">
            <text:p text:style-name="P32">Comments<text:soft-page-break/></text:p>
          </table:table-cell>
          <table:covered-table-cell/>
        </table:table-row>
        <table:table-row>
          <table:table-cell table:style-name="Table22.A8" office:value-type="string">
            <text:p text:style-name="P65">IMAGE_ID</text:p>
          </table:table-cell>
          <table:table-cell table:style-name="Table22.B8" office:value-type="string">
            <text:p text:style-name="P65">UNSIGNED INT<text:span text:style-name="T88">(11)</text:span></text:p>
          </table:table-cell>
          <table:table-cell table:style-name="Table22.C2" office:value-type="string">
            <text:p text:style-name="P66">Primary</text:p>
          </table:table-cell>
          <table:table-cell table:style-name="Table22.D2" office:value-type="string">
            <text:p text:style-name="P65"/>
          </table:table-cell>
          <table:table-cell table:style-name="Table22.E2" table:number-columns-spanned="2" office:value-type="string">
            <text:p text:style-name="P65">Auto Increment</text:p>
            <text:p text:style-name="P72">Automatically assigned unique number</text:p>
          </table:table-cell>
          <table:covered-table-cell/>
        </table:table-row>
        <table:table-row>
          <table:table-cell table:style-name="Table22.A8" office:value-type="string">
            <text:p text:style-name="P65">IMAGE_UUID</text:p>
          </table:table-cell>
          <table:table-cell table:style-name="Table22.B8" office:value-type="string">
            <text:p text:style-name="P65">VARCHAR(30)</text:p>
          </table:table-cell>
          <table:table-cell table:style-name="Table22.C3" office:value-type="string">
            <text:p text:style-name="P66">Yes</text:p>
          </table:table-cell>
          <table:table-cell table:style-name="Table22.D3" office:value-type="string">
            <text:p text:style-name="P65"/>
          </table:table-cell>
          <table:table-cell table:style-name="Table22.E3" table:number-columns-spanned="2" office:value-type="string">
            <text:p text:style-name="P65"/>
            <text:p text:style-name="P72">Assigned when image is first opened.</text:p>
          </table:table-cell>
          <table:covered-table-cell/>
        </table:table-row>
        <table:table-row>
          <table:table-cell table:style-name="Table22.A8" office:value-type="string">
            <text:p text:style-name="P65">FILENAME</text:p>
          </table:table-cell>
          <table:table-cell table:style-name="Table22.B8" office:value-type="string">
            <text:p text:style-name="P65">VARCHAR(255)</text:p>
          </table:table-cell>
          <table:table-cell table:style-name="Table22.C4" office:value-type="string">
            <text:p text:style-name="P66"/>
          </table:table-cell>
          <table:table-cell table:style-name="Table22.D4" office:value-type="string">
            <text:p text:style-name="P65"/>
          </table:table-cell>
          <table:table-cell table:style-name="Table22.E4" table:number-columns-spanned="2" office:value-type="string">
            <text:p text:style-name="P65"/>
          </table:table-cell>
          <table:covered-table-cell/>
        </table:table-row>
        <table:table-row>
          <table:table-cell table:style-name="Table22.A8" office:value-type="string">
            <text:p text:style-name="P65">FILEPATH</text:p>
          </table:table-cell>
          <table:table-cell table:style-name="Table22.B8" office:value-type="string">
            <text:p text:style-name="P65">VARCHAR(<text:span text:style-name="T85">1024</text:span>)</text:p>
          </table:table-cell>
          <table:table-cell table:style-name="Table22.C5" office:value-type="string">
            <text:p text:style-name="P66"/>
          </table:table-cell>
          <table:table-cell table:style-name="Table22.D5" office:value-type="string">
            <text:p text:style-name="P65"/>
          </table:table-cell>
          <table:table-cell table:style-name="Table22.E5" table:number-columns-spanned="2" office:value-type="string">
            <text:p text:style-name="P65"/>
          </table:table-cell>
          <table:covered-table-cell/>
        </table:table-row>
        <table:table-row>
          <table:table-cell table:style-name="Table22.A8" office:value-type="string">
            <text:p text:style-name="P65">IMAGEDATE</text:p>
          </table:table-cell>
          <table:table-cell table:style-name="Table22.B8" office:value-type="string">
            <text:p text:style-name="P65">DATETIME</text:p>
          </table:table-cell>
          <table:table-cell table:style-name="Table22.C6" office:value-type="string">
            <text:p text:style-name="P66">YES</text:p>
          </table:table-cell>
          <table:table-cell table:style-name="Table22.D6" office:value-type="string">
            <text:p text:style-name="P65"/>
          </table:table-cell>
          <table:table-cell table:style-name="Table22.E6" office:value-type="string">
            <text:p text:style-name="P65"/>
          </table:table-cell>
          <table:table-cell table:style-name="Table22.F6" office:value-type="string">
            <text:p text:style-name="P65"/>
          </table:table-cell>
        </table:table-row>
        <table:table-row>
          <table:table-cell table:style-name="Table22.A8" office:value-type="string">
            <text:p text:style-name="P65">SITE_ID</text:p>
          </table:table-cell>
          <table:table-cell table:style-name="Table22.B8" office:value-type="string">
            <text:p text:style-name="P65">UNSIGNED INT</text:p>
          </table:table-cell>
          <table:table-cell table:style-name="Table22.C7" office:value-type="string">
            <text:p text:style-name="P66">YES</text:p>
          </table:table-cell>
          <table:table-cell table:style-name="Table22.D7" office:value-type="string">
            <text:p text:style-name="P65"/>
          </table:table-cell>
          <table:table-cell table:style-name="Table22.E7" office:value-type="string">
            <text:p text:style-name="P65"/>
          </table:table-cell>
          <table:table-cell table:style-name="Table22.F7" office:value-type="string">
            <text:p text:style-name="P65"/>
          </table:table-cell>
        </table:table-row>
        <table:table-row>
          <table:table-cell table:style-name="Table22.A8" office:value-type="string">
            <text:p text:style-name="P65">INSTRUMENT_ID</text:p>
          </table:table-cell>
          <table:table-cell table:style-name="Table22.B8" office:value-type="string">
            <text:p text:style-name="P65">UNSIGNED INT</text:p>
          </table:table-cell>
          <table:table-cell table:style-name="Table22.C8" office:value-type="string">
            <text:p text:style-name="P66">YES</text:p>
          </table:table-cell>
          <table:table-cell table:style-name="Table22.D8" office:value-type="string">
            <text:p text:style-name="P65"/>
          </table:table-cell>
          <table:table-cell table:style-name="Table22.E8" office:value-type="string">
            <text:p text:style-name="P65"/>
          </table:table-cell>
          <table:table-cell table:style-name="Table22.F8" office:value-type="string">
            <text:p text:style-name="P65"/>
          </table:table-cell>
        </table:table-row>
        <table:table-row>
          <table:table-cell table:style-name="Table22.A16" office:value-type="string">
            <text:p text:style-name="P65">TELESCOPE_ID</text:p>
          </table:table-cell>
          <table:table-cell table:style-name="Table22.B16" office:value-type="string">
            <text:p text:style-name="P65">UNSIGNED INT</text:p>
          </table:table-cell>
          <table:table-cell table:style-name="Table22.C16" office:value-type="string">
            <text:p text:style-name="P66">YES</text:p>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65"/>
          </table:table-cell>
        </table:table-row>
        <table:table-row>
          <table:table-cell table:style-name="Table22.A16" office:value-type="string">
            <text:p text:style-name="P74">LATITUDE</text:p>
          </table:table-cell>
          <table:table-cell table:style-name="Table22.B16" office:value-type="string">
            <text:p text:style-name="P74">DOUBLE</text:p>
          </table:table-cell>
          <table:table-cell table:style-name="Table22.C16" office:value-type="string">
            <text:p text:style-name="P75">NO</text:p>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65"/>
          </table:table-cell>
        </table:table-row>
        <table:table-row>
          <table:table-cell table:style-name="Table22.A16" office:value-type="string">
            <text:p text:style-name="P74">LONGITUDE</text:p>
          </table:table-cell>
          <table:table-cell table:style-name="Table22.B16" office:value-type="string">
            <text:p text:style-name="P74">DOUBLE</text:p>
          </table:table-cell>
          <table:table-cell table:style-name="Table22.C16" office:value-type="string">
            <text:p text:style-name="P75">NO</text:p>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65"/>
          </table:table-cell>
        </table:table-row>
        <table:table-row>
          <table:table-cell table:style-name="Table22.A16" office:value-type="string">
            <text:p text:style-name="P74">ALTITUDE</text:p>
          </table:table-cell>
          <table:table-cell table:style-name="Table22.B16" office:value-type="string">
            <text:p text:style-name="P74">DOUBLE</text:p>
          </table:table-cell>
          <table:table-cell table:style-name="Table22.C16" office:value-type="string">
            <text:p text:style-name="P75">NO</text:p>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65"/>
          </table:table-cell>
        </table:table-row>
        <table:table-row>
          <table:table-cell table:style-name="Table22.A16" office:value-type="string">
            <text:p text:style-name="P79">RA</text:p>
          </table:table-cell>
          <table:table-cell table:style-name="Table22.B16" office:value-type="string">
            <text:p text:style-name="P79">DOUBLE</text:p>
          </table:table-cell>
          <table:table-cell table:style-name="Table22.C16" office:value-type="string">
            <text:p text:style-name="P75"/>
          </table:table-cell>
          <table:table-cell table:style-name="Table22.D16" office:value-type="string">
            <text:p text:style-name="P65"/>
          </table:table-cell>
          <table:table-cell table:style-name="Table22.E13" table:number-columns-spanned="2" office:value-type="string">
            <text:p text:style-name="P79">Right Ascension </text:p>
            <text:p text:style-name="P79">Value = H + m/60 + s/3600</text:p>
          </table:table-cell>
          <table:covered-table-cell/>
        </table:table-row>
        <table:table-row>
          <table:table-cell table:style-name="Table22.A16" office:value-type="string">
            <text:p text:style-name="P79">DEC</text:p>
          </table:table-cell>
          <table:table-cell table:style-name="Table22.B16" office:value-type="string">
            <text:p text:style-name="P79">DOUBLE</text:p>
          </table:table-cell>
          <table:table-cell table:style-name="Table22.C16" office:value-type="string">
            <text:p text:style-name="P75"/>
          </table:table-cell>
          <table:table-cell table:style-name="Table22.D16" office:value-type="string">
            <text:p text:style-name="P65"/>
          </table:table-cell>
          <table:table-cell table:style-name="Table22.E14" table:number-columns-spanned="2" office:value-type="string">
            <text:p text:style-name="P79">Declination</text:p>
            <text:p text:style-name="P79">Value = sign * (abs(D + m/60 + s/3600)</text:p>
          </table:table-cell>
          <table:covered-table-cell/>
        </table:table-row>
        <table:table-row>
          <table:table-cell table:style-name="Table22.A16" office:value-type="string">
            <text:p text:style-name="P78">IMAGE</text:p>
          </table:table-cell>
          <table:table-cell table:style-name="Table22.B16" office:value-type="string">
            <text:p text:style-name="P78">LONGBLOB</text:p>
          </table:table-cell>
          <table:table-cell table:style-name="Table22.C16" office:value-type="string">
            <text:p text:style-name="P75"/>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78">The Actual Image</text:p>
          </table:table-cell>
        </table:table-row>
        <table:table-row>
          <table:table-cell table:style-name="Table22.A16" office:value-type="string">
            <text:p text:style-name="P78"/>
          </table:table-cell>
          <table:table-cell table:style-name="Table22.B16" office:value-type="string">
            <text:p text:style-name="P78"/>
          </table:table-cell>
          <table:table-cell table:style-name="Table22.C16" office:value-type="string">
            <text:p text:style-name="P75"/>
          </table:table-cell>
          <table:table-cell table:style-name="Table22.D16" office:value-type="string">
            <text:p text:style-name="P65"/>
          </table:table-cell>
          <table:table-cell table:style-name="Table22.E16" office:value-type="string">
            <text:p text:style-name="P65"/>
          </table:table-cell>
          <table:table-cell table:style-name="Table22.F16" office:value-type="string">
            <text:p text:style-name="P78"/>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6">Field Name</text:p>
          </table:table-cell>
          <table:table-cell table:style-name="Table7.A1" office:value-type="string">
            <text:p text:style-name="P26">Data Type</text:p>
          </table:table-cell>
          <table:table-cell table:style-name="Table7.A1" office:value-type="string">
            <text:p text:style-name="P26">Index</text:p>
          </table:table-cell>
          <table:table-cell table:style-name="Table7.A1" office:value-type="string">
            <text:p text:style-name="P26">Foreign Key</text:p>
          </table:table-cell>
          <table:table-cell table:style-name="Table7.E1" office:value-type="string">
            <text:p text:style-name="P26">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3">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3"/>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Field Name</text:p>
          </table:table-cell>
          <table:table-cell table:style-name="Table8.A1" office:value-type="string">
            <text:p text:style-name="P26">Data Type</text:p>
          </table:table-cell>
          <table:table-cell table:style-name="Table8.A1" office:value-type="string">
            <text:p text:style-name="P26">Index</text:p>
          </table:table-cell>
          <table:table-cell table:style-name="Table8.A1" office:value-type="string">
            <text:p text:style-name="P26">Foreign Key</text:p>
          </table:table-cell>
          <table:table-cell table:style-name="Table8.E1" office:value-type="string">
            <text:p text:style-name="P26">Comments<text:soft-page-break/></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3">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3"/>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6">Field Name</text:p>
          </table:table-cell>
          <table:table-cell table:style-name="Table9.A1" office:value-type="string">
            <text:p text:style-name="P26">Data Type</text:p>
          </table:table-cell>
          <table:table-cell table:style-name="Table9.A1" office:value-type="string">
            <text:p text:style-name="P26">Index</text:p>
          </table:table-cell>
          <table:table-cell table:style-name="Table9.A1" office:value-type="string">
            <text:p text:style-name="P26">Foreign Key</text:p>
          </table:table-cell>
          <table:table-cell table:style-name="Table9.E1" office:value-type="string">
            <text:p text:style-name="P26">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3">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3"/>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6">Field Name</text:p>
          </table:table-cell>
          <table:table-cell table:style-name="Table10.A1" office:value-type="string">
            <text:p text:style-name="P26">Data Type</text:p>
          </table:table-cell>
          <table:table-cell table:style-name="Table10.A1" office:value-type="string">
            <text:p text:style-name="P26">Index</text:p>
          </table:table-cell>
          <table:table-cell table:style-name="Table10.A1" office:value-type="string">
            <text:p text:style-name="P26">Foreign Key</text:p>
          </table:table-cell>
          <table:table-cell table:style-name="Table10.E1" office:value-type="string">
            <text:p text:style-name="P26">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3">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3"/>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ext:soft-page-break/>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 <text:span text:style-name="T86">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6">Field Name</text:p>
          </table:table-cell>
          <table:table-cell table:style-name="Table23.A1" office:value-type="string">
            <text:p text:style-name="P26">Data Type</text:p>
          </table:table-cell>
          <table:table-cell table:style-name="Table23.A1" office:value-type="string">
            <text:p text:style-name="P26">Index</text:p>
          </table:table-cell>
          <table:table-cell table:style-name="Table23.A1" office:value-type="string">
            <text:p text:style-name="P26">Foreign Key</text:p>
          </table:table-cell>
          <table:table-cell table:style-name="Table23.E1" office:value-type="string">
            <text:p text:style-name="P26">Comments</text:p>
          </table:table-cell>
        </table:table-row>
        <table:table-row>
          <table:table-cell table:style-name="Table23.A9" office:value-type="string">
            <text:p text:style-name="Table_20_Contents">O<text:span text:style-name="T86">O</text:span>_ID</text:p>
          </table:table-cell>
          <table:table-cell table:style-name="Table23.B9" office:value-type="string">
            <text:p text:style-name="Table_20_Contents">UNSIGNED INT</text:p>
          </table:table-cell>
          <table:table-cell table:style-name="Table23.C9" office:value-type="string">
            <text:p text:style-name="P23">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80">NAME</text:p>
          </table:table-cell>
          <table:table-cell table:style-name="Table23.B9" office:value-type="string">
            <text:p text:style-name="P80">VARCHAR(50)</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80">OBJECT_ID</text:p>
          </table:table-cell>
          <table:table-cell table:style-name="Table23.B9" office:value-type="string">
            <text:p text:style-name="P80">UNSINGED INT</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80">IMAGE_ID</text:p>
          </table:table-cell>
          <table:table-cell table:style-name="Table23.B9" office:value-type="string">
            <text:p text:style-name="P80"/>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P80">Required</text:p>
          </table:table-cell>
        </table:table-row>
        <table:table-row>
          <table:table-cell table:style-name="Table23.A9" office:value-type="string">
            <text:p text:style-name="P81">ASTROMETRY</text:p>
          </table:table-cell>
          <table:table-cell table:style-name="Table23.B9" office:value-type="string">
            <text:p text:style-name="P81">BOOL</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P80"/>
          </table:table-cell>
        </table:table-row>
        <table:table-row>
          <table:table-cell table:style-name="Table23.A9" office:value-type="string">
            <text:p text:style-name="P81">PHOTOMETRY</text:p>
          </table:table-cell>
          <table:table-cell table:style-name="Table23.B9" office:value-type="string">
            <text:p text:style-name="P81">BOOL</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P80"/>
          </table:table-cell>
        </table:table-row>
        <table:table-row>
          <table:table-cell table:style-name="Table23.A9" office:value-type="string">
            <text:p text:style-name="P81">ASTROMETRY_ID</text:p>
          </table:table-cell>
          <table:table-cell table:style-name="Table23.B9" office:value-type="string">
            <text:p text:style-name="P81">UNSIGNED INT</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P80"/>
          </table:table-cell>
        </table:table-row>
        <table:table-row>
          <table:table-cell table:style-name="Table23.A9" office:value-type="string">
            <text:p text:style-name="P81">PHOTOMETRY_ID</text:p>
          </table:table-cell>
          <table:table-cell table:style-name="Table23.B9" office:value-type="string">
            <text:p text:style-name="P81">UNSIGNED INT</text:p>
          </table:table-cell>
          <table:table-cell table:style-name="Table23.C9" office:value-type="string">
            <text:p text:style-name="P23"/>
          </table:table-cell>
          <table:table-cell table:style-name="Table23.D9" office:value-type="string">
            <text:p text:style-name="Table_20_Contents"/>
          </table:table-cell>
          <table:table-cell table:style-name="Table23.E9" office:value-type="string">
            <text:p text:style-name="P80"/>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5">Field Name</text:p>
          </table:table-cell>
          <table:table-cell table:style-name="Table13.A1" office:value-type="string">
            <text:p text:style-name="P35">Data Type</text:p>
          </table:table-cell>
          <table:table-cell table:style-name="Table13.A1" office:value-type="string">
            <text:p text:style-name="P35">Index</text:p>
          </table:table-cell>
          <table:table-cell table:style-name="Table13.A1" office:value-type="string">
            <text:p text:style-name="P35">Foreign Key</text:p>
          </table:table-cell>
          <table:table-cell table:style-name="Table13.E1" office:value-type="string">
            <text:p text:style-name="P35">Comments</text:p>
          </table:table-cell>
        </table:table-row>
        <table:table-row>
          <table:table-cell table:style-name="Table13.A3" office:value-type="string">
            <text:p text:style-name="P36">OBSPROG_ID</text:p>
          </table:table-cell>
          <table:table-cell table:style-name="Table13.B3" office:value-type="string">
            <text:p text:style-name="P36">UNSIGNED INT</text:p>
          </table:table-cell>
          <table:table-cell table:style-name="Table13.C3" office:value-type="string">
            <text:p text:style-name="P37">Primary</text:p>
          </table:table-cell>
          <table:table-cell table:style-name="Table13.D3" office:value-type="string">
            <text:p text:style-name="P36"/>
          </table:table-cell>
          <table:table-cell table:style-name="Table13.E3" office:value-type="string">
            <text:p text:style-name="P36">Auto Increment</text:p>
          </table:table-cell>
        </table:table-row>
        <table:table-row>
          <table:table-cell table:style-name="Table13.A3" office:value-type="string">
            <text:p text:style-name="P36"/>
          </table:table-cell>
          <table:table-cell table:style-name="Table13.B3" office:value-type="string">
            <text:p text:style-name="P36"/>
          </table:table-cell>
          <table:table-cell table:style-name="Table13.C3" office:value-type="string">
            <text:p text:style-name="P37"/>
          </table:table-cell>
          <table:table-cell table:style-name="Table13.D3" office:value-type="string">
            <text:p text:style-name="P36"/>
          </table:table-cell>
          <table:table-cell table:style-name="Table13.E3" office:value-type="string">
            <text:p text:style-name="P36"/>
          </table:table-cell>
        </table:table-row>
      </table:table>
      <text:h text:style-name="Heading_20_3" text:outline-level="3">TBL_PHOTO<text:span text:style-name="T87">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5">Field Name</text:p>
          </table:table-cell>
          <table:table-cell table:style-name="Table14.A1" office:value-type="string">
            <text:p text:style-name="P35">Data Type</text:p>
          </table:table-cell>
          <table:table-cell table:style-name="Table14.A1" office:value-type="string">
            <text:p text:style-name="P35">Index</text:p>
          </table:table-cell>
          <table:table-cell table:style-name="Table14.A1" office:value-type="string">
            <text:p text:style-name="P35">Foreign Key</text:p>
          </table:table-cell>
          <table:table-cell table:style-name="Table14.E1" office:value-type="string">
            <text:p text:style-name="P35">Comments</text:p>
          </table:table-cell>
        </table:table-row>
        <table:table-row>
          <table:table-cell table:style-name="Table14.A13" office:value-type="string">
            <text:p text:style-name="P36">PHOTOBJECT_ID</text:p>
          </table:table-cell>
          <table:table-cell table:style-name="Table14.B13" office:value-type="string">
            <text:p text:style-name="P36">UNSIGNED INT</text:p>
          </table:table-cell>
          <table:table-cell table:style-name="Table14.C13" office:value-type="string">
            <text:p text:style-name="P37">Primary</text:p>
          </table:table-cell>
          <table:table-cell table:style-name="Table14.D13" office:value-type="string">
            <text:p text:style-name="P36"/>
          </table:table-cell>
          <table:table-cell table:style-name="Table14.E13" office:value-type="string">
            <text:p text:style-name="P36">Auto Increment</text:p>
          </table:table-cell>
        </table:table-row>
        <table:table-row>
          <table:table-cell table:style-name="Table14.A13" office:value-type="string">
            <text:p text:style-name="P36">RANK</text:p>
          </table:table-cell>
          <table:table-cell table:style-name="Table14.B13" office:value-type="string">
            <text:p text:style-name="P36">UNSIGNED INT</text:p>
          </table:table-cell>
          <table:table-cell table:style-name="Table14.C13" office:value-type="string">
            <text:p text:style-name="P37">Index</text:p>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OBSPROG_ID</text:p>
          </table:table-cell>
          <table:table-cell table:style-name="Table14.B13" office:value-type="string">
            <text:p text:style-name="P36">UNSIGNED INT</text:p>
          </table:table-cell>
          <table:table-cell table:style-name="Table14.C13" office:value-type="string">
            <text:p text:style-name="P37">Index</text:p>
          </table:table-cell>
          <table:table-cell table:style-name="Table14.D13" office:value-type="string">
            <text:p text:style-name="P36">TBL_OBSPROGRAM:OBSPROG_ID</text:p>
          </table:table-cell>
          <table:table-cell table:style-name="Table14.E13" office:value-type="string">
            <text:p text:style-name="P36"/>
          </table:table-cell>
        </table:table-row>
        <table:table-row>
          <table:table-cell table:style-name="Table14.A13" office:value-type="string">
            <text:p text:style-name="P36">OBSINTERVAL</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U</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B</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V</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R</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able:table-row>
          <table:table-cell table:style-name="Table14.A13" office:value-type="string">
            <text:p text:style-name="P36">I</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
          </table:table-cell>
          <table:table-cell table:style-name="Table14.E13" office:value-type="string">
            <text:p text:style-name="P36"/>
          </table:table-cell>
        </table:table-row>
        <text:soft-page-break/>
        <table:table-row>
          <table:table-cell table:style-name="Table14.A13" office:value-type="string">
            <text:p text:style-name="P36">COMP_ID</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TBL_NAMES:NAME_ID</text:p>
          </table:table-cell>
          <table:table-cell table:style-name="Table14.E13" office:value-type="string">
            <text:p text:style-name="P36"/>
          </table:table-cell>
        </table:table-row>
        <table:table-row>
          <table:table-cell table:style-name="Table14.A13" office:value-type="string">
            <text:p text:style-name="P36">CHECK_ID</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TBL_NAMES:NAME_ID</text:p>
          </table:table-cell>
          <table:table-cell table:style-name="Table14.E13" office:value-type="string">
            <text:p text:style-name="P36"/>
          </table:table-cell>
        </table:table-row>
        <table:table-row>
          <table:table-cell table:style-name="Table14.A13" office:value-type="string">
            <text:p text:style-name="P36">NAME_ID</text:p>
          </table:table-cell>
          <table:table-cell table:style-name="Table14.B13" office:value-type="string">
            <text:p text:style-name="P36"/>
          </table:table-cell>
          <table:table-cell table:style-name="Table14.C13" office:value-type="string">
            <text:p text:style-name="P37"/>
          </table:table-cell>
          <table:table-cell table:style-name="Table14.D13" office:value-type="string">
            <text:p text:style-name="P36">TBL_NAMES:NAME_ID</text:p>
          </table:table-cell>
          <table:table-cell table:style-name="Table14.E13" office:value-type="string">
            <text:p text:style-name="P36"/>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5">Field Name</text:p>
          </table:table-cell>
          <table:table-cell table:style-name="Table15.A1" office:value-type="string">
            <text:p text:style-name="P35">Data Type</text:p>
          </table:table-cell>
          <table:table-cell table:style-name="Table15.A1" office:value-type="string">
            <text:p text:style-name="P35">Index</text:p>
          </table:table-cell>
          <table:table-cell table:style-name="Table15.A1" office:value-type="string">
            <text:p text:style-name="P35">Foreign Key</text:p>
          </table:table-cell>
          <table:table-cell table:style-name="Table15.E1" office:value-type="string">
            <text:p text:style-name="P35">Comments</text:p>
          </table:table-cell>
        </table:table-row>
        <table:table-row>
          <table:table-cell table:style-name="Table15.A4" office:value-type="string">
            <text:p text:style-name="P36">PHOTOBJFILTER_ID</text:p>
          </table:table-cell>
          <table:table-cell table:style-name="Table15.B4" office:value-type="string">
            <text:p text:style-name="P36">UNSIGNED INT</text:p>
          </table:table-cell>
          <table:table-cell table:style-name="Table15.C4" office:value-type="string">
            <text:p text:style-name="P37">Primary</text:p>
          </table:table-cell>
          <table:table-cell table:style-name="Table15.D4" office:value-type="string">
            <text:p text:style-name="P36"/>
          </table:table-cell>
          <table:table-cell table:style-name="Table15.E4" office:value-type="string">
            <text:p text:style-name="P36">Auto Increment</text:p>
          </table:table-cell>
        </table:table-row>
        <table:table-row>
          <table:table-cell table:style-name="Table15.A4" office:value-type="string">
            <text:p text:style-name="P36">PHOTOBJECT_ID</text:p>
          </table:table-cell>
          <table:table-cell table:style-name="Table15.B4" office:value-type="string">
            <text:p text:style-name="P36">UNSIGNED INT</text:p>
          </table:table-cell>
          <table:table-cell table:style-name="Table15.C4" office:value-type="string">
            <text:p text:style-name="P37"/>
          </table:table-cell>
          <table:table-cell table:style-name="Table15.D4" office:value-type="string">
            <text:p text:style-name="P36">TBL_PHOTOBJECTS.PHOTOBJ_ID</text:p>
          </table:table-cell>
          <table:table-cell table:style-name="Table15.E4" office:value-type="string">
            <text:p text:style-name="P36"/>
          </table:table-cell>
        </table:table-row>
        <table:table-row>
          <table:table-cell table:style-name="Table15.A4" office:value-type="string">
            <text:p text:style-name="P36">FILTER_ID</text:p>
          </table:table-cell>
          <table:table-cell table:style-name="Table15.B4" office:value-type="string">
            <text:p text:style-name="P36">UNSIGNED INT</text:p>
          </table:table-cell>
          <table:table-cell table:style-name="Table15.C4" office:value-type="string">
            <text:p text:style-name="P37"/>
          </table:table-cell>
          <table:table-cell table:style-name="Table15.D4" office:value-type="string">
            <text:p text:style-name="P36">TBL_FILTERS.FILTER_ID</text:p>
          </table:table-cell>
          <table:table-cell table:style-name="Table15.E4" office:value-type="string">
            <text:p text:style-name="P36"/>
          </table:table-cell>
        </table:table-row>
      </table:table>
      <text:h text:style-name="P224" text:outline-level="3">TBL_FILTERS</text:h>
      <text:p text:style-name="P102">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7">Field Name</text:p>
          </table:table-cell>
          <table:table-cell table:style-name="Table12.A1" office:value-type="string">
            <text:p text:style-name="P27">Data Type</text:p>
          </table:table-cell>
          <table:table-cell table:style-name="Table12.A1" office:value-type="string">
            <text:p text:style-name="P27">Index</text:p>
          </table:table-cell>
          <table:table-cell table:style-name="Table12.A1" office:value-type="string">
            <text:p text:style-name="P27">Foreign Key</text:p>
          </table:table-cell>
          <table:table-cell table:style-name="Table12.E1" office:value-type="string">
            <text:p text:style-name="P27">Comments</text:p>
          </table:table-cell>
        </table:table-row>
        <table:table-row>
          <table:table-cell table:style-name="Table12.A4" office:value-type="string">
            <text:p text:style-name="P40">FILTER_ID</text:p>
          </table:table-cell>
          <table:table-cell table:style-name="Table12.B4" office:value-type="string">
            <text:p text:style-name="P40">UNSIGNED INT</text:p>
          </table:table-cell>
          <table:table-cell table:style-name="Table12.C4" office:value-type="string">
            <text:p text:style-name="P24">Primary</text:p>
          </table:table-cell>
          <table:table-cell table:style-name="Table12.D4" office:value-type="string">
            <text:p text:style-name="P40"/>
          </table:table-cell>
          <table:table-cell table:style-name="Table12.E4" office:value-type="string">
            <text:p text:style-name="P40">Auto Increment</text:p>
          </table:table-cell>
        </table:table-row>
        <table:table-row>
          <table:table-cell table:style-name="Table12.A4" office:value-type="string">
            <text:p text:style-name="P40">SHORTTEXT</text:p>
          </table:table-cell>
          <table:table-cell table:style-name="Table12.B4" office:value-type="string">
            <text:p text:style-name="P40">VARCHAR(6)</text:p>
          </table:table-cell>
          <table:table-cell table:style-name="Table12.C4" office:value-type="string">
            <text:p text:style-name="P24"/>
          </table:table-cell>
          <table:table-cell table:style-name="Table12.D4" office:value-type="string">
            <text:p text:style-name="P40"/>
          </table:table-cell>
          <table:table-cell table:style-name="Table12.E4" office:value-type="string">
            <text:p text:style-name="P40"/>
          </table:table-cell>
        </table:table-row>
        <table:table-row>
          <table:table-cell table:style-name="Table12.A4" office:value-type="string">
            <text:p text:style-name="P40">LONGTEXT</text:p>
          </table:table-cell>
          <table:table-cell table:style-name="Table12.B4" office:value-type="string">
            <text:p text:style-name="P40">VARCHAR2(20)</text:p>
          </table:table-cell>
          <table:table-cell table:style-name="Table12.C4" office:value-type="string">
            <text:p text:style-name="P40"/>
          </table:table-cell>
          <table:table-cell table:style-name="Table12.D4" office:value-type="string">
            <text:p text:style-name="P40"/>
          </table:table-cell>
          <table:table-cell table:style-name="Table12.E4" office:value-type="string">
            <text:p text:style-name="P40"/>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P225" text:outline-level="3">TBL_<text:span text:style-name="T95">TARGETS</text:span></text:h>
      <text:p text:style-name="P154">This is the list of targets that are associated with <text:span text:style-name="T96">an observing plan.</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1">Field Name</text:p>
          </table:table-cell>
          <table:table-cell table:style-name="Table36.A1" office:value-type="string">
            <text:p text:style-name="P31">Data Type</text:p>
          </table:table-cell>
          <table:table-cell table:style-name="Table36.A1" office:value-type="string">
            <text:p text:style-name="P31">Index</text:p>
          </table:table-cell>
          <table:table-cell table:style-name="Table36.A1" office:value-type="string">
            <text:p text:style-name="P31">Foreign Key</text:p>
          </table:table-cell>
          <table:table-cell table:style-name="Table36.E1" office:value-type="string">
            <text:p text:style-name="P31">Comments</text:p>
          </table:table-cell>
        </table:table-row>
        <table:table-row>
          <table:table-cell table:style-name="Table36.A7" office:value-type="string">
            <text:p text:style-name="P83">TARGET_ID</text:p>
          </table:table-cell>
          <table:table-cell table:style-name="Table36.B7" office:value-type="string">
            <text:p text:style-name="P82">UNSIGNED INT</text:p>
          </table:table-cell>
          <table:table-cell table:style-name="Table36.C7" office:value-type="string">
            <text:p text:style-name="P25">Primary</text:p>
          </table:table-cell>
          <table:table-cell table:style-name="Table36.D7" office:value-type="string">
            <text:p text:style-name="P82"/>
          </table:table-cell>
          <table:table-cell table:style-name="Table36.E7" office:value-type="string">
            <text:p text:style-name="P82">Auto Increment</text:p>
          </table:table-cell>
        </table:table-row>
        <table:table-row>
          <table:table-cell table:style-name="Table36.A7" office:value-type="string">
            <text:p text:style-name="P83">TARGETTYPE_ID</text:p>
          </table:table-cell>
          <table:table-cell table:style-name="Table36.B7" office:value-type="string">
            <text:p text:style-name="P83">INT(11)</text:p>
          </table:table-cell>
          <table:table-cell table:style-name="Table36.C7" office:value-type="string">
            <text:p text:style-name="P25"/>
          </table:table-cell>
          <table:table-cell table:style-name="Table36.D7" office:value-type="string">
            <text:p text:style-name="P83">Yes</text:p>
          </table:table-cell>
          <table:table-cell table:style-name="Table36.E7" office:value-type="string">
            <text:p text:style-name="P82"/>
          </table:table-cell>
        </table:table-row>
        <table:table-row>
          <table:table-cell table:style-name="Table36.A7" office:value-type="string">
            <text:p text:style-name="P83">RANK</text:p>
          </table:table-cell>
          <table:table-cell table:style-name="Table36.B7" office:value-type="string">
            <text:p text:style-name="P239">INT(10)</text:p>
          </table:table-cell>
          <table:table-cell table:style-name="Table36.C7" office:value-type="string">
            <text:p text:style-name="P82"/>
          </table:table-cell>
          <table:table-cell table:style-name="Table36.D7" office:value-type="string">
            <text:p text:style-name="P82"/>
          </table:table-cell>
          <table:table-cell table:style-name="Table36.E7" office:value-type="string">
            <text:p text:style-name="P82"/>
          </table:table-cell>
        </table:table-row>
        <table:table-row>
          <table:table-cell table:style-name="Table36.A7" office:value-type="string">
            <text:p text:style-name="P83">PLAN_ID</text:p>
          </table:table-cell>
          <table:table-cell table:style-name="Table36.B7" office:value-type="string">
            <text:p text:style-name="P83">INT(11)</text:p>
          </table:table-cell>
          <table:table-cell table:style-name="Table36.C7" office:value-type="string">
            <text:p text:style-name="P82"/>
          </table:table-cell>
          <table:table-cell table:style-name="Table36.D7" office:value-type="string">
            <text:p text:style-name="P83">Yes</text:p>
          </table:table-cell>
          <table:table-cell table:style-name="Table36.E7" office:value-type="string">
            <text:p text:style-name="P82"/>
          </table:table-cell>
        </table:table-row>
        <table:table-row>
          <table:table-cell table:style-name="Table36.A7" office:value-type="string">
            <text:p text:style-name="P83">NAME_ID</text:p>
          </table:table-cell>
          <table:table-cell table:style-name="Table36.B7" office:value-type="string">
            <text:p text:style-name="P83">INT(10)</text:p>
          </table:table-cell>
          <table:table-cell table:style-name="Table36.C7" office:value-type="string">
            <text:p text:style-name="P82"/>
          </table:table-cell>
          <table:table-cell table:style-name="Table36.D7" office:value-type="string">
            <text:p text:style-name="P83"/>
          </table:table-cell>
          <table:table-cell table:style-name="Table36.E7" office:value-type="string">
            <text:p text:style-name="P82"/>
          </table:table-cell>
        </table:table-row>
        <table:table-row>
          <table:table-cell table:style-name="Table36.A7" office:value-type="string">
            <text:p text:style-name="P242">TARGET_NAME</text:p>
          </table:table-cell>
          <table:table-cell table:style-name="Table36.B7" office:value-type="string">
            <text:p text:style-name="P242">VARCHAR(30)</text:p>
          </table:table-cell>
          <table:table-cell table:style-name="Table36.C7" office:value-type="string">
            <text:p text:style-name="P82"/>
          </table:table-cell>
          <table:table-cell table:style-name="Table36.D7" office:value-type="string">
            <text:p text:style-name="P83"/>
          </table:table-cell>
          <table:table-cell table:style-name="Table36.E7" office:value-type="string">
            <text:p text:style-name="P82"/>
          </table:table-cell>
        </table:table-row>
      </table:table>
      <text:p text:style-name="P15">The TARGETTYPE_ID determines the target type and also how the NAME_ID is interpreted.</text:p>
      <text:p text:style-name="P16">TARGETTYPE_ID = 1 <text:span text:style-name="T97">=&gt; Major Planet, NAME_ID = Planet Number.</text:span></text:p>
      <text:p text:style-name="P16">TARGETTYPE_ID = 2 <text:span text:style-name="T97">=&gt; Minor Planet, NAME_ID = Minor Planet Number. (MPCORB)</text:span></text:p>
      <text:p text:style-name="P16">TARGETTYPE_ID = 3 <text:span text:style-name="T98">=&gt; Comet</text:span></text:p>
      <text:p text:style-name="P16">TARGETTYPE_ID = 4 <text:span text:style-name="T98">=&gt; Stellar Object, NAME_ID = ATID NAME_ID</text:span></text:p>
      <text:p text:style-name="P297">The TARGET_NAME column is used for Minor Planets, and Comets where the designation may be an alphanumeric string rather that a value.</text:p>
      <text:h text:style-name="Heading_20_1" text:outline-level="1"><text:soft-page-break/>Algorithms</text:h>
      <text:p text:style-name="P108">Some of the algorithms used are detailed in this section. As the software is open source, a complete description of the code can be found in the code itself. Where more detailed explanations are required, it may be found in this section.</text:p>
      <text:h text:style-name="P264" text:outline-level="2">Geometrical Image Transformation</text:h>
      <text:p text:style-name="P125">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25">AIRDAS uses both the forward and reverse transforms depending on the circumstances.</text:p>
      <text:h text:style-name="P226" text:outline-level="3">Translate/Rotate/Scale (TRS)</text:h>
      <text:p text:style-name="P125">This algorithm is used when an images need to be aligned. There is a forward and reverse algorithm for the TRS algorithm.</text:p>
      <text:h text:style-name="P247" text:outline-level="4">Forward Algorithm</text:h>
      <text:p text:style-name="P127">The forward algorithm converts a point on the original image to a point on the aligned image.</text:p>
      <text:p text:style-name="P126"><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248" text:outline-level="4"><text:soft-page-break/>Reverse Algorithm</text:h>
      <text:p text:style-name="P128"><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82190412" text:style-name="L21">
        <text:list-item>
          <text:p text:style-name="P201">The approximate centre of the plate;</text:p>
        </text:list-item>
        <text:list-item>
          <text:p text:style-name="P201">At least three identified stars having the following:</text:p>
        </text:list-item>
      </text:list>
      <text:list xml:id="list4164362914" text:style-name="L22">
        <text:list-item>
          <text:p text:style-name="P202">Catalogue coordinates (<text:span text:style-name="T1">α</text:span><text:span text:style-name="T2">, </text:span><text:span text:style-name="T1">δ</text:span><text:span text:style-name="T2">)</text:span></text:p>
        </text:list-item>
        <text:list-item>
          <text:p text:style-name="P203">Measured coordinates (x, y)</text:p>
        </text:list-item>
      </text:list>
      <text:p text:style-name="Text_20_body">The following steps are then followed:</text:p>
      <text:list xml:id="list3588248218" text:style-name="L23">
        <text:list-item>
          <text:p text:style-name="P205">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80526281285670" text:continue-numbering="true" text:style-name="L23">
        <text:list-item>
          <text:p text:style-name="P204">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text:soft-page-break/><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65" text:outline-level="2">Statistics</text:h>
      <text:p text:style-name="P105">The statistics function used are multi-threaded as much as possible due to the large number of data points present in an image. The MCL library presents a number of multi-threaded statistics functions.</text:p>
      <text:p text:style-name="P109">The variables below are used in the discussion of the statistical functions.</text:p>
      <text:p text:style-name="P105"><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31" text:outline-level="3">Mean –<text:span text:style-name="T37"> MCL::mean(...)</text:span></text:h>
      <text:p text:style-name="P165">The arithmetic mean is used for calculating the mean.</text:p>
      <text:p text:style-name="P170"><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66">The algorithm for calculating the mean can be found in the file “MCL/Include/Statistics/mean.hpp”.</text:p>
      <text:h text:style-name="P231" text:outline-level="3">Median</text:h>
      <text:h text:style-name="P231" text:outline-level="3">Min/Max</text:h>
      <text:h text:style-name="P231" text:outline-level="3">Standard Deviation –<text:span text:style-name="T37"> MCL::stdev(...)</text:span></text:h>
      <text:p text:style-name="P167">The standard deviation is calculated from the square root of the variances.</text:p>
      <text:p text:style-name="P168"><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69">The algorithm for standard deviation can be found in the file “MCL/Include/Statistics/stdev.hpp”.</text:p>
      <text:h text:style-name="P231" text:outline-level="3">Variance –<text:span text:style-name="T37"> MCL::variance(...)</text:span></text:h>
      <text:p text:style-name="P90"><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91">The variance procedure uses two algorithms. One to calculate the variances of each subset, and the second to calculate the variance of the combined subsets.</text:p>
      <text:p text:style-name="P106"><text:span text:style-name="T4">The Knuth and Welford algorithm is used to calculate the data for each subset. The Chan et al. a</text:span><text:span text:style-name="T5">lgorithm</text:span><text:span text:style-name="T4"> is used to calculate the variance of the subset data.</text:span></text:p>
      <text:p text:style-name="P107"><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67" text:outline-level="2"><text:soft-page-break/>Determining the FWHM</text:h>
      <text:p text:style-name="P92">The FWHM is determined by fitting a 2D Gaussian curve to the star image.</text:p>
      <text:p text:style-name="P92">The equation to be fitted is:</text:p>
      <text:p text:style-name="P93"><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10"><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94">Due to the effect of the long-tails that leads to poor accuracy, the curve is only fitted to the middle part of the data. This is done to improve accuracy.</text:p>
      <text:p text:style-name="P94">Once the data has been <text:span text:style-name="T38">non-linear-</text:span>least-squares fitted, then the FWHM value can be calculated. </text:p>
      <text:p text:style-name="P100">The Dlib function to solve non-linear least squares is used to calculate the four parameters. The FWHM is then calculated from:</text:p>
      <text:p text:style-name="P95"><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6">The absolute value is used as there will be two valid solutions, one with w positive and one with w negative. By taking the absolute value, this is corrected.</text:p>
      <text:p text:style-name="Standard"/>
      <text:h text:style-name="P236" text:outline-level="1">Recommended Reading</text:h>
      <text:p text:style-name="P132">The following books are recommended reading to understand how the various algorithms work. They can also give more details on the how-to of image analysis.</text:p>
      <text:h text:style-name="Heading_20_2" text:outline-level="2">Books</text:h>
      <text:list xml:id="list3103505251" text:style-name="L24">
        <text:list-item>
          <text:p text:style-name="P206">Explanatory Supplement to the Astronomical Almanac, </text:p>
        </text:list-item>
        <text:list-item>
          <text:p text:style-name="P206">Definition of the flexible image transport system (FITS). FITS Standard Version 3.0 2008 July 10</text:p>
        </text:list-item>
        <text:list-item>
          <text:p text:style-name="P206">The Handbook of Astronomical Image Processing</text:p>
        </text:list-item>
      </text:list>
      <text:h text:style-name="P237" text:outline-level="1" text:is-list-header="true"/>
      <text:h text:style-name="P238" text:outline-level="1">GNU Free Documentation License</text:h>
      <text:p text:style-name="P175">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20">0. PREAMBLE</text:p>
      <text:p text:style-name="P121">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21">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20">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text:soft-page-break/>Cover Texts, in the notice that says that the Document is released under this License. A Front-Cover Text may</text:p>
      <text:p text:style-name="Text_20_body">be at most 5 words, and a Back-Cover Text may be at most 25 words. </text:p>
      <text:p text:style-name="P12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21">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1">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21">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20">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120">3. COPYING IN QUANTITY</text:p>
      <text:p text:style-name="Text_20_body"><text:soft-page-break/>If you publish printed copies (or copies in media that commonly have printed covers) of the Document, numbering more than 100, and the Document's license notice requires Cover Texts, you must enclose the</text:p>
      <text:p text:style-name="P121">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21">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2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21">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20">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5">t</text:span>erms of this License, in the form shown in the Addendum below.</text:p>
      <text:p text:style-name="Text_20_body"><text:soft-page-break/>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5">p</text:span>ublisher of the Modified Version as given on the Title Page. If there is no section Entitled "History" in the Document, create one <text:span text:style-name="T55">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20">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text:soft-page-break/>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20">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20">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20">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20"><text:soft-page-break/>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20">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20">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ext:soft-page-break/>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9-02T08:05:25.770837333</dc:date>
    <meta:editing-duration>P19DT12H10M5S</meta:editing-duration>
    <meta:editing-cycles>474</meta:editing-cycles>
    <meta:generator>LibreOffice/6.0.3.2$Linux_X86_64 LibreOffice_project/00m0$Build-2</meta:generator>
    <meta:document-statistic meta:table-count="36" meta:image-count="0" meta:object-count="15" meta:page-count="51" meta:paragraph-count="1569" meta:word-count="15951" meta:character-count="97914" meta:non-whitespace-character-count="83598"/>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